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0.3728in"/>
    </style:style>
    <style:style style:name="co19" style:family="table-column">
      <style:table-column-properties fo:break-before="auto" style:column-width="0.9634in"/>
    </style:style>
    <style:style style:name="co20" style:family="table-column">
      <style:table-column-properties fo:break-before="auto" style:column-width="0.6244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4909in"/>
    </style:style>
    <style:style style:name="co23" style:family="table-column">
      <style:table-column-properties fo:break-before="auto" style:column-width="0.478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209in" fo:break-before="auto" style:use-optimal-row-height="true"/>
    </style:style>
    <style:style style:name="ro6" style:family="table-row">
      <style:table-row-properties style:row-height="0.4146in" fo:break-before="auto" style:use-optimal-row-height="true"/>
    </style:style>
    <style:style style:name="ro7" style:family="table-row">
      <style:table-row-properties style:row-height="0.5799in" fo:break-before="auto" style:use-optimal-row-height="true"/>
    </style:style>
    <style:style style:name="ro8" style:family="table-row">
      <style:table-row-properties style:row-height="0.2728in" fo:break-before="auto" style:use-optimal-row-height="true"/>
    </style:style>
    <style:style style:name="ro9" style:family="table-row">
      <style:table-row-properties style:row-height="0.8701in" fo:break-before="auto" style:use-optimal-row-height="true"/>
    </style:style>
    <style:style style:name="ro10" style:family="table-row">
      <style:table-row-properties style:row-height="0.2484in" fo:break-before="auto" style:use-optimal-row-height="true"/>
    </style:style>
    <style:style style:name="ro11" style:family="table-row">
      <style:table-row-properties style:row-height="0.9118in" fo:break-before="auto" style:use-optimal-row-height="true"/>
    </style:style>
    <style:style style:name="ro12" style:family="table-row">
      <style:table-row-properties style:row-height="1.078in" fo:break-before="auto" style:use-optimal-row-height="true"/>
    </style:style>
    <style:style style:name="ro13" style:family="table-row">
      <style:table-row-properties style:row-height="0.1783in" fo:break-before="auto" style:use-optimal-row-height="false"/>
    </style:style>
    <style:style style:name="ro14" style:family="table-row">
      <style:table-row-properties style:row-height="0.2366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29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1" style:family="table-cell" style:parent-style-name="Default">
      <style:table-cell-properties fo:padding="0.028in"/>
    </style:style>
    <style:style style:name="ce42" style:family="table-cell" style:parent-style-name="Default">
      <style:table-cell-properties fo:border="0.0008in solid #000000"/>
    </style:style>
    <style:style style:name="ce43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6.G10"/>
    </style:style>
    <style:style style:name="ce4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6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48" style:family="table-cell" style:parent-style-name="Default">
      <style:table-cell-properties fo:padding="0.028in"/>
      <style:text-properties fo:font-size="10pt" style:font-size-asian="10pt" style:font-size-complex="10pt"/>
    </style:style>
    <style:style style:name="ce49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5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51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2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able-cell-properties fo:wrap-option="wrap" fo:border="0.0008in solid #000000"/>
    </style:style>
    <style:style style:name="ce54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56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5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6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62" style:family="table-cell" style:parent-style-name="Default">
      <style:map style:condition="cell-content()=&quot;Sun&quot;" style:apply-style-name="Không_20_tên4" style:base-cell-address="'Cover Page'.AH1"/>
    </style:style>
    <style:style style:name="ce6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6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6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8" style:family="table-cell" style:parent-style-name="Default" style:data-style-name="N0"/>
    <style:style style:name="ce6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0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71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7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7" style:family="table-cell" style:parent-style-name="Default">
      <style:map style:condition="cell-content()=&quot;Sun&quot;" style:apply-style-name="Không_20_tên4" style:base-cell-address="'Cover Page'.AH1"/>
    </style:style>
    <style:style style:name="ce7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8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0" style:family="table-cell" style:parent-style-name="Default">
      <style:map style:condition="cell-content()=&quot;Sun&quot;" style:apply-style-name="Không_20_tên4" style:base-cell-address="'Cover Page'.AH1"/>
    </style:style>
    <style:style style:name="ce91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9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3" style:family="table-cell" style:parent-style-name="Default">
      <style:map style:condition="cell-content()=&quot;Sun&quot;" style:apply-style-name="Không_20_tên4" style:base-cell-address="'Cover Page'.AH1"/>
    </style:style>
    <style:style style:name="ce104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Arial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Arial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6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am Do-Thi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4">
            <text:p>0.4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28" table:number-columns-repeated="1014"/>
          <table:table-cell table:style-name="ce29" table:number-columns-repeated="4"/>
        </table:table-row>
        <table:table-row table:style-name="ro2">
          <table:table-cell table:style-name="ce25" office:value-type="float" office:value="0.1">
            <text:p>0.1</text:p>
          </table:table-cell>
          <table:table-cell table:style-name="ce26" office:value-type="string">
            <text:p>Initiate and add conten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01">
            <text:p>January 01, 2016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2">
            <text:p>0.2</text:p>
          </table:table-cell>
          <table:table-cell table:style-name="ce26" office:value-type="string">
            <text:p>Updates:</text:p>
            <text:p>- Remove ThanhBTN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11">
            <text:p>January 11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3">
            <text:p>0.3</text:p>
          </table:table-cell>
          <table:table-cell table:style-name="ce26" office:value-type="string">
            <text:p>Updates:</text:p>
            <text:p>- Remove MaiDTP</text:p>
            <text:p>- Remove KhoiNLD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29">
            <text:p>January 29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4">
            <text:p>0.4</text:p>
          </table:table-cell>
          <table:table-cell table:style-name="ce26" office:value-type="string">
            <text:p>Updates:</text:p>
            <text:p>- Remove AnBD</text:p>
            <text:p>- Add DuyenLT, TienND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2-26">
            <text:p>February 26, 2016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8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54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6" table:style-name="ta3" table:print="false">
        <office:forms form:automatic-focus="false" form:apply-design-mode="false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ce29"/>
        <table:table-column table:style-name="co7" table:default-cell-style-name="ce6"/>
        <table:table-column table:style-name="co7" table:number-columns-repeated="4" table:default-cell-style-name="Default"/>
        <table:table-column table:style-name="co17" table:default-cell-style-name="Default"/>
        <table:table-row table:style-name="ro8">
          <table:table-cell table:style-name="ce38" office:value-type="string">
            <text:p>Tổng hợp ngày nghỉ 2016</text:p>
          </table:table-cell>
          <table:table-cell table:style-name="ce41" table:number-columns-repeated="5"/>
          <table:table-cell table:style-name="ce48"/>
          <table:table-cell table:style-name="ce51"/>
          <table:table-cell table:style-name="ce41" table:number-columns-repeated="5"/>
        </table:table-row>
        <table:table-row table:style-name="ro8" table:number-rows-repeated="4">
          <table:table-cell table:style-name="ce38"/>
          <table:table-cell table:style-name="ce41" table:number-columns-repeated="5"/>
          <table:table-cell table:style-name="ce48"/>
          <table:table-cell table:style-name="ce51"/>
          <table:table-cell table:style-name="ce41" table:number-columns-repeated="5"/>
        </table:table-row>
        <table:table-row table:style-name="ro9">
          <table:table-cell table:style-name="ce39" office:value-type="string">
            <text:p>No.</text:p>
          </table:table-cell>
          <table:table-cell table:style-name="ce39" office:value-type="string">
            <text:p>Name</text:p>
          </table:table-cell>
          <table:table-cell table:style-name="ce44" office:value-type="string">
            <office:annotation draw:style-name="gr1" draw:text-style-name="P1" svg:width="3.4126in" svg:height="1.3232in" svg:x="3.1705in" svg:y="0.4614in" draw:caption-point-x="-0.7689in" draw:caption-point-y="0.9024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5</text:p>
          </table:table-cell>
          <table:table-cell table:style-name="ce44" office:value-type="string">
            <office:annotation draw:style-name="gr2" draw:text-style-name="P1" svg:width="1.1413in" svg:height="0.5457in" svg:x="3.6827in" svg:y="0.7591in" draw:caption-point-x="-0.2402in" draw:caption-point-y="0.6047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6</text:p>
          </table:table-cell>
          <table:table-cell table:style-name="ce44" office:value-type="string">
            <text:p>Working To</text:p>
          </table:table-cell>
          <table:table-cell table:style-name="ce44" office:value-type="string">
            <office:annotation draw:style-name="gr3" draw:text-style-name="P1" svg:width="1.1413in" svg:height="0.7012in" svg:x="5.6634in" svg:y="0.7591in" draw:caption-point-x="-0.2622in" draw:caption-point-y="0.6047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6</text:p>
          </table:table-cell>
          <table:table-cell table:style-name="ce44" office:value-type="string">
            <office:annotation draw:style-name="gr2" draw:text-style-name="P1" svg:width="1.1413in" svg:height="0.5457in" svg:x="6.5303in" svg:y="0.7591in" draw:caption-point-x="-0.2402in" draw:caption-point-y="0.6047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2" office:value-type="string">
            <office:annotation draw:style-name="gr4" draw:text-style-name="P1" svg:width="1.1413in" svg:height="0.3902in" svg:x="7.4197in" svg:y="0.7591in" draw:caption-point-x="-0.2402in" draw:caption-point-y="0.6047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4" office:value-type="string">
            <text:p>Remaining Leave Days</text:p>
          </table:table-cell>
          <table:table-cell table:style-name="ce44" office:value-type="string">
            <text:p>Extended Leave Days</text:p>
          </table:table-cell>
          <table:table-cell table:style-name="ce44" office:value-type="string">
            <text:p>Leave Days Already Subtracted From Salary</text:p>
          </table:table-cell>
          <table:table-cell table:style-name="ce44" office:value-type="string">
            <office:annotation office:display="true" draw:style-name="gr5" draw:text-style-name="P1" svg:width="1.9224in" svg:height="1.4787in" svg:x="12.1839in" svg:y="0.6906in" draw:caption-point-x="-1.4484in" draw:caption-point-y="0.6728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39" office:value-type="string">
            <text:p>Notes</text:p>
          </table:table-cell>
        </table:table-row>
        <table:table-row table:style-name="ro10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7]);DATE(YEAR([.D7]);12;31);NOW())" office:value-type="date" office:date-value="2016-04-12T15:05:50.43">
            <text:p>04/12/16</text:p>
          </table:table-cell>
          <table:table-cell table:style-name="ce47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3">
            <text:p>3</text:p>
          </table:table-cell>
          <table:table-cell table:style-name="ce49" table:formula="of:=SUMPRODUCT([Thong_Tin_Ngay_Nghi_201601.$B$3:.$B$42]=[.$B7];[Thong_Tin_Ngay_Nghi_201601.$C$3:.$C$42])+SUMPRODUCT([Thong_Tin_Ngay_Nghi_201602.$B$3:.$B$43]=[.$B7];[Thong_Tin_Ngay_Nghi_201602.$C$3:.$C$43]) + SUMPRODUCT([Thong_Tin_Ngay_Nghi_201603.$B$3:.$B$46]=[.$B7];[Thong_Tin_Ngay_Nghi_201603.$C$3:.$C$46])" office:value-type="float" office:value="3">
            <text:p>3</text:p>
          </table:table-cell>
          <table:table-cell table:style-name="ce49" table:formula="of:=SUMPRODUCT([Thong_Tin_Ngay_Nghi_201601.$B$3:.$B$42]=[.$B7];[Thong_Tin_Ngay_Nghi_201601.$C$3:.$C$42])+SUMPRODUCT([Thong_Tin_Ngay_Nghi_201602.$B$3:.$B$43]=[.$B7];[Thong_Tin_Ngay_Nghi_201602.$C$3:.$C$43]) + SUMPRODUCT([Thong_Tin_Ngay_Nghi_201603.$B$3:.$B$46]=[.$B7];[Thong_Tin_Ngay_Nghi_201603.$C$3:.$C$46]) + SUMPRODUCT([Thong_Tin_Ngay_Nghi_201604.$B$3:.$B$47]=[.$B7];[Thong_Tin_Ngay_Nghi_201604.$C$3:.$C$47])" office:value-type="float" office:value="3">
            <text:p>3</text:p>
          </table:table-cell>
          <table:table-cell table:style-name="ce45" table:formula="of:=IF(DATE(YEAR([.E7]);MONTH([.E7]);DAY([.E7]))&lt;=DATE(YEAR([.E7]);3;31); [.C7]-[.G7] + [.F7]; IF([.G7]-[.C7]&lt;0;[.G7] + [.F7] -[.H7];[.F7]+[.C7]-[.H7]))" office:value-type="float" office:value="0">
            <text:p>0</text:p>
          </table:table-cell>
          <table:table-cell table:number-columns-repeated="2" table:style-name="ce45"/>
          <table:table-cell table:style-name="ce45" table:formula="of:=[.I7]+[.K7] +[.J7]" office:value-type="float" office:value="0">
            <text:p>0</text:p>
          </table:table-cell>
          <table:table-cell table:style-name="ce53"/>
        </table:table-row>
        <table:table-row table:style-name="ro10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45" office:value-type="float" office:value="6.5">
            <text:p>6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8]);DATE(YEAR([.D8]);12;31);NOW())" office:value-type="date" office:date-value="2016-04-12T15:05:50.44">
            <text:p>04/12/16</text:p>
          </table:table-cell>
          <table:table-cell table:style-name="ce47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3">
            <text:p>3</text:p>
          </table:table-cell>
          <table:table-cell table:style-name="ce50" table:formula="of:=SUMPRODUCT([Thong_Tin_Ngay_Nghi_201601.$B$3:.$B$42]=[.$B8];[Thong_Tin_Ngay_Nghi_201601.$C$3:.$C$42])+SUMPRODUCT([Thong_Tin_Ngay_Nghi_201602.$B$3:.$B$43]=[.$B8];[Thong_Tin_Ngay_Nghi_201602.$C$3:.$C$43]) + SUMPRODUCT([Thong_Tin_Ngay_Nghi_201603.$B$3:.$B$46]=[.$B8];[Thong_Tin_Ngay_Nghi_201603.$C$3:.$C$46])" office:value-type="float" office:value="2.5">
            <text:p>2.5</text:p>
          </table:table-cell>
          <table:table-cell table:style-name="ce50" table:formula="of:=SUMPRODUCT([Thong_Tin_Ngay_Nghi_201601.$B$3:.$B$42]=[.$B8];[Thong_Tin_Ngay_Nghi_201601.$C$3:.$C$42])+SUMPRODUCT([Thong_Tin_Ngay_Nghi_201602.$B$3:.$B$43]=[.$B8];[Thong_Tin_Ngay_Nghi_201602.$C$3:.$C$43]) + SUMPRODUCT([Thong_Tin_Ngay_Nghi_201603.$B$3:.$B$46]=[.$B8];[Thong_Tin_Ngay_Nghi_201603.$C$3:.$C$46]) + SUMPRODUCT([Thong_Tin_Ngay_Nghi_201604.$B$3:.$B$47]=[.$B8];[Thong_Tin_Ngay_Nghi_201604.$C$3:.$C$47])" office:value-type="float" office:value="3">
            <text:p>3</text:p>
          </table:table-cell>
          <table:table-cell table:style-name="ce45" table:formula="of:=IF(DATE(YEAR([.E8]);MONTH([.E8]);DAY([.E8]))&lt;=DATE(YEAR([.E8]);3;31); [.C8]-[.G8] + [.F8]; IF([.G8]-[.C8]&lt;0;[.G8] + [.F8] -[.H8];[.F8]+[.C8]-[.H8]))" office:value-type="float" office:value="2.5">
            <text:p>2.5</text:p>
          </table:table-cell>
          <table:table-cell table:number-columns-repeated="2" table:style-name="ce45"/>
          <table:table-cell table:style-name="ce45" table:formula="of:=[.I8]+[.K8] +[.J8]" office:value-type="float" office:value="2.5">
            <text:p>2.5</text:p>
          </table:table-cell>
          <table:table-cell table:style-name="ce53"/>
        </table:table-row>
        <table:table-row table:style-name="ro10">
          <table:table-cell table:style-name="ce40" office:value-type="float" office:value="3">
            <text:p>3</text:p>
          </table:table-cell>
          <table:table-cell table:style-name="ce42" office:value-type="string">
            <text:p>ChanNT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12">
            <text:p>01/12/16</text:p>
          </table:table-cell>
          <table:table-cell table:style-name="ce46" table:formula="of:=IF(YEAR(NOW())&gt;YEAR([.D9]);DATE(YEAR([.D9]);12;31);NOW())" office:value-type="date" office:date-value="2016-04-12T15:05:50.44">
            <text:p>04/12/16</text:p>
          </table:table-cell>
          <table:table-cell table:style-name="ce47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3">
            <text:p>3</text:p>
          </table:table-cell>
          <table:table-cell table:style-name="ce50" table:formula="of:=SUMPRODUCT([Thong_Tin_Ngay_Nghi_201601.$B$3:.$B$42]=[.$B9];[Thong_Tin_Ngay_Nghi_201601.$C$3:.$C$42])+SUMPRODUCT([Thong_Tin_Ngay_Nghi_201602.$B$3:.$B$43]=[.$B9];[Thong_Tin_Ngay_Nghi_201602.$C$3:.$C$43]) + SUMPRODUCT([Thong_Tin_Ngay_Nghi_201603.$B$3:.$B$46]=[.$B9];[Thong_Tin_Ngay_Nghi_201603.$C$3:.$C$46])" office:value-type="float" office:value="1">
            <text:p>1</text:p>
          </table:table-cell>
          <table:table-cell table:style-name="ce50" table:formula="of:=SUMPRODUCT([Thong_Tin_Ngay_Nghi_201601.$B$3:.$B$42]=[.$B9];[Thong_Tin_Ngay_Nghi_201601.$C$3:.$C$42])+SUMPRODUCT([Thong_Tin_Ngay_Nghi_201602.$B$3:.$B$43]=[.$B9];[Thong_Tin_Ngay_Nghi_201602.$C$3:.$C$43]) + SUMPRODUCT([Thong_Tin_Ngay_Nghi_201603.$B$3:.$B$46]=[.$B9];[Thong_Tin_Ngay_Nghi_201603.$C$3:.$C$46]) + SUMPRODUCT([Thong_Tin_Ngay_Nghi_201604.$B$3:.$B$47]=[.$B9];[Thong_Tin_Ngay_Nghi_201604.$C$3:.$C$47])" office:value-type="float" office:value="1">
            <text:p>1</text:p>
          </table:table-cell>
          <table:table-cell table:style-name="ce45" table:formula="of:=IF(DATE(YEAR([.E9]);MONTH([.E9]);DAY([.E9]))&lt;=DATE(YEAR([.E9]);3;31); [.C9]-[.G9] + [.F9]; IF([.G9]-[.C9]&lt;0;[.G9] + [.F9] -[.H9];[.F9]+[.C9]-[.H9]))" office:value-type="float" office:value="2">
            <text:p>2</text:p>
          </table:table-cell>
          <table:table-cell table:number-columns-repeated="2" table:style-name="ce45"/>
          <table:table-cell table:style-name="ce45" table:formula="of:=[.I9]+[.K9] +[.J9]" office:value-type="float" office:value="2">
            <text:p>2</text:p>
          </table:table-cell>
          <table:table-cell table:style-name="ce53"/>
        </table:table-row>
        <table:table-row table:style-name="ro10">
          <table:table-cell table:style-name="ce40" office:value-type="float" office:value="4">
            <text:p>4</text:p>
          </table:table-cell>
          <table:table-cell table:style-name="ce42" office:value-type="string">
            <text:p>CuongNH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0]);DATE(YEAR([.D10]);12;31);NOW())" office:value-type="date" office:date-value="2016-04-12T15:05:50.44">
            <text:p>04/12/16</text:p>
          </table:table-cell>
          <table:table-cell table:style-name="ce47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3">
            <text:p>3</text:p>
          </table:table-cell>
          <table:table-cell table:style-name="ce50" table:formula="of:=SUMPRODUCT([Thong_Tin_Ngay_Nghi_201601.$B$3:.$B$42]=[.$B10];[Thong_Tin_Ngay_Nghi_201601.$C$3:.$C$42])+SUMPRODUCT([Thong_Tin_Ngay_Nghi_201602.$B$3:.$B$43]=[.$B10];[Thong_Tin_Ngay_Nghi_201602.$C$3:.$C$43]) + SUMPRODUCT([Thong_Tin_Ngay_Nghi_201603.$B$3:.$B$46]=[.$B10];[Thong_Tin_Ngay_Nghi_201603.$C$3:.$C$46])" office:value-type="float" office:value="3">
            <text:p>3</text:p>
          </table:table-cell>
          <table:table-cell table:style-name="ce50" table:formula="of:=SUMPRODUCT([Thong_Tin_Ngay_Nghi_201601.$B$3:.$B$42]=[.$B10];[Thong_Tin_Ngay_Nghi_201601.$C$3:.$C$42])+SUMPRODUCT([Thong_Tin_Ngay_Nghi_201602.$B$3:.$B$43]=[.$B10];[Thong_Tin_Ngay_Nghi_201602.$C$3:.$C$43]) + SUMPRODUCT([Thong_Tin_Ngay_Nghi_201603.$B$3:.$B$46]=[.$B10];[Thong_Tin_Ngay_Nghi_201603.$C$3:.$C$46]) + SUMPRODUCT([Thong_Tin_Ngay_Nghi_201604.$B$3:.$B$47]=[.$B10];[Thong_Tin_Ngay_Nghi_201604.$C$3:.$C$47])" office:value-type="float" office:value="3">
            <text:p>3</text:p>
          </table:table-cell>
          <table:table-cell table:style-name="ce45" table:formula="of:=IF(DATE(YEAR([.E10]);MONTH([.E10]);DAY([.E10]))&lt;=DATE(YEAR([.E10]);3;31); [.C10]-[.G10] + [.F10]; IF([.G10]-[.C10]&lt;0;[.G10] + [.F10] -[.H10];[.F10]+[.C10]-[.H10]))" office:value-type="float" office:value="2">
            <text:p>2</text:p>
          </table:table-cell>
          <table:table-cell table:number-columns-repeated="2" table:style-name="ce45"/>
          <table:table-cell table:style-name="ce45" table:formula="of:=[.I10]+[.K10] +[.J10]" office:value-type="float" office:value="2">
            <text:p>2</text:p>
          </table:table-cell>
          <table:table-cell table:style-name="ce53"/>
        </table:table-row>
        <table:table-row table:style-name="ro10">
          <table:table-cell table:style-name="ce40" office:value-type="float" office:value="5">
            <text:p>5</text:p>
          </table:table-cell>
          <table:table-cell table:style-name="ce42" office:value-type="string">
            <text:p>DuongDN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1]);DATE(YEAR([.D11]);12;31);NOW())" office:value-type="date" office:date-value="2016-04-12T15:05:50.44">
            <text:p>04/12/16</text:p>
          </table:table-cell>
          <table:table-cell table:style-name="ce47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3">
            <text:p>3</text:p>
          </table:table-cell>
          <table:table-cell table:style-name="ce50" table:formula="of:=SUMPRODUCT([Thong_Tin_Ngay_Nghi_201601.$B$3:.$B$42]=[.$B11];[Thong_Tin_Ngay_Nghi_201601.$C$3:.$C$42])+SUMPRODUCT([Thong_Tin_Ngay_Nghi_201602.$B$3:.$B$43]=[.$B11];[Thong_Tin_Ngay_Nghi_201602.$C$3:.$C$43]) + SUMPRODUCT([Thong_Tin_Ngay_Nghi_201603.$B$3:.$B$46]=[.$B11];[Thong_Tin_Ngay_Nghi_201603.$C$3:.$C$46])" office:value-type="float" office:value="3.5">
            <text:p>3.5</text:p>
          </table:table-cell>
          <table:table-cell table:style-name="ce50" table:formula="of:=SUMPRODUCT([Thong_Tin_Ngay_Nghi_201601.$B$3:.$B$42]=[.$B11];[Thong_Tin_Ngay_Nghi_201601.$C$3:.$C$42])+SUMPRODUCT([Thong_Tin_Ngay_Nghi_201602.$B$3:.$B$43]=[.$B11];[Thong_Tin_Ngay_Nghi_201602.$C$3:.$C$43]) + SUMPRODUCT([Thong_Tin_Ngay_Nghi_201603.$B$3:.$B$46]=[.$B11];[Thong_Tin_Ngay_Nghi_201603.$C$3:.$C$46]) + SUMPRODUCT([Thong_Tin_Ngay_Nghi_201604.$B$3:.$B$47]=[.$B11];[Thong_Tin_Ngay_Nghi_201604.$C$3:.$C$47])" office:value-type="float" office:value="4">
            <text:p>4</text:p>
          </table:table-cell>
          <table:table-cell table:style-name="ce45" table:formula="of:=IF(DATE(YEAR([.E11]);MONTH([.E11]);DAY([.E11]))&lt;=DATE(YEAR([.E11]);3;31); [.C11]-[.G11] + [.F11]; IF([.G11]-[.C11]&lt;0;[.G11] + [.F11] -[.H11];[.F11]+[.C11]-[.H11]))" office:value-type="float" office:value="-1">
            <text:p>-1</text:p>
          </table:table-cell>
          <table:table-cell table:number-columns-repeated="2" table:style-name="ce45"/>
          <table:table-cell table:style-name="ce45" table:formula="of:=[.I11]+[.K11] +[.J11]" office:value-type="float" office:value="-1">
            <text:p>-1</text:p>
          </table:table-cell>
          <table:table-cell table:style-name="ce53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NM</text:p>
          </table:table-cell>
          <table:table-cell table:style-name="ce45" office:value-type="float" office:value="7.5">
            <text:p>7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2]);DATE(YEAR([.D12]);12;31);NOW())" office:value-type="date" office:date-value="2016-04-12T15:05:50.44">
            <text:p>04/12/16</text:p>
          </table:table-cell>
          <table:table-cell table:style-name="ce47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3">
            <text:p>3</text:p>
          </table:table-cell>
          <table:table-cell table:style-name="ce50" table:formula="of:=SUMPRODUCT([Thong_Tin_Ngay_Nghi_201601.$B$3:.$B$42]=[.$B12];[Thong_Tin_Ngay_Nghi_201601.$C$3:.$C$42])+SUMPRODUCT([Thong_Tin_Ngay_Nghi_201602.$B$3:.$B$43]=[.$B12];[Thong_Tin_Ngay_Nghi_201602.$C$3:.$C$43]) + SUMPRODUCT([Thong_Tin_Ngay_Nghi_201603.$B$3:.$B$46]=[.$B12];[Thong_Tin_Ngay_Nghi_201603.$C$3:.$C$46])" office:value-type="float" office:value="5">
            <text:p>5</text:p>
          </table:table-cell>
          <table:table-cell table:style-name="ce50" table:formula="of:=SUMPRODUCT([Thong_Tin_Ngay_Nghi_201601.$B$3:.$B$42]=[.$B12];[Thong_Tin_Ngay_Nghi_201601.$C$3:.$C$42])+SUMPRODUCT([Thong_Tin_Ngay_Nghi_201602.$B$3:.$B$43]=[.$B12];[Thong_Tin_Ngay_Nghi_201602.$C$3:.$C$43]) + SUMPRODUCT([Thong_Tin_Ngay_Nghi_201603.$B$3:.$B$46]=[.$B12];[Thong_Tin_Ngay_Nghi_201603.$C$3:.$C$46]) + SUMPRODUCT([Thong_Tin_Ngay_Nghi_201604.$B$3:.$B$47]=[.$B12];[Thong_Tin_Ngay_Nghi_201604.$C$3:.$C$47])" office:value-type="float" office:value="5.5">
            <text:p>5.5</text:p>
          </table:table-cell>
          <table:table-cell table:style-name="ce45" table:formula="of:=IF(DATE(YEAR([.E12]);MONTH([.E12]);DAY([.E12]))&lt;=DATE(YEAR([.E12]);3;31); [.C12]-[.G12] + [.F12]; IF([.G12]-[.C12]&lt;0;[.G12] + [.F12] -[.H12];[.F12]+[.C12]-[.H12]))" office:value-type="float" office:value="2.5">
            <text:p>2.5</text:p>
          </table:table-cell>
          <table:table-cell table:style-name="ce45" office:value-type="float" office:value="2">
            <text:p>2</text:p>
          </table:table-cell>
          <table:table-cell table:style-name="ce45"/>
          <table:table-cell table:style-name="ce45" table:formula="of:=[.I12]+[.K12] +[.J12]" office:value-type="float" office:value="4.5">
            <text:p>4.5</text:p>
          </table:table-cell>
          <table:table-cell table:style-name="ce53" office:value-type="string">
            <text:p>- Extend 2 ngày phép của năm 2015 tới ngày 31/5/2016</text:p>
          </table:table-cell>
        </table:table-row>
        <table:table-row table:style-name="ro10">
          <table:table-cell table:style-name="ce40" office:value-type="float" office:value="7">
            <text:p>7</text:p>
          </table:table-cell>
          <table:table-cell table:style-name="ce42" office:value-type="string">
            <text:p>DuyenL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2-29">
            <text:p>02/29/16</text:p>
          </table:table-cell>
          <table:table-cell table:style-name="ce46" table:formula="of:=IF(YEAR(NOW())&gt;YEAR([.D13]);DATE(YEAR([.D13]);12;31);NOW())" office:value-type="date" office:date-value="2016-04-12T15:05:50.44">
            <text:p>04/12/16</text:p>
          </table:table-cell>
          <table:table-cell table:style-name="ce47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1">
            <text:p>1</text:p>
          </table:table-cell>
          <table:table-cell table:style-name="ce50" table:formula="of:=SUMPRODUCT([Thong_Tin_Ngay_Nghi_201601.$B$3:.$B$42]=[.$B13];[Thong_Tin_Ngay_Nghi_201601.$C$3:.$C$42])+SUMPRODUCT([Thong_Tin_Ngay_Nghi_201602.$B$3:.$B$43]=[.$B13];[Thong_Tin_Ngay_Nghi_201602.$C$3:.$C$43]) + SUMPRODUCT([Thong_Tin_Ngay_Nghi_201603.$B$3:.$B$46]=[.$B13];[Thong_Tin_Ngay_Nghi_201603.$C$3:.$C$46])" office:value-type="float" office:value="0">
            <text:p>0</text:p>
          </table:table-cell>
          <table:table-cell table:style-name="ce50" table:formula="of:=SUMPRODUCT([Thong_Tin_Ngay_Nghi_201601.$B$3:.$B$42]=[.$B13];[Thong_Tin_Ngay_Nghi_201601.$C$3:.$C$42])+SUMPRODUCT([Thong_Tin_Ngay_Nghi_201602.$B$3:.$B$43]=[.$B13];[Thong_Tin_Ngay_Nghi_201602.$C$3:.$C$43]) + SUMPRODUCT([Thong_Tin_Ngay_Nghi_201603.$B$3:.$B$46]=[.$B13];[Thong_Tin_Ngay_Nghi_201603.$C$3:.$C$46]) + SUMPRODUCT([Thong_Tin_Ngay_Nghi_201604.$B$3:.$B$47]=[.$B13];[Thong_Tin_Ngay_Nghi_201604.$C$3:.$C$47])" office:value-type="float" office:value="0.5">
            <text:p>0.5</text:p>
          </table:table-cell>
          <table:table-cell table:style-name="ce45" table:formula="of:=IF(DATE(YEAR([.E13]);MONTH([.E13]);DAY([.E13]))&lt;=DATE(YEAR([.E13]);3;31); [.C13]-[.G13] + [.F13]; IF([.G13]-[.C13]&lt;0;[.G13] + [.F13] -[.H13];[.F13]+[.C13]-[.H13]))" office:value-type="float" office:value="0.5">
            <text:p>0.5</text:p>
          </table:table-cell>
          <table:table-cell table:number-columns-repeated="2" table:style-name="ce45"/>
          <table:table-cell table:style-name="ce45" table:formula="of:=[.I13]+[.K13] +[.J13]" office:value-type="float" office:value="0.5">
            <text:p>0.5</text:p>
          </table:table-cell>
          <table:table-cell table:style-name="ce53"/>
        </table:table-row>
        <table:table-row table:style-name="ro10">
          <table:table-cell table:style-name="ce40" office:value-type="float" office:value="8">
            <text:p>8</text:p>
          </table:table-cell>
          <table:table-cell table:style-name="ce42" office:value-type="string">
            <text:p>GiauNV</text:p>
          </table:table-cell>
          <table:table-cell table:style-name="ce45" office:value-type="float" office:value="4">
            <text:p>4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4]);DATE(YEAR([.D14]);12;31);NOW())" office:value-type="date" office:date-value="2016-04-12T15:05:50.44">
            <text:p>04/12/16</text:p>
          </table:table-cell>
          <table:table-cell table:style-name="ce47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3">
            <text:p>3</text:p>
          </table:table-cell>
          <table:table-cell table:style-name="ce50" table:formula="of:=SUMPRODUCT([Thong_Tin_Ngay_Nghi_201601.$B$3:.$B$42]=[.$B14];[Thong_Tin_Ngay_Nghi_201601.$C$3:.$C$42])+SUMPRODUCT([Thong_Tin_Ngay_Nghi_201602.$B$3:.$B$43]=[.$B14];[Thong_Tin_Ngay_Nghi_201602.$C$3:.$C$43]) + SUMPRODUCT([Thong_Tin_Ngay_Nghi_201603.$B$3:.$B$46]=[.$B14];[Thong_Tin_Ngay_Nghi_201603.$C$3:.$C$46])" office:value-type="float" office:value="3">
            <text:p>3</text:p>
          </table:table-cell>
          <table:table-cell table:style-name="ce50" table:formula="of:=SUMPRODUCT([Thong_Tin_Ngay_Nghi_201601.$B$3:.$B$42]=[.$B14];[Thong_Tin_Ngay_Nghi_201601.$C$3:.$C$42])+SUMPRODUCT([Thong_Tin_Ngay_Nghi_201602.$B$3:.$B$43]=[.$B14];[Thong_Tin_Ngay_Nghi_201602.$C$3:.$C$43]) + SUMPRODUCT([Thong_Tin_Ngay_Nghi_201603.$B$3:.$B$46]=[.$B14];[Thong_Tin_Ngay_Nghi_201603.$C$3:.$C$46]) + SUMPRODUCT([Thong_Tin_Ngay_Nghi_201604.$B$3:.$B$47]=[.$B14];[Thong_Tin_Ngay_Nghi_201604.$C$3:.$C$47])" office:value-type="float" office:value="3">
            <text:p>3</text:p>
          </table:table-cell>
          <table:table-cell table:style-name="ce45" table:formula="of:=IF(DATE(YEAR([.E14]);MONTH([.E14]);DAY([.E14]))&lt;=DATE(YEAR([.E14]);3;31); [.C14]-[.G14] + [.F14]; IF([.G14]-[.C14]&lt;0;[.G14] + [.F14] -[.H14];[.F14]+[.C14]-[.H14]))" office:value-type="float" office:value="3">
            <text:p>3</text:p>
          </table:table-cell>
          <table:table-cell table:number-columns-repeated="2" table:style-name="ce45"/>
          <table:table-cell table:style-name="ce45" table:formula="of:=[.I14]+[.K14] +[.J14]" office:value-type="float" office:value="3">
            <text:p>3</text:p>
          </table:table-cell>
          <table:table-cell table:style-name="ce53"/>
        </table:table-row>
        <table:table-row table:style-name="ro10">
          <table:table-cell table:style-name="ce40" office:value-type="float" office:value="9">
            <text:p>9</text:p>
          </table:table-cell>
          <table:table-cell table:style-name="ce42" office:value-type="string">
            <text:p>HaTH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5]);DATE(YEAR([.D15]);12;31);NOW())" office:value-type="date" office:date-value="2016-04-12T15:05:50.44">
            <text:p>04/12/16</text:p>
          </table:table-cell>
          <table:table-cell table:style-name="ce47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3">
            <text:p>3</text:p>
          </table:table-cell>
          <table:table-cell table:style-name="ce50" table:formula="of:=SUMPRODUCT([Thong_Tin_Ngay_Nghi_201601.$B$3:.$B$42]=[.$B15];[Thong_Tin_Ngay_Nghi_201601.$C$3:.$C$42])+SUMPRODUCT([Thong_Tin_Ngay_Nghi_201602.$B$3:.$B$43]=[.$B15];[Thong_Tin_Ngay_Nghi_201602.$C$3:.$C$43]) + SUMPRODUCT([Thong_Tin_Ngay_Nghi_201603.$B$3:.$B$46]=[.$B15];[Thong_Tin_Ngay_Nghi_201603.$C$3:.$C$46])" office:value-type="float" office:value="5.5">
            <text:p>5.5</text:p>
          </table:table-cell>
          <table:table-cell table:style-name="ce50" table:formula="of:=SUMPRODUCT([Thong_Tin_Ngay_Nghi_201601.$B$3:.$B$42]=[.$B15];[Thong_Tin_Ngay_Nghi_201601.$C$3:.$C$42])+SUMPRODUCT([Thong_Tin_Ngay_Nghi_201602.$B$3:.$B$43]=[.$B15];[Thong_Tin_Ngay_Nghi_201602.$C$3:.$C$43]) + SUMPRODUCT([Thong_Tin_Ngay_Nghi_201603.$B$3:.$B$46]=[.$B15];[Thong_Tin_Ngay_Nghi_201603.$C$3:.$C$46]) + SUMPRODUCT([Thong_Tin_Ngay_Nghi_201604.$B$3:.$B$47]=[.$B15];[Thong_Tin_Ngay_Nghi_201604.$C$3:.$C$47])" office:value-type="float" office:value="5.5">
            <text:p>5.5</text:p>
          </table:table-cell>
          <table:table-cell table:style-name="ce45" table:formula="of:=IF(DATE(YEAR([.E15]);MONTH([.E15]);DAY([.E15]))&lt;=DATE(YEAR([.E15]);3;31); [.C15]-[.G15] + [.F15]; IF([.G15]-[.C15]&lt;0;[.G15] + [.F15] -[.H15];[.F15]+[.C15]-[.H15]))" office:value-type="float" office:value="3">
            <text:p>3</text:p>
          </table:table-cell>
          <table:table-cell table:number-columns-repeated="2" table:style-name="ce45"/>
          <table:table-cell table:style-name="ce45" table:formula="of:=[.I15]+[.K15] +[.J15]" office:value-type="float" office:value="3">
            <text:p>3</text:p>
          </table:table-cell>
          <table:table-cell table:style-name="ce53"/>
        </table:table-row>
        <table:table-row table:style-name="ro11">
          <table:table-cell table:style-name="ce40" office:value-type="float" office:value="10">
            <text:p>10</text:p>
          </table:table-cell>
          <table:table-cell table:style-name="ce42" office:value-type="string">
            <text:p>HaiNM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6]);DATE(YEAR([.D16]);12;31);NOW())" office:value-type="date" office:date-value="2016-04-12T15:05:50.44">
            <text:p>04/12/16</text:p>
          </table:table-cell>
          <table:table-cell table:style-name="ce47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3">
            <text:p>3</text:p>
          </table:table-cell>
          <table:table-cell table:style-name="ce50" table:formula="of:=SUMPRODUCT([Thong_Tin_Ngay_Nghi_201601.$B$3:.$B$42]=[.$B16];[Thong_Tin_Ngay_Nghi_201601.$C$3:.$C$42])+SUMPRODUCT([Thong_Tin_Ngay_Nghi_201602.$B$3:.$B$43]=[.$B16];[Thong_Tin_Ngay_Nghi_201602.$C$3:.$C$43]) + SUMPRODUCT([Thong_Tin_Ngay_Nghi_201603.$B$3:.$B$46]=[.$B16];[Thong_Tin_Ngay_Nghi_201603.$C$3:.$C$46])" office:value-type="float" office:value="6">
            <text:p>6</text:p>
          </table:table-cell>
          <table:table-cell table:style-name="ce50" table:formula="of:=SUMPRODUCT([Thong_Tin_Ngay_Nghi_201601.$B$3:.$B$42]=[.$B16];[Thong_Tin_Ngay_Nghi_201601.$C$3:.$C$42])+SUMPRODUCT([Thong_Tin_Ngay_Nghi_201602.$B$3:.$B$43]=[.$B16];[Thong_Tin_Ngay_Nghi_201602.$C$3:.$C$43]) + SUMPRODUCT([Thong_Tin_Ngay_Nghi_201603.$B$3:.$B$46]=[.$B16];[Thong_Tin_Ngay_Nghi_201603.$C$3:.$C$46]) + SUMPRODUCT([Thong_Tin_Ngay_Nghi_201604.$B$3:.$B$47]=[.$B16];[Thong_Tin_Ngay_Nghi_201604.$C$3:.$C$47])" office:value-type="float" office:value="6.5">
            <text:p>6.5</text:p>
          </table:table-cell>
          <table:table-cell table:style-name="ce45" table:formula="of:=IF(DATE(YEAR([.E16]);MONTH([.E16]);DAY([.E16]))&lt;=DATE(YEAR([.E16]);3;31); [.C16]-[.G16] + [.F16]; IF([.G16]-[.C16]&lt;0;[.G16] + [.F16] -[.H16];[.F16]+[.C16]-[.H16]))" office:value-type="float" office:value="-3.5">
            <text:p>-3.5</text:p>
          </table:table-cell>
          <table:table-cell table:style-name="ce45"/>
          <table:table-cell table:style-name="ce45" table:formula="of:=2+1.5" office:value-type="float" office:value="3.5">
            <text:p>3.5</text:p>
          </table:table-cell>
          <table:table-cell table:style-name="ce45" table:formula="of:=[.I16]+[.K16] +[.J16]" office:value-type="float" office:value="0">
            <text:p>0</text:p>
          </table:table-cell>
          <table:table-cell table:style-name="ce53" office:value-type="string">
            <text:p>Những ngày nghỉ đã trừ vào lương:</text:p>
            <text:p>- Tháng 1, trừ 2 ngày</text:p>
            <text:p>- Tháng 2, trừ 1.5 ngày</text:p>
            <text:p>=&gt; Ko trừ vào ngày phép nữa</text:p>
          </table:table-cell>
        </table:table-row>
        <table:table-row table:style-name="ro10">
          <table:table-cell table:style-name="ce40" office:value-type="float" office:value="11">
            <text:p>11</text:p>
          </table:table-cell>
          <table:table-cell table:style-name="ce42" office:value-type="string">
            <text:p>HienNV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7]);DATE(YEAR([.D17]);12;31);NOW())" office:value-type="date" office:date-value="2016-04-12T15:05:50.44">
            <text:p>04/12/16</text:p>
          </table:table-cell>
          <table:table-cell table:style-name="ce47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3">
            <text:p>3</text:p>
          </table:table-cell>
          <table:table-cell table:style-name="ce50" table:formula="of:=SUMPRODUCT([Thong_Tin_Ngay_Nghi_201601.$B$3:.$B$42]=[.$B17];[Thong_Tin_Ngay_Nghi_201601.$C$3:.$C$42])+SUMPRODUCT([Thong_Tin_Ngay_Nghi_201602.$B$3:.$B$43]=[.$B17];[Thong_Tin_Ngay_Nghi_201602.$C$3:.$C$43]) + SUMPRODUCT([Thong_Tin_Ngay_Nghi_201603.$B$3:.$B$46]=[.$B17];[Thong_Tin_Ngay_Nghi_201603.$C$3:.$C$46])" office:value-type="float" office:value="2.5">
            <text:p>2.5</text:p>
          </table:table-cell>
          <table:table-cell table:style-name="ce50" table:formula="of:=SUMPRODUCT([Thong_Tin_Ngay_Nghi_201601.$B$3:.$B$42]=[.$B17];[Thong_Tin_Ngay_Nghi_201601.$C$3:.$C$42])+SUMPRODUCT([Thong_Tin_Ngay_Nghi_201602.$B$3:.$B$43]=[.$B17];[Thong_Tin_Ngay_Nghi_201602.$C$3:.$C$43]) + SUMPRODUCT([Thong_Tin_Ngay_Nghi_201603.$B$3:.$B$46]=[.$B17];[Thong_Tin_Ngay_Nghi_201603.$C$3:.$C$46]) + SUMPRODUCT([Thong_Tin_Ngay_Nghi_201604.$B$3:.$B$47]=[.$B17];[Thong_Tin_Ngay_Nghi_201604.$C$3:.$C$47])" office:value-type="float" office:value="2.5">
            <text:p>2.5</text:p>
          </table:table-cell>
          <table:table-cell table:style-name="ce45" table:formula="of:=IF(DATE(YEAR([.E17]);MONTH([.E17]);DAY([.E17]))&lt;=DATE(YEAR([.E17]);3;31); [.C17]-[.G17] + [.F17]; IF([.G17]-[.C17]&lt;0;[.G17] + [.F17] -[.H17];[.F17]+[.C17]-[.H17]))" office:value-type="float" office:value="0.5">
            <text:p>0.5</text:p>
          </table:table-cell>
          <table:table-cell table:number-columns-repeated="2" table:style-name="ce45"/>
          <table:table-cell table:style-name="ce45" table:formula="of:=[.I17]+[.K17] +[.J17]" office:value-type="float" office:value="0.5">
            <text:p>0.5</text:p>
          </table:table-cell>
          <table:table-cell table:style-name="ce53"/>
        </table:table-row>
        <table:table-row table:style-name="ro10">
          <table:table-cell table:style-name="ce40" office:value-type="float" office:value="12">
            <text:p>12</text:p>
          </table:table-cell>
          <table:table-cell table:style-name="ce42" office:value-type="string">
            <text:p>HieuHT</text:p>
          </table:table-cell>
          <table:table-cell table:style-name="ce45" office:value-type="float" office:value="3">
            <text:p>3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8]);DATE(YEAR([.D18]);12;31);NOW())" office:value-type="date" office:date-value="2016-04-12T15:05:50.45">
            <text:p>04/12/16</text:p>
          </table:table-cell>
          <table:table-cell table:style-name="ce47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3">
            <text:p>3</text:p>
          </table:table-cell>
          <table:table-cell table:style-name="ce50" table:formula="of:=SUMPRODUCT([Thong_Tin_Ngay_Nghi_201601.$B$3:.$B$42]=[.$B18];[Thong_Tin_Ngay_Nghi_201601.$C$3:.$C$42])+SUMPRODUCT([Thong_Tin_Ngay_Nghi_201602.$B$3:.$B$43]=[.$B18];[Thong_Tin_Ngay_Nghi_201602.$C$3:.$C$43]) + SUMPRODUCT([Thong_Tin_Ngay_Nghi_201603.$B$3:.$B$46]=[.$B18];[Thong_Tin_Ngay_Nghi_201603.$C$3:.$C$46])" office:value-type="float" office:value="6">
            <text:p>6</text:p>
          </table:table-cell>
          <table:table-cell table:style-name="ce50" table:formula="of:=SUMPRODUCT([Thong_Tin_Ngay_Nghi_201601.$B$3:.$B$42]=[.$B18];[Thong_Tin_Ngay_Nghi_201601.$C$3:.$C$42])+SUMPRODUCT([Thong_Tin_Ngay_Nghi_201602.$B$3:.$B$43]=[.$B18];[Thong_Tin_Ngay_Nghi_201602.$C$3:.$C$43]) + SUMPRODUCT([Thong_Tin_Ngay_Nghi_201603.$B$3:.$B$46]=[.$B18];[Thong_Tin_Ngay_Nghi_201603.$C$3:.$C$46]) + SUMPRODUCT([Thong_Tin_Ngay_Nghi_201604.$B$3:.$B$47]=[.$B18];[Thong_Tin_Ngay_Nghi_201604.$C$3:.$C$47])" office:value-type="float" office:value="6">
            <text:p>6</text:p>
          </table:table-cell>
          <table:table-cell table:style-name="ce45" table:formula="of:=IF(DATE(YEAR([.E18]);MONTH([.E18]);DAY([.E18]))&lt;=DATE(YEAR([.E18]);3;31); [.C18]-[.G18] + [.F18]; IF([.G18]-[.C18]&lt;0;[.G18] + [.F18] -[.H18];[.F18]+[.C18]-[.H18]))" office:value-type="float" office:value="0">
            <text:p>0</text:p>
          </table:table-cell>
          <table:table-cell table:number-columns-repeated="2" table:style-name="ce45"/>
          <table:table-cell table:style-name="ce45" table:formula="of:=[.I18]+[.K18] +[.J18]" office:value-type="float" office:value="0">
            <text:p>0</text:p>
          </table:table-cell>
          <table:table-cell table:style-name="ce53"/>
        </table:table-row>
        <table:table-row table:style-name="ro10">
          <table:table-cell table:style-name="ce40" office:value-type="float" office:value="13">
            <text:p>13</text:p>
          </table:table-cell>
          <table:table-cell table:style-name="ce42" office:value-type="string">
            <text:p>HieuPT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9]);DATE(YEAR([.D19]);12;31);NOW())" office:value-type="date" office:date-value="2016-04-12T15:05:50.45">
            <text:p>04/12/16</text:p>
          </table:table-cell>
          <table:table-cell table:style-name="ce47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3">
            <text:p>3</text:p>
          </table:table-cell>
          <table:table-cell table:style-name="ce50" table:formula="of:=SUMPRODUCT([Thong_Tin_Ngay_Nghi_201601.$B$3:.$B$42]=[.$B19];[Thong_Tin_Ngay_Nghi_201601.$C$3:.$C$42])+SUMPRODUCT([Thong_Tin_Ngay_Nghi_201602.$B$3:.$B$43]=[.$B19];[Thong_Tin_Ngay_Nghi_201602.$C$3:.$C$43]) + SUMPRODUCT([Thong_Tin_Ngay_Nghi_201603.$B$3:.$B$46]=[.$B19];[Thong_Tin_Ngay_Nghi_201603.$C$3:.$C$46])" office:value-type="float" office:value="5">
            <text:p>5</text:p>
          </table:table-cell>
          <table:table-cell table:style-name="ce50" table:formula="of:=SUMPRODUCT([Thong_Tin_Ngay_Nghi_201601.$B$3:.$B$42]=[.$B19];[Thong_Tin_Ngay_Nghi_201601.$C$3:.$C$42])+SUMPRODUCT([Thong_Tin_Ngay_Nghi_201602.$B$3:.$B$43]=[.$B19];[Thong_Tin_Ngay_Nghi_201602.$C$3:.$C$43]) + SUMPRODUCT([Thong_Tin_Ngay_Nghi_201603.$B$3:.$B$46]=[.$B19];[Thong_Tin_Ngay_Nghi_201603.$C$3:.$C$46]) + SUMPRODUCT([Thong_Tin_Ngay_Nghi_201604.$B$3:.$B$47]=[.$B19];[Thong_Tin_Ngay_Nghi_201604.$C$3:.$C$47])" office:value-type="float" office:value="5">
            <text:p>5</text:p>
          </table:table-cell>
          <table:table-cell table:style-name="ce45" table:formula="of:=IF(DATE(YEAR([.E19]);MONTH([.E19]);DAY([.E19]))&lt;=DATE(YEAR([.E19]);3;31); [.C19]-[.G19] + [.F19]; IF([.G19]-[.C19]&lt;0;[.G19] + [.F19] -[.H19];[.F19]+[.C19]-[.H19]))" office:value-type="float" office:value="3">
            <text:p>3</text:p>
          </table:table-cell>
          <table:table-cell table:number-columns-repeated="2" table:style-name="ce45"/>
          <table:table-cell table:style-name="ce45" table:formula="of:=[.I19]+[.K19] +[.J19]" office:value-type="float" office:value="3">
            <text:p>3</text:p>
          </table:table-cell>
          <table:table-cell table:style-name="ce53"/>
        </table:table-row>
        <table:table-row table:style-name="ro10">
          <table:table-cell table:style-name="ce40" office:value-type="float" office:value="14">
            <text:p>14</text:p>
          </table:table-cell>
          <table:table-cell table:style-name="ce42" office:value-type="string">
            <text:p>HiepNH</text:p>
          </table:table-cell>
          <table:table-cell table:style-name="ce45" office:value-type="float" office:value="3.5">
            <text:p>3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0]);DATE(YEAR([.D20]);12;31);NOW())" office:value-type="date" office:date-value="2016-04-12T15:05:50.45">
            <text:p>04/12/16</text:p>
          </table:table-cell>
          <table:table-cell table:style-name="ce47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3">
            <text:p>3</text:p>
          </table:table-cell>
          <table:table-cell table:style-name="ce50" table:formula="of:=SUMPRODUCT([Thong_Tin_Ngay_Nghi_201601.$B$3:.$B$42]=[.$B20];[Thong_Tin_Ngay_Nghi_201601.$C$3:.$C$42])+SUMPRODUCT([Thong_Tin_Ngay_Nghi_201602.$B$3:.$B$43]=[.$B20];[Thong_Tin_Ngay_Nghi_201602.$C$3:.$C$43]) + SUMPRODUCT([Thong_Tin_Ngay_Nghi_201603.$B$3:.$B$46]=[.$B20];[Thong_Tin_Ngay_Nghi_201603.$C$3:.$C$46])" office:value-type="float" office:value="6.5">
            <text:p>6.5</text:p>
          </table:table-cell>
          <table:table-cell table:style-name="ce50" table:formula="of:=SUMPRODUCT([Thong_Tin_Ngay_Nghi_201601.$B$3:.$B$42]=[.$B20];[Thong_Tin_Ngay_Nghi_201601.$C$3:.$C$42])+SUMPRODUCT([Thong_Tin_Ngay_Nghi_201602.$B$3:.$B$43]=[.$B20];[Thong_Tin_Ngay_Nghi_201602.$C$3:.$C$43]) + SUMPRODUCT([Thong_Tin_Ngay_Nghi_201603.$B$3:.$B$46]=[.$B20];[Thong_Tin_Ngay_Nghi_201603.$C$3:.$C$46]) + SUMPRODUCT([Thong_Tin_Ngay_Nghi_201604.$B$3:.$B$47]=[.$B20];[Thong_Tin_Ngay_Nghi_201604.$C$3:.$C$47])" office:value-type="float" office:value="6.5">
            <text:p>6.5</text:p>
          </table:table-cell>
          <table:table-cell table:style-name="ce45" table:formula="of:=IF(DATE(YEAR([.E20]);MONTH([.E20]);DAY([.E20]))&lt;=DATE(YEAR([.E20]);3;31); [.C20]-[.G20] + [.F20]; IF([.G20]-[.C20]&lt;0;[.G20] + [.F20] -[.H20];[.F20]+[.C20]-[.H20]))" office:value-type="float" office:value="0">
            <text:p>0</text:p>
          </table:table-cell>
          <table:table-cell table:number-columns-repeated="2" table:style-name="ce45"/>
          <table:table-cell table:style-name="ce45" table:formula="of:=[.I20]+[.K20] +[.J20]" office:value-type="float" office:value="0">
            <text:p>0</text:p>
          </table:table-cell>
          <table:table-cell table:style-name="ce53"/>
        </table:table-row>
        <table:table-row table:style-name="ro10">
          <table:table-cell table:style-name="ce40" office:value-type="float" office:value="15">
            <text:p>15</text:p>
          </table:table-cell>
          <table:table-cell table:style-name="ce42" office:value-type="string">
            <text:p>HungPN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1]);DATE(YEAR([.D21]);12;31);NOW())" office:value-type="date" office:date-value="2016-04-12T15:05:50.45">
            <text:p>04/12/16</text:p>
          </table:table-cell>
          <table:table-cell table:style-name="ce47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3">
            <text:p>3</text:p>
          </table:table-cell>
          <table:table-cell table:style-name="ce50" table:formula="of:=SUMPRODUCT([Thong_Tin_Ngay_Nghi_201601.$B$3:.$B$42]=[.$B21];[Thong_Tin_Ngay_Nghi_201601.$C$3:.$C$42])+SUMPRODUCT([Thong_Tin_Ngay_Nghi_201602.$B$3:.$B$43]=[.$B21];[Thong_Tin_Ngay_Nghi_201602.$C$3:.$C$43]) + SUMPRODUCT([Thong_Tin_Ngay_Nghi_201603.$B$3:.$B$46]=[.$B21];[Thong_Tin_Ngay_Nghi_201603.$C$3:.$C$46])" office:value-type="float" office:value="4.5">
            <text:p>4.5</text:p>
          </table:table-cell>
          <table:table-cell table:style-name="ce50" table:formula="of:=SUMPRODUCT([Thong_Tin_Ngay_Nghi_201601.$B$3:.$B$42]=[.$B21];[Thong_Tin_Ngay_Nghi_201601.$C$3:.$C$42])+SUMPRODUCT([Thong_Tin_Ngay_Nghi_201602.$B$3:.$B$43]=[.$B21];[Thong_Tin_Ngay_Nghi_201602.$C$3:.$C$43]) + SUMPRODUCT([Thong_Tin_Ngay_Nghi_201603.$B$3:.$B$46]=[.$B21];[Thong_Tin_Ngay_Nghi_201603.$C$3:.$C$46]) + SUMPRODUCT([Thong_Tin_Ngay_Nghi_201604.$B$3:.$B$47]=[.$B21];[Thong_Tin_Ngay_Nghi_201604.$C$3:.$C$47])" office:value-type="float" office:value="4.5">
            <text:p>4.5</text:p>
          </table:table-cell>
          <table:table-cell table:style-name="ce45" table:formula="of:=IF(DATE(YEAR([.E21]);MONTH([.E21]);DAY([.E21]))&lt;=DATE(YEAR([.E21]);3;31); [.C21]-[.G21] + [.F21]; IF([.G21]-[.C21]&lt;0;[.G21] + [.F21] -[.H21];[.F21]+[.C21]-[.H21]))" office:value-type="float" office:value="0.5">
            <text:p>0.5</text:p>
          </table:table-cell>
          <table:table-cell table:number-columns-repeated="2" table:style-name="ce45"/>
          <table:table-cell table:style-name="ce45" table:formula="of:=[.I21]+[.K21] +[.J21]" office:value-type="float" office:value="0.5">
            <text:p>0.5</text:p>
          </table:table-cell>
          <table:table-cell table:style-name="ce53"/>
        </table:table-row>
        <table:table-row table:style-name="ro10">
          <table:table-cell table:style-name="ce40" office:value-type="float" office:value="16">
            <text:p>16</text:p>
          </table:table-cell>
          <table:table-cell table:style-name="ce42" office:value-type="string">
            <text:p>HungNQ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3-28">
            <text:p>03/28/16</text:p>
          </table:table-cell>
          <table:table-cell table:style-name="ce46" office:value-type="date" office:date-value="2016-04-12">
            <text:p>04/12/16</text:p>
          </table:table-cell>
          <table:table-cell table:style-name="ce47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0">
            <text:p>0</text:p>
          </table:table-cell>
          <table:table-cell table:style-name="ce50" table:formula="of:=SUMPRODUCT([Thong_Tin_Ngay_Nghi_201601.$B$3:.$B$42]=[.$B22];[Thong_Tin_Ngay_Nghi_201601.$C$3:.$C$42])+SUMPRODUCT([Thong_Tin_Ngay_Nghi_201602.$B$3:.$B$43]=[.$B22];[Thong_Tin_Ngay_Nghi_201602.$C$3:.$C$43]) + SUMPRODUCT([Thong_Tin_Ngay_Nghi_201603.$B$3:.$B$46]=[.$B22];[Thong_Tin_Ngay_Nghi_201603.$C$3:.$C$46])" office:value-type="float" office:value="0">
            <text:p>0</text:p>
          </table:table-cell>
          <table:table-cell table:style-name="ce50" table:formula="of:=SUMPRODUCT([Thong_Tin_Ngay_Nghi_201601.$B$3:.$B$42]=[.$B22];[Thong_Tin_Ngay_Nghi_201601.$C$3:.$C$42])+SUMPRODUCT([Thong_Tin_Ngay_Nghi_201602.$B$3:.$B$43]=[.$B22];[Thong_Tin_Ngay_Nghi_201602.$C$3:.$C$43]) + SUMPRODUCT([Thong_Tin_Ngay_Nghi_201603.$B$3:.$B$46]=[.$B22];[Thong_Tin_Ngay_Nghi_201603.$C$3:.$C$46]) + SUMPRODUCT([Thong_Tin_Ngay_Nghi_201604.$B$3:.$B$47]=[.$B22];[Thong_Tin_Ngay_Nghi_201604.$C$3:.$C$47])" office:value-type="float" office:value="1.5">
            <text:p>1.5</text:p>
          </table:table-cell>
          <table:table-cell table:style-name="ce45" table:formula="of:=IF(DATE(YEAR([.E22]);MONTH([.E22]);DAY([.E22]))&lt;=DATE(YEAR([.E22]);3;31); [.C22]-[.G22] + [.F22]; IF([.G22]-[.C22]&lt;0;[.G22] + [.F22] -[.H22];[.F22]+[.C22]-[.H22]))" office:value-type="float" office:value="-1.5">
            <text:p>-1.5</text:p>
          </table:table-cell>
          <table:table-cell table:number-columns-repeated="2" table:style-name="ce45"/>
          <table:table-cell table:style-name="ce45" table:formula="of:=[.I22]+[.K22] +[.J22]" office:value-type="float" office:value="-1.5">
            <text:p>-1.5</text:p>
          </table:table-cell>
          <table:table-cell table:style-name="ce53"/>
        </table:table-row>
        <table:table-row table:style-name="ro10">
          <table:table-cell table:style-name="ce40" office:value-type="float" office:value="17">
            <text:p>17</text:p>
          </table:table-cell>
          <table:table-cell table:style-name="ce42" office:value-type="string">
            <text:p>HuyenH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3]);DATE(YEAR([.D23]);12;31);NOW())" office:value-type="date" office:date-value="2016-04-12T15:05:50.45">
            <text:p>04/12/16</text:p>
          </table:table-cell>
          <table:table-cell table:style-name="ce47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3">
            <text:p>3</text:p>
          </table:table-cell>
          <table:table-cell table:style-name="ce50" table:formula="of:=SUMPRODUCT([Thong_Tin_Ngay_Nghi_201601.$B$3:.$B$42]=[.$B23];[Thong_Tin_Ngay_Nghi_201601.$C$3:.$C$42])+SUMPRODUCT([Thong_Tin_Ngay_Nghi_201602.$B$3:.$B$43]=[.$B23];[Thong_Tin_Ngay_Nghi_201602.$C$3:.$C$43]) + SUMPRODUCT([Thong_Tin_Ngay_Nghi_201603.$B$3:.$B$46]=[.$B23];[Thong_Tin_Ngay_Nghi_201603.$C$3:.$C$46])" office:value-type="float" office:value="11.5">
            <text:p>11.5</text:p>
          </table:table-cell>
          <table:table-cell table:style-name="ce50" table:formula="of:=SUMPRODUCT([Thong_Tin_Ngay_Nghi_201601.$B$3:.$B$42]=[.$B23];[Thong_Tin_Ngay_Nghi_201601.$C$3:.$C$42])+SUMPRODUCT([Thong_Tin_Ngay_Nghi_201602.$B$3:.$B$43]=[.$B23];[Thong_Tin_Ngay_Nghi_201602.$C$3:.$C$43]) + SUMPRODUCT([Thong_Tin_Ngay_Nghi_201603.$B$3:.$B$46]=[.$B23];[Thong_Tin_Ngay_Nghi_201603.$C$3:.$C$46]) + SUMPRODUCT([Thong_Tin_Ngay_Nghi_201604.$B$3:.$B$47]=[.$B23];[Thong_Tin_Ngay_Nghi_201604.$C$3:.$C$47])" office:value-type="float" office:value="11.5">
            <text:p>11.5</text:p>
          </table:table-cell>
          <table:table-cell table:style-name="ce45" table:formula="of:=IF(DATE(YEAR([.E23]);MONTH([.E23]);DAY([.E23]))&lt;=DATE(YEAR([.E23]);3;31); [.C23]-[.G23] + [.F23]; IF([.G23]-[.C23]&lt;0;[.G23] + [.F23] -[.H23];[.F23]+[.C23]-[.H23]))" office:value-type="float" office:value="-6.5">
            <text:p>-6.5</text:p>
          </table:table-cell>
          <table:table-cell table:number-columns-repeated="2" table:style-name="ce45"/>
          <table:table-cell table:style-name="ce45" table:formula="of:=[.I23]+[.K23] +[.J23]" office:value-type="float" office:value="-6.5">
            <text:p>-6.5</text:p>
          </table:table-cell>
          <table:table-cell table:style-name="ce53"/>
        </table:table-row>
        <table:table-row table:style-name="ro10">
          <table:table-cell table:style-name="ce40" office:value-type="float" office:value="18">
            <text:p>18</text:p>
          </table:table-cell>
          <table:table-cell table:style-name="ce42" office:value-type="string">
            <text:p>KienP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4]);DATE(YEAR([.D24]);12;31);NOW())" office:value-type="date" office:date-value="2016-04-12T15:05:50.45">
            <text:p>04/12/16</text:p>
          </table:table-cell>
          <table:table-cell table:style-name="ce47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3">
            <text:p>3</text:p>
          </table:table-cell>
          <table:table-cell table:style-name="ce50" table:formula="of:=SUMPRODUCT([Thong_Tin_Ngay_Nghi_201601.$B$3:.$B$42]=[.$B24];[Thong_Tin_Ngay_Nghi_201601.$C$3:.$C$42])+SUMPRODUCT([Thong_Tin_Ngay_Nghi_201602.$B$3:.$B$43]=[.$B24];[Thong_Tin_Ngay_Nghi_201602.$C$3:.$C$43]) + SUMPRODUCT([Thong_Tin_Ngay_Nghi_201603.$B$3:.$B$46]=[.$B24];[Thong_Tin_Ngay_Nghi_201603.$C$3:.$C$46])" office:value-type="float" office:value="5">
            <text:p>5</text:p>
          </table:table-cell>
          <table:table-cell table:style-name="ce50" table:formula="of:=SUMPRODUCT([Thong_Tin_Ngay_Nghi_201601.$B$3:.$B$42]=[.$B24];[Thong_Tin_Ngay_Nghi_201601.$C$3:.$C$42])+SUMPRODUCT([Thong_Tin_Ngay_Nghi_201602.$B$3:.$B$43]=[.$B24];[Thong_Tin_Ngay_Nghi_201602.$C$3:.$C$43]) + SUMPRODUCT([Thong_Tin_Ngay_Nghi_201603.$B$3:.$B$46]=[.$B24];[Thong_Tin_Ngay_Nghi_201603.$C$3:.$C$46]) + SUMPRODUCT([Thong_Tin_Ngay_Nghi_201604.$B$3:.$B$47]=[.$B24];[Thong_Tin_Ngay_Nghi_201604.$C$3:.$C$47])" office:value-type="float" office:value="5">
            <text:p>5</text:p>
          </table:table-cell>
          <table:table-cell table:style-name="ce45" table:formula="of:=IF(DATE(YEAR([.E24]);MONTH([.E24]);DAY([.E24]))&lt;=DATE(YEAR([.E24]);3;31); [.C24]-[.G24] + [.F24]; IF([.G24]-[.C24]&lt;0;[.G24] + [.F24] -[.H24];[.F24]+[.C24]-[.H24]))" office:value-type="float" office:value="0">
            <text:p>0</text:p>
          </table:table-cell>
          <table:table-cell table:number-columns-repeated="2" table:style-name="ce45"/>
          <table:table-cell table:style-name="ce45" table:formula="of:=[.I24]+[.K24] +[.J24]" office:value-type="float" office:value="0">
            <text:p>0</text:p>
          </table:table-cell>
          <table:table-cell table:style-name="ce53"/>
        </table:table-row>
        <table:table-row table:style-name="ro10">
          <table:table-cell table:style-name="ce40" office:value-type="float" office:value="19">
            <text:p>19</text:p>
          </table:table-cell>
          <table:table-cell table:style-name="ce42" office:value-type="string">
            <text:p>LuanNN</text:p>
          </table:table-cell>
          <table:table-cell table:style-name="ce45" office:value-type="float" office:value="7">
            <text:p>7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5]);DATE(YEAR([.D25]);12;31);NOW())" office:value-type="date" office:date-value="2016-04-12T15:05:50.45">
            <text:p>04/12/16</text:p>
          </table:table-cell>
          <table:table-cell table:style-name="ce47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3">
            <text:p>3</text:p>
          </table:table-cell>
          <table:table-cell table:style-name="ce50" table:formula="of:=SUMPRODUCT([Thong_Tin_Ngay_Nghi_201601.$B$3:.$B$42]=[.$B25];[Thong_Tin_Ngay_Nghi_201601.$C$3:.$C$42])+SUMPRODUCT([Thong_Tin_Ngay_Nghi_201602.$B$3:.$B$43]=[.$B25];[Thong_Tin_Ngay_Nghi_201602.$C$3:.$C$43]) + SUMPRODUCT([Thong_Tin_Ngay_Nghi_201603.$B$3:.$B$46]=[.$B25];[Thong_Tin_Ngay_Nghi_201603.$C$3:.$C$46])" office:value-type="float" office:value="3">
            <text:p>3</text:p>
          </table:table-cell>
          <table:table-cell table:style-name="ce50" table:formula="of:=SUMPRODUCT([Thong_Tin_Ngay_Nghi_201601.$B$3:.$B$42]=[.$B25];[Thong_Tin_Ngay_Nghi_201601.$C$3:.$C$42])+SUMPRODUCT([Thong_Tin_Ngay_Nghi_201602.$B$3:.$B$43]=[.$B25];[Thong_Tin_Ngay_Nghi_201602.$C$3:.$C$43]) + SUMPRODUCT([Thong_Tin_Ngay_Nghi_201603.$B$3:.$B$46]=[.$B25];[Thong_Tin_Ngay_Nghi_201603.$C$3:.$C$46]) + SUMPRODUCT([Thong_Tin_Ngay_Nghi_201604.$B$3:.$B$47]=[.$B25];[Thong_Tin_Ngay_Nghi_201604.$C$3:.$C$47])" office:value-type="float" office:value="4">
            <text:p>4</text:p>
          </table:table-cell>
          <table:table-cell table:style-name="ce45" table:formula="of:=IF(DATE(YEAR([.E25]);MONTH([.E25]);DAY([.E25]))&lt;=DATE(YEAR([.E25]);3;31); [.C25]-[.G25] + [.F25]; IF([.G25]-[.C25]&lt;0;[.G25] + [.F25] -[.H25];[.F25]+[.C25]-[.H25]))" office:value-type="float" office:value="2">
            <text:p>2</text:p>
          </table:table-cell>
          <table:table-cell table:number-columns-repeated="2" table:style-name="ce45"/>
          <table:table-cell table:style-name="ce45" table:formula="of:=[.I25]+[.K25] +[.J25]" office:value-type="float" office:value="2">
            <text:p>2</text:p>
          </table:table-cell>
          <table:table-cell table:style-name="ce53"/>
        </table:table-row>
        <table:table-row table:style-name="ro10">
          <table:table-cell table:style-name="ce40" office:value-type="float" office:value="20">
            <text:p>20</text:p>
          </table:table-cell>
          <table:table-cell table:style-name="ce42" office:value-type="string">
            <text:p>MaiNT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6]);DATE(YEAR([.D26]);12;31);NOW())" office:value-type="date" office:date-value="2016-04-12T15:05:50.45">
            <text:p>04/12/16</text:p>
          </table:table-cell>
          <table:table-cell table:style-name="ce47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3">
            <text:p>3</text:p>
          </table:table-cell>
          <table:table-cell table:style-name="ce50" table:formula="of:=SUMPRODUCT([Thong_Tin_Ngay_Nghi_201601.$B$3:.$B$42]=[.$B26];[Thong_Tin_Ngay_Nghi_201601.$C$3:.$C$42])+SUMPRODUCT([Thong_Tin_Ngay_Nghi_201602.$B$3:.$B$43]=[.$B26];[Thong_Tin_Ngay_Nghi_201602.$C$3:.$C$43]) + SUMPRODUCT([Thong_Tin_Ngay_Nghi_201603.$B$3:.$B$46]=[.$B26];[Thong_Tin_Ngay_Nghi_201603.$C$3:.$C$46])" office:value-type="float" office:value="6">
            <text:p>6</text:p>
          </table:table-cell>
          <table:table-cell table:style-name="ce50" table:formula="of:=SUMPRODUCT([Thong_Tin_Ngay_Nghi_201601.$B$3:.$B$42]=[.$B26];[Thong_Tin_Ngay_Nghi_201601.$C$3:.$C$42])+SUMPRODUCT([Thong_Tin_Ngay_Nghi_201602.$B$3:.$B$43]=[.$B26];[Thong_Tin_Ngay_Nghi_201602.$C$3:.$C$43]) + SUMPRODUCT([Thong_Tin_Ngay_Nghi_201603.$B$3:.$B$46]=[.$B26];[Thong_Tin_Ngay_Nghi_201603.$C$3:.$C$46]) + SUMPRODUCT([Thong_Tin_Ngay_Nghi_201604.$B$3:.$B$47]=[.$B26];[Thong_Tin_Ngay_Nghi_201604.$C$3:.$C$47])" office:value-type="float" office:value="6">
            <text:p>6</text:p>
          </table:table-cell>
          <table:table-cell table:style-name="ce45" table:formula="of:=IF(DATE(YEAR([.E26]);MONTH([.E26]);DAY([.E26]))&lt;=DATE(YEAR([.E26]);3;31); [.C26]-[.G26] + [.F26]; IF([.G26]-[.C26]&lt;0;[.G26] + [.F26] -[.H26];[.F26]+[.C26]-[.H26]))" office:value-type="float" office:value="-1">
            <text:p>-1</text:p>
          </table:table-cell>
          <table:table-cell table:number-columns-repeated="2" table:style-name="ce45"/>
          <table:table-cell table:style-name="ce45" table:formula="of:=[.I26]+[.K26] +[.J26]" office:value-type="float" office:value="-1">
            <text:p>-1</text:p>
          </table:table-cell>
          <table:table-cell table:style-name="ce53"/>
        </table:table-row>
        <table:table-row table:style-name="ro10">
          <table:table-cell table:style-name="ce40" office:value-type="float" office:value="21">
            <text:p>21</text:p>
          </table:table-cell>
          <table:table-cell table:style-name="ce42" office:value-type="string">
            <text:p>MinhTD</text:p>
          </table:table-cell>
          <table:table-cell table:style-name="ce45" office:value-type="float" office:value="5">
            <text:p>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7]);DATE(YEAR([.D27]);12;31);NOW())" office:value-type="date" office:date-value="2016-04-12T15:05:50.45">
            <text:p>04/12/16</text:p>
          </table:table-cell>
          <table:table-cell table:style-name="ce47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3">
            <text:p>3</text:p>
          </table:table-cell>
          <table:table-cell table:style-name="ce50" table:formula="of:=SUMPRODUCT([Thong_Tin_Ngay_Nghi_201601.$B$3:.$B$42]=[.$B27];[Thong_Tin_Ngay_Nghi_201601.$C$3:.$C$42])+SUMPRODUCT([Thong_Tin_Ngay_Nghi_201602.$B$3:.$B$43]=[.$B27];[Thong_Tin_Ngay_Nghi_201602.$C$3:.$C$43]) + SUMPRODUCT([Thong_Tin_Ngay_Nghi_201603.$B$3:.$B$46]=[.$B27];[Thong_Tin_Ngay_Nghi_201603.$C$3:.$C$46])" office:value-type="float" office:value="7">
            <text:p>7</text:p>
          </table:table-cell>
          <table:table-cell table:style-name="ce50" table:formula="of:=SUMPRODUCT([Thong_Tin_Ngay_Nghi_201601.$B$3:.$B$42]=[.$B27];[Thong_Tin_Ngay_Nghi_201601.$C$3:.$C$42])+SUMPRODUCT([Thong_Tin_Ngay_Nghi_201602.$B$3:.$B$43]=[.$B27];[Thong_Tin_Ngay_Nghi_201602.$C$3:.$C$43]) + SUMPRODUCT([Thong_Tin_Ngay_Nghi_201603.$B$3:.$B$46]=[.$B27];[Thong_Tin_Ngay_Nghi_201603.$C$3:.$C$46]) + SUMPRODUCT([Thong_Tin_Ngay_Nghi_201604.$B$3:.$B$47]=[.$B27];[Thong_Tin_Ngay_Nghi_201604.$C$3:.$C$47])" office:value-type="float" office:value="8.5">
            <text:p>8.5</text:p>
          </table:table-cell>
          <table:table-cell table:style-name="ce45" table:formula="of:=IF(DATE(YEAR([.E27]);MONTH([.E27]);DAY([.E27]))&lt;=DATE(YEAR([.E27]);3;31); [.C27]-[.G27] + [.F27]; IF([.G27]-[.C27]&lt;0;[.G27] + [.F27] -[.H27];[.F27]+[.C27]-[.H27]))" office:value-type="float" office:value="-0.5">
            <text:p>-0.5</text:p>
          </table:table-cell>
          <table:table-cell table:number-columns-repeated="2" table:style-name="ce45"/>
          <table:table-cell table:style-name="ce45" table:formula="of:=[.I27]+[.K27] +[.J27]" office:value-type="float" office:value="-0.5">
            <text:p>-0.5</text:p>
          </table:table-cell>
          <table:table-cell table:style-name="ce53"/>
        </table:table-row>
        <table:table-row table:style-name="ro10">
          <table:table-cell table:style-name="ce40" office:value-type="float" office:value="22">
            <text:p>22</text:p>
          </table:table-cell>
          <table:table-cell table:style-name="ce42" office:value-type="string">
            <text:p>NamTV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8]);DATE(YEAR([.D28]);12;31);NOW())" office:value-type="date" office:date-value="2016-04-12T15:05:50.45">
            <text:p>04/12/16</text:p>
          </table:table-cell>
          <table:table-cell table:style-name="ce47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3">
            <text:p>3</text:p>
          </table:table-cell>
          <table:table-cell table:style-name="ce50" table:formula="of:=SUMPRODUCT([Thong_Tin_Ngay_Nghi_201601.$B$3:.$B$42]=[.$B28];[Thong_Tin_Ngay_Nghi_201601.$C$3:.$C$42])+SUMPRODUCT([Thong_Tin_Ngay_Nghi_201602.$B$3:.$B$43]=[.$B28];[Thong_Tin_Ngay_Nghi_201602.$C$3:.$C$43]) + SUMPRODUCT([Thong_Tin_Ngay_Nghi_201603.$B$3:.$B$46]=[.$B28];[Thong_Tin_Ngay_Nghi_201603.$C$3:.$C$46])" office:value-type="float" office:value="4">
            <text:p>4</text:p>
          </table:table-cell>
          <table:table-cell table:style-name="ce50" table:formula="of:=SUMPRODUCT([Thong_Tin_Ngay_Nghi_201601.$B$3:.$B$42]=[.$B28];[Thong_Tin_Ngay_Nghi_201601.$C$3:.$C$42])+SUMPRODUCT([Thong_Tin_Ngay_Nghi_201602.$B$3:.$B$43]=[.$B28];[Thong_Tin_Ngay_Nghi_201602.$C$3:.$C$43]) + SUMPRODUCT([Thong_Tin_Ngay_Nghi_201603.$B$3:.$B$46]=[.$B28];[Thong_Tin_Ngay_Nghi_201603.$C$3:.$C$46]) + SUMPRODUCT([Thong_Tin_Ngay_Nghi_201604.$B$3:.$B$47]=[.$B28];[Thong_Tin_Ngay_Nghi_201604.$C$3:.$C$47])" office:value-type="float" office:value="4.5">
            <text:p>4.5</text:p>
          </table:table-cell>
          <table:table-cell table:style-name="ce45" table:formula="of:=IF(DATE(YEAR([.E28]);MONTH([.E28]);DAY([.E28]))&lt;=DATE(YEAR([.E28]);3;31); [.C28]-[.G28] + [.F28]; IF([.G28]-[.C28]&lt;0;[.G28] + [.F28] -[.H28];[.F28]+[.C28]-[.H28]))" office:value-type="float" office:value="2.5">
            <text:p>2.5</text:p>
          </table:table-cell>
          <table:table-cell table:number-columns-repeated="2" table:style-name="ce45"/>
          <table:table-cell table:style-name="ce45" table:formula="of:=[.I28]+[.K28] +[.J28]" office:value-type="float" office:value="2.5">
            <text:p>2.5</text:p>
          </table:table-cell>
          <table:table-cell table:style-name="ce53"/>
        </table:table-row>
        <table:table-row table:style-name="ro10">
          <table:table-cell table:style-name="ce40" office:value-type="float" office:value="23">
            <text:p>23</text:p>
          </table:table-cell>
          <table:table-cell table:style-name="ce42" office:value-type="string">
            <text:p>NguyenHTT</text:p>
          </table:table-cell>
          <table:table-cell table:style-name="ce45" office:value-type="float" office:value="7.5">
            <text:p>7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9]);DATE(YEAR([.D29]);12;31);NOW())" office:value-type="date" office:date-value="2016-04-12T15:05:50.46">
            <text:p>04/12/16</text:p>
          </table:table-cell>
          <table:table-cell table:style-name="ce47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3">
            <text:p>3</text:p>
          </table:table-cell>
          <table:table-cell table:style-name="ce50" table:formula="of:=SUMPRODUCT([Thong_Tin_Ngay_Nghi_201601.$B$3:.$B$42]=[.$B29];[Thong_Tin_Ngay_Nghi_201601.$C$3:.$C$42])+SUMPRODUCT([Thong_Tin_Ngay_Nghi_201602.$B$3:.$B$43]=[.$B29];[Thong_Tin_Ngay_Nghi_201602.$C$3:.$C$43]) + SUMPRODUCT([Thong_Tin_Ngay_Nghi_201603.$B$3:.$B$46]=[.$B29];[Thong_Tin_Ngay_Nghi_201603.$C$3:.$C$46])" office:value-type="float" office:value="11.5">
            <text:p>11.5</text:p>
          </table:table-cell>
          <table:table-cell table:style-name="ce50" table:formula="of:=SUMPRODUCT([Thong_Tin_Ngay_Nghi_201601.$B$3:.$B$42]=[.$B29];[Thong_Tin_Ngay_Nghi_201601.$C$3:.$C$42])+SUMPRODUCT([Thong_Tin_Ngay_Nghi_201602.$B$3:.$B$43]=[.$B29];[Thong_Tin_Ngay_Nghi_201602.$C$3:.$C$43]) + SUMPRODUCT([Thong_Tin_Ngay_Nghi_201603.$B$3:.$B$46]=[.$B29];[Thong_Tin_Ngay_Nghi_201603.$C$3:.$C$46]) + SUMPRODUCT([Thong_Tin_Ngay_Nghi_201604.$B$3:.$B$47]=[.$B29];[Thong_Tin_Ngay_Nghi_201604.$C$3:.$C$47])" office:value-type="float" office:value="12">
            <text:p>12</text:p>
          </table:table-cell>
          <table:table-cell table:style-name="ce45" table:formula="of:=IF(DATE(YEAR([.E29]);MONTH([.E29]);DAY([.E29]))&lt;=DATE(YEAR([.E29]);3;31); [.C29]-[.G29] + [.F29]; IF([.G29]-[.C29]&lt;0;[.G29] + [.F29] -[.H29];[.F29]+[.C29]-[.H29]))" office:value-type="float" office:value="-1.5">
            <text:p>-1.5</text:p>
          </table:table-cell>
          <table:table-cell table:number-columns-repeated="2" table:style-name="ce45"/>
          <table:table-cell table:style-name="ce45" table:formula="of:=[.I29]+[.K29] +[.J29]" office:value-type="float" office:value="-1.5">
            <text:p>-1.5</text:p>
          </table:table-cell>
          <table:table-cell table:style-name="ce53"/>
        </table:table-row>
        <table:table-row table:style-name="ro10">
          <table:table-cell table:style-name="ce40" office:value-type="float" office:value="24">
            <text:p>24</text:p>
          </table:table-cell>
          <table:table-cell table:style-name="ce42" office:value-type="string">
            <text:p>NhanNM</text:p>
          </table:table-cell>
          <table:table-cell table:style-name="ce45" office:value-type="float" office:value="6">
            <text:p>6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0]);DATE(YEAR([.D30]);12;31);NOW())" office:value-type="date" office:date-value="2016-04-12T15:05:50.46">
            <text:p>04/12/16</text:p>
          </table:table-cell>
          <table:table-cell table:style-name="ce47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3">
            <text:p>3</text:p>
          </table:table-cell>
          <table:table-cell table:style-name="ce50" table:formula="of:=SUMPRODUCT([Thong_Tin_Ngay_Nghi_201601.$B$3:.$B$42]=[.$B30];[Thong_Tin_Ngay_Nghi_201601.$C$3:.$C$42])+SUMPRODUCT([Thong_Tin_Ngay_Nghi_201602.$B$3:.$B$43]=[.$B30];[Thong_Tin_Ngay_Nghi_201602.$C$3:.$C$43]) + SUMPRODUCT([Thong_Tin_Ngay_Nghi_201603.$B$3:.$B$46]=[.$B30];[Thong_Tin_Ngay_Nghi_201603.$C$3:.$C$46])" office:value-type="float" office:value="6">
            <text:p>6</text:p>
          </table:table-cell>
          <table:table-cell table:style-name="ce50" table:formula="of:=SUMPRODUCT([Thong_Tin_Ngay_Nghi_201601.$B$3:.$B$42]=[.$B30];[Thong_Tin_Ngay_Nghi_201601.$C$3:.$C$42])+SUMPRODUCT([Thong_Tin_Ngay_Nghi_201602.$B$3:.$B$43]=[.$B30];[Thong_Tin_Ngay_Nghi_201602.$C$3:.$C$43]) + SUMPRODUCT([Thong_Tin_Ngay_Nghi_201603.$B$3:.$B$46]=[.$B30];[Thong_Tin_Ngay_Nghi_201603.$C$3:.$C$46]) + SUMPRODUCT([Thong_Tin_Ngay_Nghi_201604.$B$3:.$B$47]=[.$B30];[Thong_Tin_Ngay_Nghi_201604.$C$3:.$C$47])" office:value-type="float" office:value="6.5">
            <text:p>6.5</text:p>
          </table:table-cell>
          <table:table-cell table:style-name="ce45" table:formula="of:=IF(DATE(YEAR([.E30]);MONTH([.E30]);DAY([.E30]))&lt;=DATE(YEAR([.E30]);3;31); [.C30]-[.G30] + [.F30]; IF([.G30]-[.C30]&lt;0;[.G30] + [.F30] -[.H30];[.F30]+[.C30]-[.H30]))" office:value-type="float" office:value="2.5">
            <text:p>2.5</text:p>
          </table:table-cell>
          <table:table-cell table:number-columns-repeated="2" table:style-name="ce45"/>
          <table:table-cell table:style-name="ce45" table:formula="of:=[.I30]+[.K30] +[.J30]" office:value-type="float" office:value="2.5">
            <text:p>2.5</text:p>
          </table:table-cell>
          <table:table-cell table:style-name="ce53"/>
        </table:table-row>
        <table:table-row table:style-name="ro10">
          <table:table-cell table:style-name="ce40" office:value-type="float" office:value="25">
            <text:p>25</text:p>
          </table:table-cell>
          <table:table-cell table:style-name="ce42" office:value-type="string">
            <text:p>PhuongTH</text:p>
          </table:table-cell>
          <table:table-cell table:style-name="ce45" office:value-type="float" office:value="2.5">
            <text:p>2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1]);DATE(YEAR([.D31]);12;31);NOW())" office:value-type="date" office:date-value="2016-04-12T15:05:50.46">
            <text:p>04/12/16</text:p>
          </table:table-cell>
          <table:table-cell table:style-name="ce47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3">
            <text:p>3</text:p>
          </table:table-cell>
          <table:table-cell table:style-name="ce50" table:formula="of:=SUMPRODUCT([Thong_Tin_Ngay_Nghi_201601.$B$3:.$B$42]=[.$B31];[Thong_Tin_Ngay_Nghi_201601.$C$3:.$C$42])+SUMPRODUCT([Thong_Tin_Ngay_Nghi_201602.$B$3:.$B$43]=[.$B31];[Thong_Tin_Ngay_Nghi_201602.$C$3:.$C$43]) + SUMPRODUCT([Thong_Tin_Ngay_Nghi_201603.$B$3:.$B$46]=[.$B31];[Thong_Tin_Ngay_Nghi_201603.$C$3:.$C$46])" office:value-type="float" office:value="1">
            <text:p>1</text:p>
          </table:table-cell>
          <table:table-cell table:style-name="ce50" table:formula="of:=SUMPRODUCT([Thong_Tin_Ngay_Nghi_201601.$B$3:.$B$42]=[.$B31];[Thong_Tin_Ngay_Nghi_201601.$C$3:.$C$42])+SUMPRODUCT([Thong_Tin_Ngay_Nghi_201602.$B$3:.$B$43]=[.$B31];[Thong_Tin_Ngay_Nghi_201602.$C$3:.$C$43]) + SUMPRODUCT([Thong_Tin_Ngay_Nghi_201603.$B$3:.$B$46]=[.$B31];[Thong_Tin_Ngay_Nghi_201603.$C$3:.$C$46]) + SUMPRODUCT([Thong_Tin_Ngay_Nghi_201604.$B$3:.$B$47]=[.$B31];[Thong_Tin_Ngay_Nghi_201604.$C$3:.$C$47])" office:value-type="float" office:value="1">
            <text:p>1</text:p>
          </table:table-cell>
          <table:table-cell table:style-name="ce45" table:formula="of:=IF(DATE(YEAR([.E31]);MONTH([.E31]);DAY([.E31]))&lt;=DATE(YEAR([.E31]);3;31); [.C31]-[.G31] + [.F31]; IF([.G31]-[.C31]&lt;0;[.G31] + [.F31] -[.H31];[.F31]+[.C31]-[.H31]))" office:value-type="float" office:value="3">
            <text:p>3</text:p>
          </table:table-cell>
          <table:table-cell table:number-columns-repeated="2" table:style-name="ce45"/>
          <table:table-cell table:style-name="ce45" table:formula="of:=[.I31]+[.K31] +[.J31]" office:value-type="float" office:value="3">
            <text:p>3</text:p>
          </table:table-cell>
          <table:table-cell table:style-name="ce53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SonPX</text:p>
          </table:table-cell>
          <table:table-cell table:style-name="ce45" office:value-type="float" office:value="3.5">
            <text:p>3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2]);DATE(YEAR([.D32]);12;31);NOW())" office:value-type="date" office:date-value="2016-04-12T15:05:50.46">
            <text:p>04/12/16</text:p>
          </table:table-cell>
          <table:table-cell table:style-name="ce47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3">
            <text:p>3</text:p>
          </table:table-cell>
          <table:table-cell table:style-name="ce50" table:formula="of:=SUMPRODUCT([Thong_Tin_Ngay_Nghi_201601.$B$3:.$B$42]=[.$B32];[Thong_Tin_Ngay_Nghi_201601.$C$3:.$C$42])+SUMPRODUCT([Thong_Tin_Ngay_Nghi_201602.$B$3:.$B$43]=[.$B32];[Thong_Tin_Ngay_Nghi_201602.$C$3:.$C$43]) + SUMPRODUCT([Thong_Tin_Ngay_Nghi_201603.$B$3:.$B$46]=[.$B32];[Thong_Tin_Ngay_Nghi_201603.$C$3:.$C$46])" office:value-type="float" office:value="2">
            <text:p>2</text:p>
          </table:table-cell>
          <table:table-cell table:style-name="ce50" table:formula="of:=SUMPRODUCT([Thong_Tin_Ngay_Nghi_201601.$B$3:.$B$42]=[.$B32];[Thong_Tin_Ngay_Nghi_201601.$C$3:.$C$42])+SUMPRODUCT([Thong_Tin_Ngay_Nghi_201602.$B$3:.$B$43]=[.$B32];[Thong_Tin_Ngay_Nghi_201602.$C$3:.$C$43]) + SUMPRODUCT([Thong_Tin_Ngay_Nghi_201603.$B$3:.$B$46]=[.$B32];[Thong_Tin_Ngay_Nghi_201603.$C$3:.$C$46]) + SUMPRODUCT([Thong_Tin_Ngay_Nghi_201604.$B$3:.$B$47]=[.$B32];[Thong_Tin_Ngay_Nghi_201604.$C$3:.$C$47])" office:value-type="float" office:value="6">
            <text:p>6</text:p>
          </table:table-cell>
          <table:table-cell table:style-name="ce45" table:formula="of:=IF(DATE(YEAR([.E32]);MONTH([.E32]);DAY([.E32]))&lt;=DATE(YEAR([.E32]);3;31); [.C32]-[.G32] + [.F32]; IF([.G32]-[.C32]&lt;0;[.G32] + [.F32] -[.H32];[.F32]+[.C32]-[.H32]))" office:value-type="float" office:value="-1">
            <text:p>-1</text:p>
          </table:table-cell>
          <table:table-cell table:style-name="ce45" office:value-type="float" office:value="1">
            <text:p>1</text:p>
          </table:table-cell>
          <table:table-cell table:style-name="ce45"/>
          <table:table-cell table:style-name="ce45" table:formula="of:=[.I32]+[.K32] +[.J32]" office:value-type="float" office:value="0">
            <text:p>0</text:p>
          </table:table-cell>
          <table:table-cell table:style-name="ce53" office:value-type="string">
            <text:p>- Extend 1 ngày phép của năm 2015 tới ngày 01/4/2016</text:p>
          </table:table-cell>
        </table:table-row>
        <table:table-row table:style-name="ro10">
          <table:table-cell table:style-name="ce40" office:value-type="float" office:value="27">
            <text:p>27</text:p>
          </table:table-cell>
          <table:table-cell table:style-name="ce42" office:value-type="string">
            <text:p>TienND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3-01">
            <text:p>03/01/16</text:p>
          </table:table-cell>
          <table:table-cell table:style-name="ce46" table:formula="of:=IF(YEAR(NOW())&gt;YEAR([.D33]);DATE(YEAR([.D33]);12;31);NOW())" office:value-type="date" office:date-value="2016-04-12T15:05:50.46">
            <text:p>04/12/16</text:p>
          </table:table-cell>
          <table:table-cell table:style-name="ce47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1">
            <text:p>1</text:p>
          </table:table-cell>
          <table:table-cell table:style-name="ce50" table:formula="of:=SUMPRODUCT([Thong_Tin_Ngay_Nghi_201601.$B$3:.$B$42]=[.$B33];[Thong_Tin_Ngay_Nghi_201601.$C$3:.$C$42])+SUMPRODUCT([Thong_Tin_Ngay_Nghi_201602.$B$3:.$B$43]=[.$B33];[Thong_Tin_Ngay_Nghi_201602.$C$3:.$C$43]) + SUMPRODUCT([Thong_Tin_Ngay_Nghi_201603.$B$3:.$B$46]=[.$B33];[Thong_Tin_Ngay_Nghi_201603.$C$3:.$C$46])" office:value-type="float" office:value="0">
            <text:p>0</text:p>
          </table:table-cell>
          <table:table-cell table:style-name="ce50" table:formula="of:=SUMPRODUCT([Thong_Tin_Ngay_Nghi_201601.$B$3:.$B$42]=[.$B33];[Thong_Tin_Ngay_Nghi_201601.$C$3:.$C$42])+SUMPRODUCT([Thong_Tin_Ngay_Nghi_201602.$B$3:.$B$43]=[.$B33];[Thong_Tin_Ngay_Nghi_201602.$C$3:.$C$43]) + SUMPRODUCT([Thong_Tin_Ngay_Nghi_201603.$B$3:.$B$46]=[.$B33];[Thong_Tin_Ngay_Nghi_201603.$C$3:.$C$46]) + SUMPRODUCT([Thong_Tin_Ngay_Nghi_201604.$B$3:.$B$47]=[.$B33];[Thong_Tin_Ngay_Nghi_201604.$C$3:.$C$47])" office:value-type="float" office:value="2.5">
            <text:p>2.5</text:p>
          </table:table-cell>
          <table:table-cell table:style-name="ce45" table:formula="of:=IF(DATE(YEAR([.E33]);MONTH([.E33]);DAY([.E33]))&lt;=DATE(YEAR([.E33]);3;31); [.C33]-[.G33] + [.F33]; IF([.G33]-[.C33]&lt;0;[.G33] + [.F33] -[.H33];[.F33]+[.C33]-[.H33]))" office:value-type="float" office:value="-1.5">
            <text:p>-1.5</text:p>
          </table:table-cell>
          <table:table-cell table:number-columns-repeated="2" table:style-name="ce45"/>
          <table:table-cell table:style-name="ce45" table:formula="of:=[.I33]+[.K33] +[.J33]" office:value-type="float" office:value="-1.5">
            <text:p>-1.5</text:p>
          </table:table-cell>
          <table:table-cell table:style-name="ce53"/>
        </table:table-row>
        <table:table-row table:style-name="ro12">
          <table:table-cell table:style-name="ce40" office:value-type="float" office:value="28">
            <text:p>28</text:p>
          </table:table-cell>
          <table:table-cell table:style-name="ce42" office:value-type="string">
            <text:p>ThachBK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4]);DATE(YEAR([.D34]);12;31);NOW())" office:value-type="date" office:date-value="2016-04-12T15:05:50.46">
            <text:p>04/12/16</text:p>
          </table:table-cell>
          <table:table-cell table:style-name="ce47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3">
            <text:p>3</text:p>
          </table:table-cell>
          <table:table-cell table:style-name="ce50" table:formula="of:=SUMPRODUCT([Thong_Tin_Ngay_Nghi_201601.$B$3:.$B$42]=[.$B34];[Thong_Tin_Ngay_Nghi_201601.$C$3:.$C$42])+SUMPRODUCT([Thong_Tin_Ngay_Nghi_201602.$B$3:.$B$43]=[.$B34];[Thong_Tin_Ngay_Nghi_201602.$C$3:.$C$43]) + SUMPRODUCT([Thong_Tin_Ngay_Nghi_201603.$B$3:.$B$46]=[.$B34];[Thong_Tin_Ngay_Nghi_201603.$C$3:.$C$46])" office:value-type="float" office:value="20.5">
            <text:p>20.5</text:p>
          </table:table-cell>
          <table:table-cell table:style-name="ce50" table:formula="of:=SUMPRODUCT([Thong_Tin_Ngay_Nghi_201601.$B$3:.$B$42]=[.$B34];[Thong_Tin_Ngay_Nghi_201601.$C$3:.$C$42])+SUMPRODUCT([Thong_Tin_Ngay_Nghi_201602.$B$3:.$B$43]=[.$B34];[Thong_Tin_Ngay_Nghi_201602.$C$3:.$C$43]) + SUMPRODUCT([Thong_Tin_Ngay_Nghi_201603.$B$3:.$B$46]=[.$B34];[Thong_Tin_Ngay_Nghi_201603.$C$3:.$C$46]) + SUMPRODUCT([Thong_Tin_Ngay_Nghi_201604.$B$3:.$B$47]=[.$B34];[Thong_Tin_Ngay_Nghi_201604.$C$3:.$C$47])" office:value-type="float" office:value="21.5">
            <text:p>21.5</text:p>
          </table:table-cell>
          <table:table-cell table:style-name="ce45" table:formula="of:=IF(DATE(YEAR([.E34]);MONTH([.E34]);DAY([.E34]))&lt;=DATE(YEAR([.E34]);3;31); [.C34]-[.G34] + [.F34]; IF([.G34]-[.C34]&lt;0;[.G34] + [.F34] -[.H34];[.F34]+[.C34]-[.H34]))" office:value-type="float" office:value="-18.5">
            <text:p>-18.5</text:p>
          </table:table-cell>
          <table:table-cell table:style-name="ce45"/>
          <table:table-cell table:style-name="ce45" table:formula="of:=5+3.5+9" office:value-type="float" office:value="17.5">
            <text:p>17.5</text:p>
          </table:table-cell>
          <table:table-cell table:style-name="ce45" table:formula="of:=[.I34]+[.K34] +[.J34]" office:value-type="float" office:value="-1">
            <text:p>-1</text:p>
          </table:table-cell>
          <table:table-cell table:style-name="ce53" office:value-type="string">
            <text:p>Những ngày nghỉ đã trừ vào lương:</text:p>
            <text:p>- Tháng 1, trừ 5 ngày</text:p>
            <text:p>- Tháng 2, trừ 3.5 ngày</text:p>
            <text:p>- Tháng 3, trừ 9 ngày</text:p>
            <text:p>=&gt; Ko trừ vào ngày phép nữa</text:p>
          </table:table-cell>
        </table:table-row>
        <table:table-row table:style-name="ro10">
          <table:table-cell table:style-name="ce40" office:value-type="float" office:value="29">
            <text:p>29</text:p>
          </table:table-cell>
          <table:table-cell table:style-name="ce42" office:value-type="string">
            <text:p>ThaoDTH</text:p>
          </table:table-cell>
          <table:table-cell table:style-name="ce45" office:value-type="float" office:value="1">
            <text:p>1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5]);DATE(YEAR([.D35]);12;31);NOW())" office:value-type="date" office:date-value="2016-04-12T15:05:50.46">
            <text:p>04/12/16</text:p>
          </table:table-cell>
          <table:table-cell table:style-name="ce47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3">
            <text:p>3</text:p>
          </table:table-cell>
          <table:table-cell table:style-name="ce50" table:formula="of:=SUMPRODUCT([Thong_Tin_Ngay_Nghi_201601.$B$3:.$B$42]=[.$B35];[Thong_Tin_Ngay_Nghi_201601.$C$3:.$C$42])+SUMPRODUCT([Thong_Tin_Ngay_Nghi_201602.$B$3:.$B$43]=[.$B35];[Thong_Tin_Ngay_Nghi_201602.$C$3:.$C$43]) + SUMPRODUCT([Thong_Tin_Ngay_Nghi_201603.$B$3:.$B$46]=[.$B35];[Thong_Tin_Ngay_Nghi_201603.$C$3:.$C$46])" office:value-type="float" office:value="0.5">
            <text:p>0.5</text:p>
          </table:table-cell>
          <table:table-cell table:style-name="ce50" table:formula="of:=SUMPRODUCT([Thong_Tin_Ngay_Nghi_201601.$B$3:.$B$42]=[.$B35];[Thong_Tin_Ngay_Nghi_201601.$C$3:.$C$42])+SUMPRODUCT([Thong_Tin_Ngay_Nghi_201602.$B$3:.$B$43]=[.$B35];[Thong_Tin_Ngay_Nghi_201602.$C$3:.$C$43]) + SUMPRODUCT([Thong_Tin_Ngay_Nghi_201603.$B$3:.$B$46]=[.$B35];[Thong_Tin_Ngay_Nghi_201603.$C$3:.$C$46]) + SUMPRODUCT([Thong_Tin_Ngay_Nghi_201604.$B$3:.$B$47]=[.$B35];[Thong_Tin_Ngay_Nghi_201604.$C$3:.$C$47])" office:value-type="float" office:value="0.5">
            <text:p>0.5</text:p>
          </table:table-cell>
          <table:table-cell table:style-name="ce45" table:formula="of:=IF(DATE(YEAR([.E35]);MONTH([.E35]);DAY([.E35]))&lt;=DATE(YEAR([.E35]);3;31); [.C35]-[.G35] + [.F35]; IF([.G35]-[.C35]&lt;0;[.G35] + [.F35] -[.H35];[.F35]+[.C35]-[.H35]))" office:value-type="float" office:value="3">
            <text:p>3</text:p>
          </table:table-cell>
          <table:table-cell table:number-columns-repeated="2" table:style-name="ce45"/>
          <table:table-cell table:style-name="ce45" table:formula="of:=[.I35]+[.K35] +[.J35]" office:value-type="float" office:value="3">
            <text:p>3</text:p>
          </table:table-cell>
          <table:table-cell table:style-name="ce53"/>
        </table:table-row>
        <table:table-row table:style-name="ro10">
          <table:table-cell table:style-name="ce40" office:value-type="float" office:value="30">
            <text:p>30</text:p>
          </table:table-cell>
          <table:table-cell table:style-name="ce42" office:value-type="string">
            <text:p>ThamD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6]);DATE(YEAR([.D36]);12;31);NOW())" office:value-type="date" office:date-value="2016-04-12T15:05:50.46">
            <text:p>04/12/16</text:p>
          </table:table-cell>
          <table:table-cell table:style-name="ce47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3">
            <text:p>3</text:p>
          </table:table-cell>
          <table:table-cell table:style-name="ce50" table:formula="of:=SUMPRODUCT([Thong_Tin_Ngay_Nghi_201601.$B$3:.$B$42]=[.$B36];[Thong_Tin_Ngay_Nghi_201601.$C$3:.$C$42])+SUMPRODUCT([Thong_Tin_Ngay_Nghi_201602.$B$3:.$B$43]=[.$B36];[Thong_Tin_Ngay_Nghi_201602.$C$3:.$C$43]) + SUMPRODUCT([Thong_Tin_Ngay_Nghi_201603.$B$3:.$B$46]=[.$B36];[Thong_Tin_Ngay_Nghi_201603.$C$3:.$C$46])" office:value-type="float" office:value="9.5">
            <text:p>9.5</text:p>
          </table:table-cell>
          <table:table-cell table:style-name="ce50" table:formula="of:=SUMPRODUCT([Thong_Tin_Ngay_Nghi_201601.$B$3:.$B$42]=[.$B36];[Thong_Tin_Ngay_Nghi_201601.$C$3:.$C$42])+SUMPRODUCT([Thong_Tin_Ngay_Nghi_201602.$B$3:.$B$43]=[.$B36];[Thong_Tin_Ngay_Nghi_201602.$C$3:.$C$43]) + SUMPRODUCT([Thong_Tin_Ngay_Nghi_201603.$B$3:.$B$46]=[.$B36];[Thong_Tin_Ngay_Nghi_201603.$C$3:.$C$46]) + SUMPRODUCT([Thong_Tin_Ngay_Nghi_201604.$B$3:.$B$47]=[.$B36];[Thong_Tin_Ngay_Nghi_201604.$C$3:.$C$47])" office:value-type="float" office:value="9.5">
            <text:p>9.5</text:p>
          </table:table-cell>
          <table:table-cell table:style-name="ce45" table:formula="of:=IF(DATE(YEAR([.E36]);MONTH([.E36]);DAY([.E36]))&lt;=DATE(YEAR([.E36]);3;31); [.C36]-[.G36] + [.F36]; IF([.G36]-[.C36]&lt;0;[.G36] + [.F36] -[.H36];[.F36]+[.C36]-[.H36]))" office:value-type="float" office:value="-4.5">
            <text:p>-4.5</text:p>
          </table:table-cell>
          <table:table-cell table:number-columns-repeated="2" table:style-name="ce45"/>
          <table:table-cell table:style-name="ce45" table:formula="of:=[.I36]+[.K36] +[.J36]" office:value-type="float" office:value="-4.5">
            <text:p>-4.5</text:p>
          </table:table-cell>
          <table:table-cell table:style-name="ce53"/>
        </table:table-row>
        <table:table-row table:style-name="ro10">
          <table:table-cell table:style-name="ce40" office:value-type="float" office:value="31">
            <text:p>31</text:p>
          </table:table-cell>
          <table:table-cell table:style-name="ce42" office:value-type="string">
            <text:p>ThinhT</text:p>
          </table:table-cell>
          <table:table-cell table:style-name="ce45" office:value-type="float" office:value="4.5">
            <text:p>4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7]);DATE(YEAR([.D37]);12;31);NOW())" office:value-type="date" office:date-value="2016-04-12T15:05:50.46">
            <text:p>04/12/16</text:p>
          </table:table-cell>
          <table:table-cell table:style-name="ce47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3">
            <text:p>3</text:p>
          </table:table-cell>
          <table:table-cell table:style-name="ce50" table:formula="of:=SUMPRODUCT([Thong_Tin_Ngay_Nghi_201601.$B$3:.$B$42]=[.$B37];[Thong_Tin_Ngay_Nghi_201601.$C$3:.$C$42])+SUMPRODUCT([Thong_Tin_Ngay_Nghi_201602.$B$3:.$B$43]=[.$B37];[Thong_Tin_Ngay_Nghi_201602.$C$3:.$C$43]) + SUMPRODUCT([Thong_Tin_Ngay_Nghi_201603.$B$3:.$B$46]=[.$B37];[Thong_Tin_Ngay_Nghi_201603.$C$3:.$C$46])" office:value-type="float" office:value="5">
            <text:p>5</text:p>
          </table:table-cell>
          <table:table-cell table:style-name="ce50" table:formula="of:=SUMPRODUCT([Thong_Tin_Ngay_Nghi_201601.$B$3:.$B$42]=[.$B37];[Thong_Tin_Ngay_Nghi_201601.$C$3:.$C$42])+SUMPRODUCT([Thong_Tin_Ngay_Nghi_201602.$B$3:.$B$43]=[.$B37];[Thong_Tin_Ngay_Nghi_201602.$C$3:.$C$43]) + SUMPRODUCT([Thong_Tin_Ngay_Nghi_201603.$B$3:.$B$46]=[.$B37];[Thong_Tin_Ngay_Nghi_201603.$C$3:.$C$46]) + SUMPRODUCT([Thong_Tin_Ngay_Nghi_201604.$B$3:.$B$47]=[.$B37];[Thong_Tin_Ngay_Nghi_201604.$C$3:.$C$47])" office:value-type="float" office:value="6.5">
            <text:p>6.5</text:p>
          </table:table-cell>
          <table:table-cell table:style-name="ce45" table:formula="of:=IF(DATE(YEAR([.E37]);MONTH([.E37]);DAY([.E37]))&lt;=DATE(YEAR([.E37]);3;31); [.C37]-[.G37] + [.F37]; IF([.G37]-[.C37]&lt;0;[.G37] + [.F37] -[.H37];[.F37]+[.C37]-[.H37]))" office:value-type="float" office:value="1">
            <text:p>1</text:p>
          </table:table-cell>
          <table:table-cell table:number-columns-repeated="2" table:style-name="ce45"/>
          <table:table-cell table:style-name="ce45" table:formula="of:=[.I37]+[.K37] +[.J37]" office:value-type="float" office:value="1">
            <text:p>1</text:p>
          </table:table-cell>
          <table:table-cell table:style-name="ce53"/>
        </table:table-row>
        <table:table-row table:style-name="ro10">
          <table:table-cell table:style-name="ce40" office:value-type="float" office:value="32">
            <text:p>32</text:p>
          </table:table-cell>
          <table:table-cell table:style-name="ce42" office:value-type="string">
            <text:p>ThongDN</text:p>
          </table:table-cell>
          <table:table-cell table:style-name="ce45" office:value-type="float" office:value="1">
            <text:p>1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8]);DATE(YEAR([.D38]);12;31);NOW())" office:value-type="date" office:date-value="2016-04-12T15:05:50.46">
            <text:p>04/12/16</text:p>
          </table:table-cell>
          <table:table-cell table:style-name="ce47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3">
            <text:p>3</text:p>
          </table:table-cell>
          <table:table-cell table:style-name="ce50" table:formula="of:=SUMPRODUCT([Thong_Tin_Ngay_Nghi_201601.$B$3:.$B$42]=[.$B38];[Thong_Tin_Ngay_Nghi_201601.$C$3:.$C$42])+SUMPRODUCT([Thong_Tin_Ngay_Nghi_201602.$B$3:.$B$43]=[.$B38];[Thong_Tin_Ngay_Nghi_201602.$C$3:.$C$43]) + SUMPRODUCT([Thong_Tin_Ngay_Nghi_201603.$B$3:.$B$46]=[.$B38];[Thong_Tin_Ngay_Nghi_201603.$C$3:.$C$46])" office:value-type="float" office:value="4.5">
            <text:p>4.5</text:p>
          </table:table-cell>
          <table:table-cell table:style-name="ce50" table:formula="of:=SUMPRODUCT([Thong_Tin_Ngay_Nghi_201601.$B$3:.$B$42]=[.$B38];[Thong_Tin_Ngay_Nghi_201601.$C$3:.$C$42])+SUMPRODUCT([Thong_Tin_Ngay_Nghi_201602.$B$3:.$B$43]=[.$B38];[Thong_Tin_Ngay_Nghi_201602.$C$3:.$C$43]) + SUMPRODUCT([Thong_Tin_Ngay_Nghi_201603.$B$3:.$B$46]=[.$B38];[Thong_Tin_Ngay_Nghi_201603.$C$3:.$C$46]) + SUMPRODUCT([Thong_Tin_Ngay_Nghi_201604.$B$3:.$B$47]=[.$B38];[Thong_Tin_Ngay_Nghi_201604.$C$3:.$C$47])" office:value-type="float" office:value="5.5">
            <text:p>5.5</text:p>
          </table:table-cell>
          <table:table-cell table:style-name="ce45" table:formula="of:=IF(DATE(YEAR([.E38]);MONTH([.E38]);DAY([.E38]))&lt;=DATE(YEAR([.E38]);3;31); [.C38]-[.G38] + [.F38]; IF([.G38]-[.C38]&lt;0;[.G38] + [.F38] -[.H38];[.F38]+[.C38]-[.H38]))" office:value-type="float" office:value="-1.5">
            <text:p>-1.5</text:p>
          </table:table-cell>
          <table:table-cell table:number-columns-repeated="2" table:style-name="ce45"/>
          <table:table-cell table:style-name="ce45" table:formula="of:=[.I38]+[.K38] +[.J38]" office:value-type="float" office:value="-1.5">
            <text:p>-1.5</text:p>
          </table:table-cell>
          <table:table-cell table:style-name="ce53"/>
        </table:table-row>
        <table:table-row table:style-name="ro10">
          <table:table-cell table:style-name="ce40" office:value-type="float" office:value="33">
            <text:p>33</text:p>
          </table:table-cell>
          <table:table-cell table:style-name="ce42" office:value-type="string">
            <text:p>ThuyLT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9]);DATE(YEAR([.D39]);12;31);NOW())" office:value-type="date" office:date-value="2016-04-12T15:05:52.84">
            <text:p>04/12/16</text:p>
          </table:table-cell>
          <table:table-cell table:style-name="ce47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3">
            <text:p>3</text:p>
          </table:table-cell>
          <table:table-cell table:style-name="ce50" table:formula="of:=SUMPRODUCT([Thong_Tin_Ngay_Nghi_201601.$B$3:.$B$42]=[.$B39];[Thong_Tin_Ngay_Nghi_201601.$C$3:.$C$42])+SUMPRODUCT([Thong_Tin_Ngay_Nghi_201602.$B$3:.$B$43]=[.$B39];[Thong_Tin_Ngay_Nghi_201602.$C$3:.$C$43]) + SUMPRODUCT([Thong_Tin_Ngay_Nghi_201603.$B$3:.$B$46]=[.$B39];[Thong_Tin_Ngay_Nghi_201603.$C$3:.$C$46])" office:value-type="float" office:value="3">
            <text:p>3</text:p>
          </table:table-cell>
          <table:table-cell table:style-name="ce50" table:formula="of:=SUMPRODUCT([Thong_Tin_Ngay_Nghi_201601.$B$3:.$B$42]=[.$B39];[Thong_Tin_Ngay_Nghi_201601.$C$3:.$C$42])+SUMPRODUCT([Thong_Tin_Ngay_Nghi_201602.$B$3:.$B$43]=[.$B39];[Thong_Tin_Ngay_Nghi_201602.$C$3:.$C$43]) + SUMPRODUCT([Thong_Tin_Ngay_Nghi_201603.$B$3:.$B$46]=[.$B39];[Thong_Tin_Ngay_Nghi_201603.$C$3:.$C$46]) + SUMPRODUCT([Thong_Tin_Ngay_Nghi_201604.$B$3:.$B$47]=[.$B39];[Thong_Tin_Ngay_Nghi_201604.$C$3:.$C$47])" office:value-type="float" office:value="3.5">
            <text:p>3.5</text:p>
          </table:table-cell>
          <table:table-cell table:style-name="ce45" table:formula="of:=IF(DATE(YEAR([.E39]);MONTH([.E39]);DAY([.E39]))&lt;=DATE(YEAR([.E39]);3;31); [.C39]-[.G39] + [.F39]; IF([.G39]-[.C39]&lt;0;[.G39] + [.F39] -[.H39];[.F39]+[.C39]-[.H39]))" office:value-type="float" office:value="-0.5">
            <text:p>-0.5</text:p>
          </table:table-cell>
          <table:table-cell table:number-columns-repeated="2" table:style-name="ce45"/>
          <table:table-cell table:style-name="ce45" table:formula="of:=[.I39]+[.K39] +[.J39]" office:value-type="float" office:value="-0.5">
            <text:p>-0.5</text:p>
          </table:table-cell>
          <table:table-cell table:style-name="ce53"/>
        </table:table-row>
        <table:table-row table:style-name="ro10">
          <table:table-cell table:style-name="ce40" office:value-type="float" office:value="34">
            <text:p>34</text:p>
          </table:table-cell>
          <table:table-cell table:style-name="ce42" office:value-type="string">
            <text:p>ToiDB</text:p>
          </table:table-cell>
          <table:table-cell table:style-name="ce45" office:value-type="float" office:value="3.5">
            <text:p>3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0]);DATE(YEAR([.D40]);12;31);NOW())" office:value-type="date" office:date-value="2016-04-12T15:05:52.84">
            <text:p>04/12/16</text:p>
          </table:table-cell>
          <table:table-cell table:style-name="ce47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3">
            <text:p>3</text:p>
          </table:table-cell>
          <table:table-cell table:style-name="ce50" table:formula="of:=SUMPRODUCT([Thong_Tin_Ngay_Nghi_201601.$B$3:.$B$42]=[.$B40];[Thong_Tin_Ngay_Nghi_201601.$C$3:.$C$42])+SUMPRODUCT([Thong_Tin_Ngay_Nghi_201602.$B$3:.$B$43]=[.$B40];[Thong_Tin_Ngay_Nghi_201602.$C$3:.$C$43]) + SUMPRODUCT([Thong_Tin_Ngay_Nghi_201603.$B$3:.$B$46]=[.$B40];[Thong_Tin_Ngay_Nghi_201603.$C$3:.$C$46])" office:value-type="float" office:value="4">
            <text:p>4</text:p>
          </table:table-cell>
          <table:table-cell table:style-name="ce50" table:formula="of:=SUMPRODUCT([Thong_Tin_Ngay_Nghi_201601.$B$3:.$B$42]=[.$B40];[Thong_Tin_Ngay_Nghi_201601.$C$3:.$C$42])+SUMPRODUCT([Thong_Tin_Ngay_Nghi_201602.$B$3:.$B$43]=[.$B40];[Thong_Tin_Ngay_Nghi_201602.$C$3:.$C$43]) + SUMPRODUCT([Thong_Tin_Ngay_Nghi_201603.$B$3:.$B$46]=[.$B40];[Thong_Tin_Ngay_Nghi_201603.$C$3:.$C$46]) + SUMPRODUCT([Thong_Tin_Ngay_Nghi_201604.$B$3:.$B$47]=[.$B40];[Thong_Tin_Ngay_Nghi_201604.$C$3:.$C$47])" office:value-type="float" office:value="5.5">
            <text:p>5.5</text:p>
          </table:table-cell>
          <table:table-cell table:style-name="ce45" table:formula="of:=IF(DATE(YEAR([.E40]);MONTH([.E40]);DAY([.E40]))&lt;=DATE(YEAR([.E40]);3;31); [.C40]-[.G40] + [.F40]; IF([.G40]-[.C40]&lt;0;[.G40] + [.F40] -[.H40];[.F40]+[.C40]-[.H40]))" office:value-type="float" office:value="1">
            <text:p>1</text:p>
          </table:table-cell>
          <table:table-cell table:number-columns-repeated="2" table:style-name="ce45"/>
          <table:table-cell table:style-name="ce45" table:formula="of:=[.I40]+[.K40] +[.J40]" office:value-type="float" office:value="1">
            <text:p>1</text:p>
          </table:table-cell>
          <table:table-cell table:style-name="ce53"/>
        </table:table-row>
        <table:table-row table:style-name="ro10">
          <table:table-cell table:style-name="ce40" office:value-type="float" office:value="35">
            <text:p>35</text:p>
          </table:table-cell>
          <table:table-cell table:style-name="ce42" office:value-type="string">
            <text:p>TruyenLVC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1]);DATE(YEAR([.D41]);12;31);NOW())" office:value-type="date" office:date-value="2016-04-12T15:05:52.85">
            <text:p>04/12/16</text:p>
          </table:table-cell>
          <table:table-cell table:style-name="ce47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3">
            <text:p>3</text:p>
          </table:table-cell>
          <table:table-cell table:style-name="ce50" table:formula="of:=SUMPRODUCT([Thong_Tin_Ngay_Nghi_201601.$B$3:.$B$42]=[.$B41];[Thong_Tin_Ngay_Nghi_201601.$C$3:.$C$42])+SUMPRODUCT([Thong_Tin_Ngay_Nghi_201602.$B$3:.$B$43]=[.$B41];[Thong_Tin_Ngay_Nghi_201602.$C$3:.$C$43]) + SUMPRODUCT([Thong_Tin_Ngay_Nghi_201603.$B$3:.$B$46]=[.$B41];[Thong_Tin_Ngay_Nghi_201603.$C$3:.$C$46])" office:value-type="float" office:value="1">
            <text:p>1</text:p>
          </table:table-cell>
          <table:table-cell table:style-name="ce50" table:formula="of:=SUMPRODUCT([Thong_Tin_Ngay_Nghi_201601.$B$3:.$B$42]=[.$B41];[Thong_Tin_Ngay_Nghi_201601.$C$3:.$C$42])+SUMPRODUCT([Thong_Tin_Ngay_Nghi_201602.$B$3:.$B$43]=[.$B41];[Thong_Tin_Ngay_Nghi_201602.$C$3:.$C$43]) + SUMPRODUCT([Thong_Tin_Ngay_Nghi_201603.$B$3:.$B$46]=[.$B41];[Thong_Tin_Ngay_Nghi_201603.$C$3:.$C$46]) + SUMPRODUCT([Thong_Tin_Ngay_Nghi_201604.$B$3:.$B$47]=[.$B41];[Thong_Tin_Ngay_Nghi_201604.$C$3:.$C$47])" office:value-type="float" office:value="2">
            <text:p>2</text:p>
          </table:table-cell>
          <table:table-cell table:style-name="ce45" table:formula="of:=IF(DATE(YEAR([.E41]);MONTH([.E41]);DAY([.E41]))&lt;=DATE(YEAR([.E41]);3;31); [.C41]-[.G41] + [.F41]; IF([.G41]-[.C41]&lt;0;[.G41] + [.F41] -[.H41];[.F41]+[.C41]-[.H41]))" office:value-type="float" office:value="2">
            <text:p>2</text:p>
          </table:table-cell>
          <table:table-cell table:number-columns-repeated="2" table:style-name="ce45"/>
          <table:table-cell table:style-name="ce45" table:formula="of:=[.I41]+[.K41] +[.J41]" office:value-type="float" office:value="2">
            <text:p>2</text:p>
          </table:table-cell>
          <table:table-cell table:style-name="ce53"/>
        </table:table-row>
        <table:table-row table:style-name="ro10">
          <table:table-cell table:style-name="ce40" office:value-type="float" office:value="36">
            <text:p>36</text:p>
          </table:table-cell>
          <table:table-cell table:style-name="ce42" office:value-type="string">
            <text:p>TuanND</text:p>
          </table:table-cell>
          <table:table-cell table:style-name="ce45" office:value-type="float" office:value="4.5">
            <text:p>4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2]);DATE(YEAR([.D42]);12;31);NOW())" office:value-type="date" office:date-value="2016-04-12T15:05:52.85">
            <text:p>04/12/16</text:p>
          </table:table-cell>
          <table:table-cell table:style-name="ce47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3">
            <text:p>3</text:p>
          </table:table-cell>
          <table:table-cell table:style-name="ce50" table:formula="of:=SUMPRODUCT([Thong_Tin_Ngay_Nghi_201601.$B$3:.$B$42]=[.$B42];[Thong_Tin_Ngay_Nghi_201601.$C$3:.$C$42])+SUMPRODUCT([Thong_Tin_Ngay_Nghi_201602.$B$3:.$B$43]=[.$B42];[Thong_Tin_Ngay_Nghi_201602.$C$3:.$C$43]) + SUMPRODUCT([Thong_Tin_Ngay_Nghi_201603.$B$3:.$B$46]=[.$B42];[Thong_Tin_Ngay_Nghi_201603.$C$3:.$C$46])" office:value-type="float" office:value="6.5">
            <text:p>6.5</text:p>
          </table:table-cell>
          <table:table-cell table:style-name="ce50" table:formula="of:=SUMPRODUCT([Thong_Tin_Ngay_Nghi_201601.$B$3:.$B$42]=[.$B42];[Thong_Tin_Ngay_Nghi_201601.$C$3:.$C$42])+SUMPRODUCT([Thong_Tin_Ngay_Nghi_201602.$B$3:.$B$43]=[.$B42];[Thong_Tin_Ngay_Nghi_201602.$C$3:.$C$43]) + SUMPRODUCT([Thong_Tin_Ngay_Nghi_201603.$B$3:.$B$46]=[.$B42];[Thong_Tin_Ngay_Nghi_201603.$C$3:.$C$46]) + SUMPRODUCT([Thong_Tin_Ngay_Nghi_201604.$B$3:.$B$47]=[.$B42];[Thong_Tin_Ngay_Nghi_201604.$C$3:.$C$47])" office:value-type="float" office:value="6.5">
            <text:p>6.5</text:p>
          </table:table-cell>
          <table:table-cell table:style-name="ce45" table:formula="of:=IF(DATE(YEAR([.E42]);MONTH([.E42]);DAY([.E42]))&lt;=DATE(YEAR([.E42]);3;31); [.C42]-[.G42] + [.F42]; IF([.G42]-[.C42]&lt;0;[.G42] + [.F42] -[.H42];[.F42]+[.C42]-[.H42]))" office:value-type="float" office:value="1">
            <text:p>1</text:p>
          </table:table-cell>
          <table:table-cell table:number-columns-repeated="2" table:style-name="ce45"/>
          <table:table-cell table:style-name="ce45" table:formula="of:=[.I42]+[.K42] +[.J42]" office:value-type="float" office:value="1">
            <text:p>1</text:p>
          </table:table-cell>
          <table:table-cell table:style-name="ce53"/>
        </table:table-row>
        <table:table-row table:style-name="ro10">
          <table:table-cell table:style-name="ce40" office:value-type="float" office:value="37">
            <text:p>37</text:p>
          </table:table-cell>
          <table:table-cell table:style-name="ce42" office:value-type="string">
            <text:p>VietBA</text:p>
          </table:table-cell>
          <table:table-cell table:style-name="ce45" office:value-type="float" office:value="1.5">
            <text:p>1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3]);DATE(YEAR([.D43]);12;31);NOW())" office:value-type="date" office:date-value="2016-04-12T15:05:52.85">
            <text:p>04/12/16</text:p>
          </table:table-cell>
          <table:table-cell table:style-name="ce47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3">
            <text:p>3</text:p>
          </table:table-cell>
          <table:table-cell table:style-name="ce50" table:formula="of:=SUMPRODUCT([Thong_Tin_Ngay_Nghi_201601.$B$3:.$B$42]=[.$B43];[Thong_Tin_Ngay_Nghi_201601.$C$3:.$C$42])+SUMPRODUCT([Thong_Tin_Ngay_Nghi_201602.$B$3:.$B$43]=[.$B43];[Thong_Tin_Ngay_Nghi_201602.$C$3:.$C$43]) + SUMPRODUCT([Thong_Tin_Ngay_Nghi_201603.$B$3:.$B$46]=[.$B43];[Thong_Tin_Ngay_Nghi_201603.$C$3:.$C$46])" office:value-type="float" office:value="0.5">
            <text:p>0.5</text:p>
          </table:table-cell>
          <table:table-cell table:style-name="ce50" table:formula="of:=SUMPRODUCT([Thong_Tin_Ngay_Nghi_201601.$B$3:.$B$42]=[.$B43];[Thong_Tin_Ngay_Nghi_201601.$C$3:.$C$42])+SUMPRODUCT([Thong_Tin_Ngay_Nghi_201602.$B$3:.$B$43]=[.$B43];[Thong_Tin_Ngay_Nghi_201602.$C$3:.$C$43]) + SUMPRODUCT([Thong_Tin_Ngay_Nghi_201603.$B$3:.$B$46]=[.$B43];[Thong_Tin_Ngay_Nghi_201603.$C$3:.$C$46]) + SUMPRODUCT([Thong_Tin_Ngay_Nghi_201604.$B$3:.$B$47]=[.$B43];[Thong_Tin_Ngay_Nghi_201604.$C$3:.$C$47])" office:value-type="float" office:value="0.5">
            <text:p>0.5</text:p>
          </table:table-cell>
          <table:table-cell table:style-name="ce45" table:formula="of:=IF(DATE(YEAR([.E43]);MONTH([.E43]);DAY([.E43]))&lt;=DATE(YEAR([.E43]);3;31); [.C43]-[.G43] + [.F43]; IF([.G43]-[.C43]&lt;0;[.G43] + [.F43] -[.H43];[.F43]+[.C43]-[.H43]))" office:value-type="float" office:value="3">
            <text:p>3</text:p>
          </table:table-cell>
          <table:table-cell table:number-columns-repeated="2" table:style-name="ce45"/>
          <table:table-cell table:style-name="ce45" table:formula="of:=[.I43]+[.K43] +[.J43]" office:value-type="float" office:value="3">
            <text:p>3</text:p>
          </table:table-cell>
          <table:table-cell table:style-name="ce53"/>
        </table:table-row>
        <table:table-row table:style-name="ro10">
          <table:table-cell table:style-name="ce40" office:value-type="float" office:value="38">
            <text:p>38</text:p>
          </table:table-cell>
          <table:table-cell table:style-name="ce43" office:value-type="string">
            <text:p>VinhP</text:p>
          </table:table-cell>
          <table:table-cell table:style-name="ce45" office:value-type="float" office:value="3">
            <text:p>3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4]);DATE(YEAR([.D44]);12;31);NOW())" office:value-type="date" office:date-value="2016-04-12T15:05:52.85">
            <text:p>04/12/16</text:p>
          </table:table-cell>
          <table:table-cell table:style-name="ce47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3">
            <text:p>3</text:p>
          </table:table-cell>
          <table:table-cell table:style-name="ce50" table:formula="of:=SUMPRODUCT([Thong_Tin_Ngay_Nghi_201601.$B$3:.$B$42]=[.$B44];[Thong_Tin_Ngay_Nghi_201601.$C$3:.$C$42])+SUMPRODUCT([Thong_Tin_Ngay_Nghi_201602.$B$3:.$B$43]=[.$B44];[Thong_Tin_Ngay_Nghi_201602.$C$3:.$C$43]) + SUMPRODUCT([Thong_Tin_Ngay_Nghi_201603.$B$3:.$B$46]=[.$B44];[Thong_Tin_Ngay_Nghi_201603.$C$3:.$C$46])" office:value-type="float" office:value="6.5">
            <text:p>6.5</text:p>
          </table:table-cell>
          <table:table-cell table:style-name="ce50" table:formula="of:=SUMPRODUCT([Thong_Tin_Ngay_Nghi_201601.$B$3:.$B$42]=[.$B44];[Thong_Tin_Ngay_Nghi_201601.$C$3:.$C$42])+SUMPRODUCT([Thong_Tin_Ngay_Nghi_201602.$B$3:.$B$43]=[.$B44];[Thong_Tin_Ngay_Nghi_201602.$C$3:.$C$43]) + SUMPRODUCT([Thong_Tin_Ngay_Nghi_201603.$B$3:.$B$46]=[.$B44];[Thong_Tin_Ngay_Nghi_201603.$C$3:.$C$46]) + SUMPRODUCT([Thong_Tin_Ngay_Nghi_201604.$B$3:.$B$47]=[.$B44];[Thong_Tin_Ngay_Nghi_201604.$C$3:.$C$47])" office:value-type="float" office:value="6.5">
            <text:p>6.5</text:p>
          </table:table-cell>
          <table:table-cell table:style-name="ce45" table:formula="of:=IF(DATE(YEAR([.E44]);MONTH([.E44]);DAY([.E44]))&lt;=DATE(YEAR([.E44]);3;31); [.C44]-[.G44] + [.F44]; IF([.G44]-[.C44]&lt;0;[.G44] + [.F44] -[.H44];[.F44]+[.C44]-[.H44]))" office:value-type="float" office:value="-0.5">
            <text:p>-0.5</text:p>
          </table:table-cell>
          <table:table-cell table:number-columns-repeated="2" table:style-name="ce45"/>
          <table:table-cell table:style-name="ce45" table:formula="of:=[.I44]+[.K44] +[.J44]" office:value-type="float" office:value="-0.5">
            <text:p>-0.5</text:p>
          </table:table-cell>
          <table:table-cell table:style-name="ce53"/>
        </table:table-row>
        <table:table-row table:style-name="ro10">
          <table:table-cell table:style-name="ce40" office:value-type="float" office:value="39">
            <text:p>39</text:p>
          </table:table-cell>
          <table:table-cell table:style-name="ce42" office:value-type="string">
            <text:p>VuNA</text:p>
          </table:table-cell>
          <table:table-cell table:style-name="ce45" office:value-type="float" office:value="6">
            <text:p>6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5]);DATE(YEAR([.D45]);12;31);NOW())" office:value-type="date" office:date-value="2016-04-12T15:05:52.85">
            <text:p>04/12/16</text:p>
          </table:table-cell>
          <table:table-cell table:style-name="ce47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3">
            <text:p>3</text:p>
          </table:table-cell>
          <table:table-cell table:style-name="ce50" table:formula="of:=SUMPRODUCT([Thong_Tin_Ngay_Nghi_201601.$B$3:.$B$42]=[.$B45];[Thong_Tin_Ngay_Nghi_201601.$C$3:.$C$42])+SUMPRODUCT([Thong_Tin_Ngay_Nghi_201602.$B$3:.$B$43]=[.$B45];[Thong_Tin_Ngay_Nghi_201602.$C$3:.$C$43]) + SUMPRODUCT([Thong_Tin_Ngay_Nghi_201603.$B$3:.$B$46]=[.$B45];[Thong_Tin_Ngay_Nghi_201603.$C$3:.$C$46])" office:value-type="float" office:value="7">
            <text:p>7</text:p>
          </table:table-cell>
          <table:table-cell table:style-name="ce50" table:formula="of:=SUMPRODUCT([Thong_Tin_Ngay_Nghi_201601.$B$3:.$B$42]=[.$B45];[Thong_Tin_Ngay_Nghi_201601.$C$3:.$C$42])+SUMPRODUCT([Thong_Tin_Ngay_Nghi_201602.$B$3:.$B$43]=[.$B45];[Thong_Tin_Ngay_Nghi_201602.$C$3:.$C$43]) + SUMPRODUCT([Thong_Tin_Ngay_Nghi_201603.$B$3:.$B$46]=[.$B45];[Thong_Tin_Ngay_Nghi_201603.$C$3:.$C$46]) + SUMPRODUCT([Thong_Tin_Ngay_Nghi_201604.$B$3:.$B$47]=[.$B45];[Thong_Tin_Ngay_Nghi_201604.$C$3:.$C$47])" office:value-type="float" office:value="7">
            <text:p>7</text:p>
          </table:table-cell>
          <table:table-cell table:style-name="ce45" table:formula="of:=IF(DATE(YEAR([.E45]);MONTH([.E45]);DAY([.E45]))&lt;=DATE(YEAR([.E45]);3;31); [.C45]-[.G45] + [.F45]; IF([.G45]-[.C45]&lt;0;[.G45] + [.F45] -[.H45];[.F45]+[.C45]-[.H45]))" office:value-type="float" office:value="2">
            <text:p>2</text:p>
          </table:table-cell>
          <table:table-cell table:number-columns-repeated="2" table:style-name="ce45"/>
          <table:table-cell table:style-name="ce45" table:formula="of:=[.I45]+[.K45] +[.J45]" office:value-type="float" office:value="2">
            <text:p>2</text:p>
          </table:table-cell>
          <table:table-cell table:style-name="ce53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8"/>
        </table:table-row>
        <table:table-row table:style-name="ro2" table:number-rows-repeated="10">
          <table:table-cell table:number-columns-repeated="13"/>
        </table:table-row>
        <table:table-row table:style-name="ro13">
          <table:table-cell table:number-columns-repeated="13"/>
        </table:table-row>
        <table:table-row table:style-name="ro2" table:number-rows-repeated="1048515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Thong_Tin_Ngay_Nghi_201601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62"/>
        <table:table-column table:style-name="co22" table:number-columns-repeated="7" table:default-cell-style-name="ce62"/>
        <table:table-column table:style-name="co21" table:number-columns-repeated="14" table:default-cell-style-name="ce62"/>
        <table:table-column table:style-name="co23" table:number-columns-repeated="2" table:default-cell-style-name="ce62"/>
        <table:table-column table:style-name="co7" table:number-columns-repeated="933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57" table:number-columns-repeated="8"/>
          <table:table-cell table:style-name="ce65" office:value-type="string" table:number-columns-spanned="2" table:number-rows-spanned="1">
            <text:p>Month</text:p>
          </table:table-cell>
          <table:covered-table-cell table:style-name="ce66"/>
          <table:table-cell table:style-name="ce67" table:content-validation-name="val1" office:value-type="float" office:value="1" table:number-columns-spanned="2" table:number-rows-spanned="1">
            <text:p>1</text:p>
          </table:table-cell>
          <table:covered-table-cell table:style-name="ce66"/>
          <table:table-cell table:style-name="ce65" office:value-type="string" table:number-columns-spanned="2" table:number-rows-spanned="1">
            <text:p>Year</text:p>
          </table:table-cell>
          <table:covered-table-cell table:style-name="ce66"/>
          <table:table-cell table:style-name="ce65" office:value-type="float" office:value="2016" table:number-columns-spanned="2" table:number-rows-spanned="1">
            <text:p>2016</text:p>
          </table:table-cell>
          <table:covered-table-cell table:style-name="ce69"/>
          <table:table-cell table:style-name="ce57" table:number-columns-repeated="15"/>
          <table:table-cell table:style-name="ce70" table:number-columns-repeated="933"/>
        </table:table-row>
        <table:table-row table:style-name="ro2">
          <table:table-cell table:style-name="ce54" table:number-columns-repeated="3"/>
          <table:table-cell table:style-name="ce58" table:formula="of:=DATE([.$R$1];[.N1];1)" office:value-type="date" office:date-value="2016-01-01">
            <text:p>01</text:p>
          </table:table-cell>
          <table:table-cell table:style-name="ce58" table:formula="of:=[.D2]+1" office:value-type="date" office:date-value="2016-01-02">
            <text:p>02</text:p>
          </table:table-cell>
          <table:table-cell table:style-name="ce58" table:formula="of:=[.E2]+1" office:value-type="date" office:date-value="2016-01-03">
            <text:p>03</text:p>
          </table:table-cell>
          <table:table-cell table:style-name="ce58" table:formula="of:=[.F2]+1" office:value-type="date" office:date-value="2016-01-04">
            <text:p>04</text:p>
          </table:table-cell>
          <table:table-cell table:style-name="ce58" table:formula="of:=[.G2]+1" office:value-type="date" office:date-value="2016-01-05">
            <text:p>05</text:p>
          </table:table-cell>
          <table:table-cell table:style-name="ce58" table:formula="of:=[.H2]+1" office:value-type="date" office:date-value="2016-01-06">
            <text:p>06</text:p>
          </table:table-cell>
          <table:table-cell table:style-name="ce58" table:formula="of:=[.I2]+1" office:value-type="date" office:date-value="2016-01-07">
            <text:p>07</text:p>
          </table:table-cell>
          <table:table-cell table:style-name="ce58" table:formula="of:=[.J2]+1" office:value-type="date" office:date-value="2016-01-08">
            <text:p>08</text:p>
          </table:table-cell>
          <table:table-cell table:style-name="ce58" table:formula="of:=[.K2]+1" office:value-type="date" office:date-value="2016-01-09">
            <text:p>09</text:p>
          </table:table-cell>
          <table:table-cell table:style-name="ce58" table:formula="of:=[.L2]+1" office:value-type="date" office:date-value="2016-01-10">
            <text:p>10</text:p>
          </table:table-cell>
          <table:table-cell table:style-name="ce58" table:formula="of:=[.M2]+1" office:value-type="date" office:date-value="2016-01-11">
            <text:p>11</text:p>
          </table:table-cell>
          <table:table-cell table:style-name="ce58" table:formula="of:=[.N2]+1" office:value-type="date" office:date-value="2016-01-12">
            <text:p>12</text:p>
          </table:table-cell>
          <table:table-cell table:style-name="ce58" table:formula="of:=[.O2]+1" office:value-type="date" office:date-value="2016-01-13">
            <text:p>13</text:p>
          </table:table-cell>
          <table:table-cell table:style-name="ce58" table:formula="of:=[.P2]+1" office:value-type="date" office:date-value="2016-01-14">
            <text:p>14</text:p>
          </table:table-cell>
          <table:table-cell table:style-name="ce58" table:formula="of:=[.Q2]+1" office:value-type="date" office:date-value="2016-01-15">
            <text:p>15</text:p>
          </table:table-cell>
          <table:table-cell table:style-name="ce58" table:formula="of:=[.R2]+1" office:value-type="date" office:date-value="2016-01-16">
            <text:p>16</text:p>
          </table:table-cell>
          <table:table-cell table:style-name="ce58" table:formula="of:=[.S2]+1" office:value-type="date" office:date-value="2016-01-17">
            <text:p>17</text:p>
          </table:table-cell>
          <table:table-cell table:style-name="ce58" table:formula="of:=[.T2]+1" office:value-type="date" office:date-value="2016-01-18">
            <text:p>18</text:p>
          </table:table-cell>
          <table:table-cell table:style-name="ce58" table:formula="of:=[.U2]+1" office:value-type="date" office:date-value="2016-01-19">
            <text:p>19</text:p>
          </table:table-cell>
          <table:table-cell table:style-name="ce58" table:formula="of:=[.V2]+1" office:value-type="date" office:date-value="2016-01-20">
            <text:p>20</text:p>
          </table:table-cell>
          <table:table-cell table:style-name="ce58" table:formula="of:=[.W2]+1" office:value-type="date" office:date-value="2016-01-21">
            <text:p>21</text:p>
          </table:table-cell>
          <table:table-cell table:style-name="ce58" table:formula="of:=[.X2]+1" office:value-type="date" office:date-value="2016-01-22">
            <text:p>22</text:p>
          </table:table-cell>
          <table:table-cell table:style-name="ce58" table:formula="of:=[.Y2]+1" office:value-type="date" office:date-value="2016-01-23">
            <text:p>23</text:p>
          </table:table-cell>
          <table:table-cell table:style-name="ce58" table:formula="of:=[.Z2]+1" office:value-type="date" office:date-value="2016-01-24">
            <text:p>24</text:p>
          </table:table-cell>
          <table:table-cell table:style-name="ce58" table:formula="of:=[.AA2]+1" office:value-type="date" office:date-value="2016-01-25">
            <text:p>25</text:p>
          </table:table-cell>
          <table:table-cell table:style-name="ce58" table:formula="of:=[.AB2]+1" office:value-type="date" office:date-value="2016-01-26">
            <text:p>26</text:p>
          </table:table-cell>
          <table:table-cell table:style-name="ce58" table:formula="of:=[.AC2]+1" office:value-type="date" office:date-value="2016-01-27">
            <text:p>27</text:p>
          </table:table-cell>
          <table:table-cell table:style-name="ce58" table:formula="of:=[.AD2]+1" office:value-type="date" office:date-value="2016-01-28">
            <text:p>28</text:p>
          </table:table-cell>
          <table:table-cell table:style-name="ce58" table:formula="of:=[.AE2]+1" office:value-type="date" office:date-value="2016-01-29">
            <text:p>29</text:p>
          </table:table-cell>
          <table:table-cell table:style-name="ce58" table:formula="of:=[.AF2]+1" office:value-type="date" office:date-value="2016-01-30">
            <text:p>30</text:p>
          </table:table-cell>
          <table:table-cell table:style-name="ce58" table:formula="of:=[.AG2]+1" office:value-type="date" office:date-value="2016-01-31">
            <text:p>31</text:p>
          </table:table-cell>
          <table:table-cell table:style-name="ce70" table:number-columns-repeated="933"/>
        </table:table-row>
        <table:table-row table:style-name="ro10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59" table:formula="of:=CHOOSE(WEEKDAY([.D2]);&quot;Sun&quot;;&quot;Mon&quot;;&quot;Tue&quot;;&quot;Wed&quot;;&quot;Thur&quot;;&quot;Fri&quot;;&quot;Sat&quot;)" office:value-type="string" office:string-value="Fri">
            <office:annotation draw:style-name="gr4" draw:text-style-name="P1" svg:width="1.1413in" svg:height="0.3902in" svg:x="2.6457in" svg:y="0in" draw:caption-point-x="-0.2402in" draw:caption-point-y="0.4705in">
              <dc:date>2016-01-04T00:00:00</dc:date>
              <text:p text:style-name="P1"><text:span text:style-name="T1">Nghỉ Tết dương lịch</text:span></text:p>
            </office:annotation>
            <text:p>Fri</text:p>
          </table:table-cell>
          <table:table-cell table:style-name="ce59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0" table:number-columns-repeated="933"/>
        </table:table-row>
        <table:table-row table:style-name="ro10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56" table:formula="of:=SUM([.D4:.AH4])" office:value-type="float" office:value="1">
            <text:p>1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0.3634in" draw:caption-point-x="-0.2319in" draw:caption-point-y="0.3547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office:annotation draw:style-name="gr2" draw:text-style-name="P3" svg:width="1.1413in" svg:height="0.5457in" svg:x="11.5492in" svg:y="0.1138in" draw:caption-point-x="-0.2402in" draw:caption-point-y="0.6043in">
              <dc:date>2016-01-25T00:00:00</dc:date>
              <text:p text:style-name="P3"><text:span text:style-name="T3">Nghỉ buổi sáng, bận việc nhà đột xuất</text:span></text:p>
            </office:annotation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.5">
            <office:annotation draw:style-name="gr4" draw:text-style-name="P3" svg:width="1.1413in" svg:height="0.3902in" svg:x="13.8323in" svg:y="0.1157in" draw:caption-point-x="-0.2402in" draw:caption-point-y="0.6024in">
              <dc:date>2016-01-25T00:00:00</dc:date>
              <text:p text:style-name="P3"><text:span text:style-name="T3">Bị ốm, xin nghỉ buổi sáng</text:span></text:p>
            </office:annotation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0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56" table:formula="of:=SUM([.D5:.AH5])" office:value-type="float" office:value="1">
            <text:p>1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0.6744in" draw:caption-point-x="-0.2335in" draw:caption-point-y="0.2913in">
              <dc:date>1899-12-30T00:00:00</dc:date>
              <text:p text:style-name="P3"><text:span text:style-name="T3">Vào trễ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2602in" svg:x="10.6472in" svg:y="0.6846in" draw:caption-point-x="-0.2516in" draw:caption-point-y="0.2811in">
              <dc:date>1899-12-30T00:00:00</dc:date>
              <text:p text:style-name="P3"><text:span text:style-name="T3">Bị đau đầu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7" draw:text-style-name="P1" svg:width="1.1413in" svg:height="0.2634in" svg:x="15.202in" svg:y="0.3654in" draw:caption-point-x="-0.2402in" draw:caption-point-y="0.6004in">
              <dc:date>2016-01-28T00:00:00</dc:date>
              <text:p text:style-name="P1"><text:span text:style-name="T1">Bận việc vào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0">
          <table:table-cell table:style-name="ce40" office:value-type="float" office:value="3">
            <text:p>3</text:p>
          </table:table-cell>
          <table:table-cell table:style-name="ce42" office:value-type="string">
            <text:p>ChanNTT</text:p>
          </table:table-cell>
          <table:table-cell table:style-name="ce56" table:formula="of:=SUM([.D6:.AH6])" office:value-type="float" office:value="0">
            <text:p>0</text:p>
          </table:table-cell>
          <table:table-cell table:style-name="ce60" table:number-columns-repeated="11"/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0">
          <table:table-cell table:style-name="ce40" office:value-type="float" office:value="4">
            <text:p>4</text:p>
          </table:table-cell>
          <table:table-cell table:style-name="ce42" office:value-type="string">
            <text:p>CuongNH</text:p>
          </table:table-cell>
          <table:table-cell table:style-name="ce56" table:formula="of:=SUM([.D7:.AH7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7.7996in" svg:y="1.3063in" draw:caption-point-x="-0.2409in" draw:caption-point-y="0.1547in">
              <dc:date>1899-12-30T00:00:00</dc:date>
              <text:p text:style-name="P3"><text:span text:style-name="T3">Đi khám bệnh, nghỉ buổi sáng</text:span></text:p>
            </office:annotation>
            <text:p>0.5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0">
          <table:table-cell table:style-name="ce40" office:value-type="float" office:value="5">
            <text:p>5</text:p>
          </table:table-cell>
          <table:table-cell table:style-name="ce42" office:value-type="string">
            <text:p>DuongDN</text:p>
          </table:table-cell>
          <table:table-cell table:style-name="ce56" table:formula="of:=SUM([.D8:.AH8])" office:value-type="float" office:value="1.5">
            <text:p>1.5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5.3772in" svg:y="1.6173in" draw:caption-point-x="-0.2319in" draw:caption-point-y="0.0913in">
              <dc:date>2016-01-20T00:00:00</dc:date>
              <text:p text:style-name="P3"><text:span text:style-name="T3">Đi học, nghỉ buổi chiều nhưng có làm bù rồi nên ko tính nghỉ nữa</text:span></text:p>
            </office:annotation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5.8339in" svg:y="1.6173in" draw:caption-point-x="-0.2319in" draw:caption-point-y="0.0913in">
              <dc:date>2016-01-20T00:00:00</dc:date>
              <text:p text:style-name="P3"><text:span text:style-name="T3">Đi học, nghỉ buổi sáng nhưng có làm bù rồi nên ko tính nghỉ nữa</text:span></text:p>
            </office:annotation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7.7996in" svg:y="1.6276in" draw:caption-point-x="-0.2409in" draw:caption-point-y="0.0811in">
              <dc:date>1899-12-30T00:00:00</dc:date>
              <text:p text:style-name="P3"><text:span text:style-name="T3">Đi sửa máy tính, vào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2" draw:text-style-name="P3" svg:width="1.1413in" svg:height="0.5457in" svg:x="8.7768in" svg:y="1.1063in" draw:caption-point-x="-0.2402in" draw:caption-point-y="0.6024in">
              <dc:date>2016-01-25T00:00:00</dc:date>
              <text:p text:style-name="P3"><text:span text:style-name="T3">Đi học buổi chiều, nhưng có làm bù rồi</text:span></text:p>
            </office:annotation>
            <text:p>0</text:p>
          </table:table-cell>
          <table:table-cell table:style-name="ce60" office:value-type="float" office:value="0.5">
            <office:annotation draw:style-name="gr8" draw:text-style-name="P3" svg:width="1.1413in" svg:height="1.0122in" svg:x="9.2661in" svg:y="1.1047in" draw:caption-point-x="-0.2402in" draw:caption-point-y="0.6039in">
              <dc:date>2016-01-20T00:00:00</dc:date>
              <text:p text:style-name="P3"><text:span text:style-name="T3">Nghỉ buổi sáng đi học, buổi chiều bị ốm. Làm bù cho buổi sáng <text:s/>rồi nên ko tính nghỉ nữa</text:span></text:p>
            </office:annotation>
            <text:p>0.5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4" draw:text-style-name="P3" svg:width="1.1413in" svg:height="0.3902in" svg:x="12.0059in" svg:y="1.1051in" draw:caption-point-x="-0.2402in" draw:caption-point-y="0.6035in">
              <dc:date>2016-01-21T00:00:00</dc:date>
              <text:p text:style-name="P3"><text:span text:style-name="T3">Đi học, nghỉ buổi chiều</text:span></text:p>
            </office:annotation>
            <text:p>0.5</text:p>
          </table:table-cell>
          <table:table-cell table:style-name="ce60" office:value-type="float" office:value="0.5">
            <office:annotation draw:style-name="gr4" draw:text-style-name="P3" svg:width="1.1413in" svg:height="0.3902in" svg:x="12.4622in" svg:y="1.1051in" draw:caption-point-x="-0.2402in" draw:caption-point-y="0.6035in">
              <dc:date>2016-01-22T00:00:00</dc:date>
              <text:p text:style-name="P3"><text:span text:style-name="T3">Đi học, nghỉ buổi sáng</text:span></text:p>
            </office:annotation>
            <text:p>0.5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4" draw:text-style-name="P1" svg:width="1.1413in" svg:height="0.3902in" svg:x="15.6587in" svg:y="1.1102in" draw:caption-point-x="-0.2402in" draw:caption-point-y="0.5984in">
              <dc:date>2016-01-29T00:00:00</dc:date>
              <text:p text:style-name="P1"><text:span text:style-name="T1">Bận việc, đi trễ ~1h</text:span></text:p>
            </office:annotation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0">
          <table:table-cell table:style-name="ce40" office:value-type="float" office:value="6">
            <text:p>6</text:p>
          </table:table-cell>
          <table:table-cell table:style-name="ce42" office:value-type="string">
            <text:p>DuyNM</text:p>
          </table:table-cell>
          <table:table-cell table:style-name="ce56" table:formula="of:=SUM([.D9:.AH9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4" draw:text-style-name="P3" svg:width="1.1413in" svg:height="0.3902in" svg:x="14.289in" svg:y="1.3547in" draw:caption-point-x="-0.2402in" draw:caption-point-y="0.602in">
              <dc:date>2016-01-26T00:00:00</dc:date>
              <text:p text:style-name="P3"><text:span text:style-name="T3">Bị đau đầu, xin nghỉ buổi sáng</text:span></text:p>
            </office:annotation>
            <text:p>0.5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0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56" table:formula="of:=SUM([.D10:.AH10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0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56" table:formula="of:=SUM([.D11:.AH11])" office:value-type="float" office:value="0">
            <text:p>0</text:p>
          </table:table-cell>
          <table:table-cell table:style-name="ce60" table:number-columns-repeated="3"/>
          <table:table-cell table:style-name="ce60" office:value-type="float" office:value="0">
            <office:annotation draw:style-name="gr6" draw:text-style-name="P3" svg:width="1.1354in" svg:height="0.3854in" svg:x="4.0126in" svg:y="2.5811in" draw:caption-point-x="-0.237in" draw:caption-point-y="-0.1291in">
              <dc:date>1899-12-30T00:00:00</dc:date>
              <text:p text:style-name="P3"><text:span text:style-name="T3">Đi trễ, ~8h45 vào cty</text:span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7.7996in" svg:y="2.5811in" draw:caption-point-x="-0.2409in" draw:caption-point-y="-0.1291in">
              <dc:date>1899-12-30T00:00:00</dc:date>
              <text:p text:style-name="P3"><text:span text:style-name="T3">8h40 vào cty</text:span></text:p>
            </office:annotation>
            <text:p>0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0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56" table:formula="of:=SUM([.D12:.AH12])" office:value-type="float" office:value="3.5">
            <text:p>3.5</text:p>
          </table:table-cell>
          <table:table-cell table:style-name="ce60" table:number-columns-repeated="3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4.4709in" svg:y="2.8917in" draw:caption-point-x="-0.239in" draw:caption-point-y="-0.1921in">
              <dc:date>1899-12-30T00:00:00</dc:date>
              <text:p text:style-name="P3"><text:span text:style-name="T3">Nghỉ buổi chiều đi coi thi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2.9024in" draw:caption-point-x="-0.2319in" draw:caption-point-y="-0.2028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6" draw:text-style-name="P3" svg:width="1.1354in" svg:height="0.5417in" svg:x="7.3083in" svg:y="2.8917in" draw:caption-point-x="-0.239in" draw:caption-point-y="-0.1921in">
              <dc:date>1899-12-30T00:00:00</dc:date>
              <text:p text:style-name="P3"><text:span text:style-name="T3">Vào trễ, 9h vào cty (đi coi thi ở trường)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3854in" svg:x="8.2902in" svg:y="2.8917in" draw:caption-point-x="-0.2425in" draw:caption-point-y="-0.1921in">
              <dc:date>1899-12-30T00:00:00</dc:date>
              <text:p text:style-name="P3"><text:span text:style-name="T3">Nghỉ buổi chiều, đi coi thi</text:span></text:p>
            </office:annotation>
            <text:p>1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2602in" svg:x="9.272in" svg:y="2.9024in" draw:caption-point-x="-0.2461in" draw:caption-point-y="-0.2028in">
              <dc:date>2016-01-25T00:00:00</dc:date>
              <text:p text:style-name="P3"><text:span text:style-name="T3">Bận việc nhà, nghỉ buồi sáng</text:span></text:p>
            </office:annotation>
            <text:p>0.5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5417in" svg:x="10.6472in" svg:y="2.9024in" draw:caption-point-x="-0.2516in" draw:caption-point-y="-0.2028in">
              <dc:date>1899-12-30T00:00:00</dc:date>
              <text:p text:style-name="P3"><text:span text:style-name="T3">Bận việc trên trường</text:span></text:p>
              <text:p text:style-name="P3"><text:span text:style-name="T3"/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office:annotation draw:style-name="gr2" draw:text-style-name="P1" svg:width="1.1413in" svg:height="0.5457in" svg:x="14.7457in" svg:y="2.0984in" draw:caption-point-x="-0.2402in" draw:caption-point-y="0.6012in">
              <dc:date>2016-01-27T00:00:00</dc:date>
              <text:p text:style-name="P1"><text:span text:style-name="T1">Bận việc ở trường, off buổi chiều</text:span></text:p>
            </office:annotation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0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56" table:formula="of:=SUM([.D13:.AH13])" office:value-type="float" office:value="1.5">
            <text:p>1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0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56" table:formula="of:=SUM([.D14:.AH14])" office:value-type="float" office:value="0">
            <text:p>0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3.5343in" draw:caption-point-x="-0.2335in" draw:caption-point-y="-0.3394in">
              <dc:date>1899-12-30T00:00:00</dc:date>
              <text:p text:style-name="P3"><text:span text:style-name="T3">Vào trễ , 9h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0">
          <table:table-cell table:style-name="ce40" office:value-type="float" office:value="12">
            <text:p>12</text:p>
          </table:table-cell>
          <table:table-cell table:style-name="ce42" office:value-type="string">
            <text:p>HieuHT</text:p>
          </table:table-cell>
          <table:table-cell table:style-name="ce56" table:formula="of:=SUM([.D15:.AH15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.5">
            <office:annotation draw:style-name="gr6" draw:text-style-name="P3" svg:width="1.1354in" svg:height="0.3854in" svg:x="7.3083in" svg:y="3.8555in" draw:caption-point-x="-0.239in" draw:caption-point-y="-0.413in">
              <dc:date>1899-12-30T00:00:00</dc:date>
              <text:p text:style-name="P3"><text:span text:style-name="T3">Nghỉ buổi chiều, bị ốm</text:span></text:p>
            </office:annotation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0">
          <table:table-cell table:style-name="ce40" office:value-type="float" office:value="13">
            <text:p>13</text:p>
          </table:table-cell>
          <table:table-cell table:style-name="ce42" office:value-type="string">
            <text:p>HieuPT</text:p>
          </table:table-cell>
          <table:table-cell table:style-name="ce56" table:formula="of:=SUM([.D16:.AH16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0">
          <table:table-cell table:style-name="ce40" office:value-type="float" office:value="14">
            <text:p>14</text:p>
          </table:table-cell>
          <table:table-cell table:style-name="ce42" office:value-type="string">
            <text:p>HungPN</text:p>
          </table:table-cell>
          <table:table-cell table:style-name="ce56" table:formula="of:=SUM([.D17:.AH17])" office:value-type="float" office:value="0">
            <text:p>0</text:p>
          </table:table-cell>
          <table:table-cell table:style-name="ce60" table:number-columns-repeated="3"/>
          <table:table-cell table:style-name="ce60" office:value-type="float" office:value="0">
            <office:annotation draw:style-name="gr6" draw:text-style-name="P3" svg:width="1.1354in" svg:height="0.2602in" svg:x="4.0126in" svg:y="4.4882in" draw:caption-point-x="-0.237in" draw:caption-point-y="-0.55in">
              <dc:date>1899-12-30T00:00:00</dc:date>
              <text:p text:style-name="P3"><text:span text:style-name="T3">8h30 vào cty</text:span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0">
          <table:table-cell table:style-name="ce40" office:value-type="float" office:value="15">
            <text:p>15</text:p>
          </table:table-cell>
          <table:table-cell table:style-name="ce42" office:value-type="string">
            <text:p>HuyenHT</text:p>
          </table:table-cell>
          <table:table-cell table:style-name="ce56" table:formula="of:=SUM([.D18:.AH18])" office:value-type="float" office:value="2.5">
            <text:p>2.5</text:p>
          </table:table-cell>
          <table:table-cell table:style-name="ce60" table:number-columns-repeated="3"/>
          <table:table-cell table:style-name="ce60" office:value-type="float" office:value="0">
            <office:annotation draw:style-name="gr6" draw:text-style-name="P3" svg:width="1.1354in" svg:height="0.2602in" svg:x="4.0126in" svg:y="4.8091in" draw:caption-point-x="-0.237in" draw:caption-point-y="-0.6232in">
              <dc:date>1899-12-30T00:00:00</dc:date>
              <text:p text:style-name="P3"><text:span text:style-name="T3">8h30 vào cty</text:span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2602in" svg:x="7.3083in" svg:y="4.8091in" draw:caption-point-x="-0.239in" draw:caption-point-y="-0.6232in">
              <dc:date>1899-12-30T00:00:00</dc:date>
              <text:p text:style-name="P3"><text:span text:style-name="T3">Bị ốm</text:span></text:p>
            </office:annotation>
            <text:p>1</text:p>
          </table:table-cell>
          <table:table-cell table:style-name="ce60" office:value-type="float" office:value="0.5">
            <office:annotation draw:style-name="gr6" draw:text-style-name="P3" svg:width="1.1354in" svg:height="0.3854in" svg:x="7.7996in" svg:y="4.8193in" draw:caption-point-x="-0.2409in" draw:caption-point-y="-0.6335in">
              <dc:date>1899-12-30T00:00:00</dc:date>
              <text:p text:style-name="P3"><text:span text:style-name="T3">Bận việc riêng, nghỉ buổi sáng</text:span></text:p>
            </office:annotation>
            <text:p>0.5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3854in" svg:x="10.6472in" svg:y="4.8193in" draw:caption-point-x="-0.2516in" draw:caption-point-y="-0.6335in">
              <dc:date>1899-12-30T00:00:00</dc:date>
              <text:p text:style-name="P3"><text:span text:style-name="T3">Về quê đi đám cưới</text:span></text:p>
            </office:annotation>
            <text:p>1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4" draw:text-style-name="P3" svg:width="1.1413in" svg:height="0.3902in" svg:x="12.4622in" svg:y="3.5827in" draw:caption-point-x="-0.2402in" draw:caption-point-y="0.6031in">
              <dc:date>2016-01-22T00:00:00</dc:date>
              <text:p text:style-name="P3"><text:span text:style-name="T3">Làm về khuya nên xin vào trễ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0">
          <table:table-cell table:style-name="ce40" office:value-type="float" office:value="16">
            <text:p>16</text:p>
          </table:table-cell>
          <table:table-cell table:style-name="ce42" office:value-type="string">
            <text:p>KienPT</text:p>
          </table:table-cell>
          <table:table-cell table:style-name="ce56" table:formula="of:=SUM([.D19:.AH19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0">
          <table:table-cell table:style-name="ce40" office:value-type="float" office:value="17">
            <text:p>17</text:p>
          </table:table-cell>
          <table:table-cell table:style-name="ce42" office:value-type="string">
            <text:p>LuanNN</text:p>
          </table:table-cell>
          <table:table-cell table:style-name="ce56" table:formula="of:=SUM([.D20:.AH20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0">
          <table:table-cell table:style-name="ce40" office:value-type="float" office:value="18">
            <text:p>18</text:p>
          </table:table-cell>
          <table:table-cell table:style-name="ce42" office:value-type="string">
            <text:p>MaiNTT</text:p>
          </table:table-cell>
          <table:table-cell table:style-name="ce56" table:formula="of:=SUM([.D21:.AH21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0">
          <table:table-cell table:style-name="ce40" office:value-type="float" office:value="19">
            <text:p>19</text:p>
          </table:table-cell>
          <table:table-cell table:style-name="ce42" office:value-type="string">
            <text:p>MinhTD</text:p>
          </table:table-cell>
          <table:table-cell table:style-name="ce56" table:formula="of:=SUM([.D22:.AH22])" office:value-type="float" office:value="4">
            <text:p>4</text:p>
          </table:table-cell>
          <table:table-cell table:style-name="ce60" table:number-columns-repeated="3"/>
          <table:table-cell table:style-name="ce60" office:value-type="float" office:value="1">
            <office:annotation draw:style-name="gr6" draw:text-style-name="P3" svg:width="1.1354in" svg:height="0.2602in" svg:x="4.0126in" svg:y="6.2307in" draw:caption-point-x="-0.237in" draw:caption-point-y="-1.0543in">
              <dc:date>1899-12-30T00:00:00</dc:date>
              <text:p text:style-name="P3"><text:span text:style-name="T3">Về quê</text:span></text:p>
            </office:annotation>
            <text:p>1</text:p>
          </table:table-cell>
          <table:table-cell table:style-name="ce60" office:value-type="float" office:value="1">
            <office:annotation draw:style-name="gr6" draw:text-style-name="P3" svg:width="1.1354in" svg:height="0.2602in" svg:x="4.4709in" svg:y="6.2307in" draw:caption-point-x="-0.239in" draw:caption-point-y="-1.0543in">
              <dc:date>1899-12-30T00:00:00</dc:date>
              <text:p text:style-name="P3"><text:span text:style-name="T3">Về quê</text:span></text:p>
            </office:annotation>
            <text:p>1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">
            <office:annotation draw:style-name="gr4" draw:text-style-name="P3" svg:width="1.1413in" svg:height="0.3902in" svg:x="11.5492in" svg:y="4.5728in" draw:caption-point-x="-0.2402in" draw:caption-point-y="0.6035in">
              <dc:date>2016-01-21T00:00:00</dc:date>
              <text:p text:style-name="P3"><text:span text:style-name="T3">Đi trễ 1h, mua vé xe Tết</text:span></text:p>
            </office:annotation>
            <text:p>0</text:p>
          </table:table-cell>
          <table:table-cell table:style-name="ce60" office:value-type="float" office:value="0">
            <office:annotation draw:style-name="gr4" draw:text-style-name="P3" svg:width="1.1413in" svg:height="0.3902in" svg:x="12.0059in" svg:y="4.5728in" draw:caption-point-x="-0.2402in" draw:caption-point-y="0.6035in">
              <dc:date>2016-01-21T00:00:00</dc:date>
              <text:p text:style-name="P3"><text:span text:style-name="T3">Đi trễ, đi mua vé xe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4" draw:text-style-name="P3" svg:width="1.1413in" svg:height="0.3902in" svg:x="13.8323in" svg:y="4.5736in" draw:caption-point-x="-0.2402in" draw:caption-point-y="0.6028in">
              <dc:date>2016-01-25T00:00:00</dc:date>
              <text:p text:style-name="P3"><text:span text:style-name="T3">Về quê, bận việc nhà đột xuất</text:span></text:p>
            </office:annotation>
            <text:p>1</text:p>
          </table:table-cell>
          <table:table-cell table:style-name="ce60" office:value-type="float" office:value="1">
            <office:annotation draw:style-name="gr4" draw:text-style-name="P3" svg:width="1.1413in" svg:height="0.3902in" svg:x="14.289in" svg:y="4.5736in" draw:caption-point-x="-0.2402in" draw:caption-point-y="0.6028in">
              <dc:date>2016-01-25T00:00:00</dc:date>
              <text:p text:style-name="P3"><text:span text:style-name="T3">Về quê, bận việc nhà đột xuất</text:span></text:p>
            </office:annotation>
            <text:p>1</text:p>
          </table:table-cell>
          <table:table-cell table:style-name="ce60" office:value-type="float" office:value="0">
            <office:annotation draw:style-name="gr7" draw:text-style-name="P1" svg:width="1.1413in" svg:height="0.2634in" svg:x="14.7457in" svg:y="4.5752in" draw:caption-point-x="-0.2402in" draw:caption-point-y="0.6012in">
              <dc:date>2016-01-27T00:00:00</dc:date>
              <text:p text:style-name="P1"><text:span text:style-name="T1">Đi trễ ~1h</text:span></text:p>
            </office:annotation>
            <text:p>0</text:p>
          </table:table-cell>
          <table:table-cell table:style-name="Default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0">
          <table:table-cell table:style-name="ce40" office:value-type="float" office:value="20">
            <text:p>20</text:p>
          </table:table-cell>
          <table:table-cell table:style-name="ce42" office:value-type="string">
            <text:p>NamTV</text:p>
          </table:table-cell>
          <table:table-cell table:style-name="ce56" table:formula="of:=SUM([.D23:.AH23])" office:value-type="float" office:value="2">
            <text:p>2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3854in" svg:x="9.272in" svg:y="6.552in" draw:caption-point-x="-0.2461in" draw:caption-point-y="-1.128in">
              <dc:date>1899-12-30T00:00:00</dc:date>
              <text:p text:style-name="P3"><text:span text:style-name="T3">Về BR làm giáy tờ</text:span></text:p>
            </office:annotation>
            <text:p>1</text:p>
          </table:table-cell>
          <table:table-cell table:style-name="ce60" table:number-columns-repeated="2"/>
          <table:table-cell table:style-name="ce60" office:value-type="float" office:value="1">
            <office:annotation draw:style-name="gr7" draw:text-style-name="P3" svg:width="1.1413in" svg:height="0.2634in" svg:x="10.6358in" svg:y="4.8209in" draw:caption-point-x="-0.2402in" draw:caption-point-y="0.6031in">
              <dc:date>2016-01-22T00:00:00</dc:date>
              <text:p text:style-name="P3"><text:span text:style-name="T3">Chuyển nhà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0">
          <table:table-cell table:style-name="ce40" office:value-type="float" office:value="21">
            <text:p>21</text:p>
          </table:table-cell>
          <table:table-cell table:style-name="ce42" office:value-type="string">
            <text:p>NguyenHTT</text:p>
          </table:table-cell>
          <table:table-cell table:style-name="ce56" table:formula="of:=SUM([.D24:.AH24])" office:value-type="float" office:value="0">
            <text:p>0</text:p>
          </table:table-cell>
          <table:table-cell table:style-name="ce60" table:number-columns-repeated="17"/>
          <table:table-cell table:style-name="ce60">
            <office:annotation draw:style-name="gr6" draw:text-style-name="P3" svg:width="1.1354in" svg:height="0.2602in" svg:x="10.6472in" svg:y="6.8732in" draw:caption-point-x="-0.2516in" draw:caption-point-y="-1.2016in">
              <dc:date>1899-12-30T00:00:00</dc:date>
              <text:p text:style-name="P3"><text:span text:style-name="T3">Chuyển nhà</text:span></text:p>
            </office:annotation>
          </table:table-cell>
          <table:table-cell table:style-name="ce60" table:number-columns-repeated="13"/>
          <table:table-cell table:style-name="ce41" table:number-columns-repeated="933"/>
        </table:table-row>
        <table:table-row table:style-name="ro10">
          <table:table-cell table:style-name="ce40" office:value-type="float" office:value="22">
            <text:p>22</text:p>
          </table:table-cell>
          <table:table-cell table:style-name="ce42" office:value-type="string">
            <text:p>NhanNM</text:p>
          </table:table-cell>
          <table:table-cell table:style-name="ce56" table:formula="of:=SUM([.D25:.AH25])" office:value-type="float" office:value="1">
            <text:p>1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2602in" svg:x="7.3083in" svg:y="7.1839in" draw:caption-point-x="-0.239in" draw:caption-point-y="-1.2646in">
              <dc:date>1899-12-30T00:00:00</dc:date>
              <text:p text:style-name="P3"><text:span text:style-name="T3">Bận việc nhà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0">
          <table:table-cell table:style-name="ce40" office:value-type="float" office:value="23">
            <text:p>23</text:p>
          </table:table-cell>
          <table:table-cell table:style-name="ce42" office:value-type="string">
            <text:p>PhuongTH</text:p>
          </table:table-cell>
          <table:table-cell table:style-name="ce56" table:formula="of:=SUM([.D26:.AH26])" office:value-type="float" office:value="0">
            <text:p>0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7.5055in" draw:caption-point-x="-0.2335in" draw:caption-point-y="-1.3382in">
              <dc:date>1899-12-30T00:00:00</dc:date>
              <text:p text:style-name="P3"><text:span text:style-name="T3">Vào trễ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0">
          <table:table-cell table:style-name="ce40" office:value-type="float" office:value="24">
            <text:p>24</text:p>
          </table:table-cell>
          <table:table-cell table:style-name="ce42" office:value-type="string">
            <text:p>SonPX</text:p>
          </table:table-cell>
          <table:table-cell table:style-name="ce56" table:formula="of:=SUM([.D27:.AH27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0">
          <table:table-cell table:style-name="ce40" office:value-type="float" office:value="25">
            <text:p>25</text:p>
          </table:table-cell>
          <table:table-cell table:style-name="ce42" office:value-type="string">
            <text:p>ThachBK</text:p>
          </table:table-cell>
          <table:table-cell table:style-name="ce56" table:formula="of:=SUM([.D28:.AH28])" office:value-type="float" office:value="6.5">
            <text:p>6.5</text:p>
          </table:table-cell>
          <table:table-cell table:style-name="ce60" table:number-columns-repeated="3"/>
          <table:table-cell table:style-name="ce60" office:value-type="float" office:value="1">
            <office:annotation draw:style-name="gr6" draw:text-style-name="P3" svg:width="1.1354in" svg:height="0.2602in" svg:x="4.0126in" svg:y="8.1374in" draw:caption-point-x="-0.237in" draw:caption-point-y="-1.4748in">
              <dc:date>1899-12-30T00:00:00</dc:date>
              <text:p text:style-name="P3"><text:span text:style-name="T3">Vợ con ốm</text:span></text:p>
            </office:annotation>
            <text:p>1</text:p>
          </table:table-cell>
          <table:table-cell table:style-name="ce60" office:value-type="float" office:value="1">
            <office:annotation draw:style-name="gr6" draw:text-style-name="P3" svg:width="1.1354in" svg:height="0.2602in" svg:x="4.4709in" svg:y="8.1374in" draw:caption-point-x="-0.239in" draw:caption-point-y="-1.4748in">
              <dc:date>1899-12-30T00:00:00</dc:date>
              <text:p text:style-name="P3"><text:span text:style-name="T3">Vợ con ốm</text:span></text:p>
            </office:annotation>
            <text:p>1</text:p>
          </table:table-cell>
          <table:table-cell table:style-name="ce60" office:value-type="float" office:value="1">
            <office:annotation draw:style-name="gr6" draw:text-style-name="P3" svg:width="1.1354in" svg:height="0.2602in" svg:x="4.9291in" svg:y="8.1374in" draw:caption-point-x="-0.2406in" draw:caption-point-y="-1.4748in">
              <dc:date>1899-12-30T00:00:00</dc:date>
              <text:p text:style-name="P3"><text:span text:style-name="T3">Vợ con ốm</text:span></text:p>
            </office:annotation>
            <text:p>1</text:p>
          </table:table-cell>
          <table:table-cell table:style-name="ce60" office:value-type="float" office:value="1">
            <office:annotation draw:style-name="gr6" draw:text-style-name="P3" svg:width="1.1354in" svg:height="0.2602in" svg:x="5.3772in" svg:y="8.1374in" draw:caption-point-x="-0.2319in" draw:caption-point-y="-1.4748in">
              <dc:date>1899-12-30T00:00:00</dc:date>
              <text:p text:style-name="P3"><text:span text:style-name="T3">Vợ con ốm</text:span></text:p>
            </office:annotation>
            <text:p>1</text:p>
          </table:table-cell>
          <table:table-cell table:style-name="ce60" office:value-type="float" office:value="1">
            <office:annotation draw:style-name="gr6" draw:text-style-name="P3" svg:width="1.1354in" svg:height="0.2602in" svg:x="5.8354in" svg:y="8.1374in" draw:caption-point-x="-0.2335in" draw:caption-point-y="-1.4748in">
              <dc:date>1899-12-30T00:00:00</dc:date>
              <text:p text:style-name="P3"><text:span text:style-name="T3">Vợ con ốm</text:span></text:p>
            </office:annotation>
            <text:p>1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2602in" svg:x="7.3083in" svg:y="8.1374in" draw:caption-point-x="-0.239in" draw:caption-point-y="-1.4748in">
              <dc:date>1899-12-30T00:00:00</dc:date>
              <text:p text:style-name="P3"><text:span text:style-name="T3">Vợ con ốm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2" draw:text-style-name="P1" svg:width="1.1413in" svg:height="0.5457in" svg:x="15.202in" svg:y="6.0622in" draw:caption-point-x="-0.2402in" draw:caption-point-y="0.6004in">
              <dc:date>2016-03-02T00:00:00</dc:date>
              <text:p text:style-name="P1"><text:span text:style-name="T1">Nghỉ buổi chiều, đưa con đi chích ngừa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0">
          <table:table-cell table:style-name="ce40" office:value-type="float" office:value="26">
            <text:p>26</text:p>
          </table:table-cell>
          <table:table-cell table:style-name="ce42" office:value-type="string">
            <text:p>ThaoDTH</text:p>
          </table:table-cell>
          <table:table-cell table:style-name="ce56" table:formula="of:=SUM([.D29:.AH29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2602in" svg:x="9.272in" svg:y="8.5429in" draw:caption-point-x="-0.2461in" draw:caption-point-y="-1.6327in">
              <dc:date>1899-12-30T00:00:00</dc:date>
              <text:p text:style-name="P3"><text:span text:style-name="T3">Bị đau bụng</text:span></text:p>
            </office:annotation>
            <text:p>0.5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0">
          <table:table-cell table:style-name="ce40" office:value-type="float" office:value="27">
            <text:p>27</text:p>
          </table:table-cell>
          <table:table-cell table:style-name="ce42" office:value-type="string">
            <text:p>ThamDT</text:p>
          </table:table-cell>
          <table:table-cell table:style-name="ce56" table:formula="of:=SUM([.D30:.AH30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0">
          <table:table-cell table:style-name="ce40" office:value-type="float" office:value="28">
            <text:p>28</text:p>
          </table:table-cell>
          <table:table-cell table:style-name="ce42" office:value-type="string">
            <text:p>ThinhT</text:p>
          </table:table-cell>
          <table:table-cell table:style-name="ce56" table:formula="of:=SUM([.D31:.AH31])" office:value-type="float" office:value="0.5">
            <text:p>0.5</text:p>
          </table:table-cell>
          <table:table-cell table:style-name="ce60" table:number-columns-repeated="3"/>
          <table:table-cell table:style-name="ce60" office:value-type="float" office:value="0.5">
            <office:annotation draw:style-name="gr6" draw:text-style-name="P3" svg:width="1.1354in" svg:height="0.2602in" svg:x="4.0126in" svg:y="9.1012in" draw:caption-point-x="-0.237in" draw:caption-point-y="-1.6957in">
              <dc:date>1899-12-30T00:00:00</dc:date>
              <text:p text:style-name="P3"><text:span text:style-name="T3">Vế quê</text:span></text:p>
            </office:annotation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0">
          <table:table-cell table:style-name="ce40" office:value-type="float" office:value="29">
            <text:p>29</text:p>
          </table:table-cell>
          <table:table-cell table:style-name="ce42" office:value-type="string">
            <text:p>ThongDN</text:p>
          </table:table-cell>
          <table:table-cell table:style-name="ce56" table:formula="of:=SUM([.D32:.AH32])" office:value-type="float" office:value="1.5">
            <text:p>1.5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5.3772in" svg:y="9.4961in" draw:caption-point-x="-0.2319in" draw:caption-point-y="-1.8429in">
              <dc:date>1899-12-30T00:00:00</dc:date>
              <text:p text:style-name="P3"><text:span text:style-name="T3">Bị ốm, nghỉ buổi chiều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1.0102in" svg:x="8.2902in" svg:y="9.4961in" draw:caption-point-x="-0.2425in" draw:caption-point-y="-1.8429in">
              <dc:date>1899-12-30T00:00:00</dc:date>
              <text:p text:style-name="P3"><text:span text:style-name="T3">Bị nổi mẩn đỏ, Off buổi sáng, nhưng nếú ko đỡ phải off nguyên ngày</text:span></text:p>
              <text:p text:style-name="P3"><text:span text:style-name="T3"/></text:p>
            </office:annotation>
            <text:p>1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0">
          <table:table-cell table:style-name="ce40" office:value-type="float" office:value="30">
            <text:p>30</text:p>
          </table:table-cell>
          <table:table-cell table:style-name="ce42" office:value-type="string">
            <text:p>ThuyLTT</text:p>
          </table:table-cell>
          <table:table-cell table:style-name="ce56" table:formula="of:=SUM([.D33:.AH33])" office:value-type="float" office:value="1">
            <text:p>1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9.8067in" draw:caption-point-x="-0.2319in" draw:caption-point-y="-1.9059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2602in" svg:x="9.272in" svg:y="9.8169in" draw:caption-point-x="-0.2461in" draw:caption-point-y="-1.9161in">
              <dc:date>1899-12-30T00:00:00</dc:date>
              <text:p text:style-name="P3"><text:span text:style-name="T3">Đi đám cưới</text:span></text:p>
            </office:annotation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0">
          <table:table-cell table:style-name="ce40" office:value-type="float" office:value="31">
            <text:p>31</text:p>
          </table:table-cell>
          <table:table-cell table:style-name="ce42" office:value-type="string">
            <text:p>ToiDB</text:p>
          </table:table-cell>
          <table:table-cell table:style-name="ce56" table:formula="of:=SUM([.D34:.AH34])" office:value-type="float" office:value="1">
            <text:p>1</text:p>
          </table:table-cell>
          <table:table-cell table:style-name="ce60" table:number-columns-repeated="3"/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2602in" svg:x="4.4709in" svg:y="10.128in" draw:caption-point-x="-0.239in" draw:caption-point-y="-1.9795in">
              <dc:date>1899-12-30T00:00:00</dc:date>
              <text:p text:style-name="P3"><text:span text:style-name="T3">Bị ốm</text:span></text:p>
            </office:annotation>
            <text:p>1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0">
          <table:table-cell table:style-name="ce40" office:value-type="float" office:value="32">
            <text:p>32</text:p>
          </table:table-cell>
          <table:table-cell table:style-name="ce42" office:value-type="string">
            <text:p>TruyenLVC</text:p>
          </table:table-cell>
          <table:table-cell table:style-name="ce56" table:formula="of:=SUM([.D35:.AH35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0">
          <table:table-cell table:style-name="ce40" office:value-type="float" office:value="33">
            <text:p>33</text:p>
          </table:table-cell>
          <table:table-cell table:style-name="ce42" office:value-type="string">
            <text:p>TuanND</text:p>
          </table:table-cell>
          <table:table-cell table:style-name="ce56" table:formula="of:=SUM([.D36:.AH36])" office:value-type="float" office:value="1.5">
            <text:p>1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7" draw:text-style-name="P3" svg:width="1.1413in" svg:height="0.2634in" svg:x="15.202in" svg:y="8.0413in" draw:caption-point-x="-0.2402in" draw:caption-point-y="0.6028in">
              <dc:date>2016-01-25T00:00:00</dc:date>
              <text:p text:style-name="P3"><text:span text:style-name="T3">Bận việc nhà</text:span></text:p>
            </office:annotation>
            <text:p>0.5</text:p>
          </table:table-cell>
          <table:table-cell table:style-name="ce60" office:value-type="float" office:value="1">
            <office:annotation draw:style-name="gr7" draw:text-style-name="P3" svg:width="1.1413in" svg:height="0.2634in" svg:x="15.6587in" svg:y="8.0413in" draw:caption-point-x="-0.2402in" draw:caption-point-y="0.6028in">
              <dc:date>2016-01-25T00:00:00</dc:date>
              <text:p text:style-name="P3"><text:span text:style-name="T3">Bận việc nhà</text:span></text:p>
            </office:annotation>
            <text:p>1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0">
          <table:table-cell table:style-name="ce40" office:value-type="float" office:value="34">
            <text:p>34</text:p>
          </table:table-cell>
          <table:table-cell table:style-name="ce42" office:value-type="string">
            <text:p>VietBA</text:p>
          </table:table-cell>
          <table:table-cell table:style-name="ce56" table:formula="of:=SUM([.D37:.AH37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8.7811in" svg:y="11.0185in" draw:caption-point-x="-0.2445in" draw:caption-point-y="-2.1268in">
              <dc:date>1899-12-30T00:00:00</dc:date>
              <text:p text:style-name="P3"><text:span text:style-name="T3">Bị mệt, nghỉ buổi chiều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0">
          <table:table-cell table:style-name="ce40" office:value-type="float" office:value="35">
            <text:p>35</text:p>
          </table:table-cell>
          <table:table-cell table:style-name="ce42" office:value-type="string">
            <text:p>VinhP</text:p>
          </table:table-cell>
          <table:table-cell table:style-name="ce56" table:formula="of:=SUM([.D38:.AH38])" office:value-type="float" office:value="1">
            <text:p>1</text:p>
          </table:table-cell>
          <table:table-cell table:style-name="ce60" table:number-columns-repeated="3"/>
          <table:table-cell table:style-name="ce60" office:value-type="float" office:value="1">
            <office:annotation draw:style-name="gr6" draw:text-style-name="P3" svg:width="1.1354in" svg:height="0.5417in" svg:x="4.0126in" svg:y="11.4028in" draw:caption-point-x="-0.237in" draw:caption-point-y="-2.2634in">
              <dc:date>1899-12-30T00:00:00</dc:date>
              <text:p text:style-name="P3"><text:span text:style-name="T3">Về quê khám nghĩa vụ quân sự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0">
          <table:table-cell table:style-name="ce40" office:value-type="float" office:value="36">
            <text:p>36</text:p>
          </table:table-cell>
          <table:table-cell table:style-name="ce42" office:value-type="string">
            <text:p>VuNA</text:p>
          </table:table-cell>
          <table:table-cell table:style-name="ce56" table:formula="of:=SUM([.D39:.AH39])" office:value-type="float" office:value="1">
            <text:p>1</text:p>
          </table:table-cell>
          <table:table-cell table:style-name="ce60" table:number-columns-repeated="3"/>
          <table:table-cell table:style-name="ce60" office:value-type="float" office:value="1">
            <office:annotation draw:style-name="gr6" draw:text-style-name="P3" svg:width="1.1354in" svg:height="0.5417in" svg:x="4.0126in" svg:y="11.65in" draw:caption-point-x="-0.237in" draw:caption-point-y="-2.263in">
              <dc:date>1899-12-30T00:00:00</dc:date>
              <text:p text:style-name="P3"><text:span text:style-name="T3">Về quê khám nghĩa vụ quân sự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2" table:number-rows-repeated="5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>
          <table:table-cell table:style-name="ce41" table:number-columns-repeated="3"/>
          <table:table-cell table:style-name="ce61" table:number-columns-repeated="4"/>
          <table:table-cell table:style-name="ce63"/>
          <table:table-cell table:style-name="ce61" table:number-columns-repeated="26"/>
          <table:table-cell table:style-name="ce41" table:number-columns-repeated="933"/>
        </table:table-row>
        <table:table-row table:style-name="ro2" table:number-rows-repeated="4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>
          <table:table-cell table:style-name="ce41" table:number-columns-repeated="3"/>
          <table:table-cell table:style-name="ce61" table:number-columns-repeated="4"/>
          <table:table-cell table:style-name="ce64" table:number-columns-repeated="7"/>
          <table:table-cell table:style-name="ce61" table:number-columns-repeated="20"/>
          <table:table-cell table:style-name="ce41" table:number-columns-repeated="933"/>
        </table:table-row>
        <table:table-row table:style-name="ro2" table:number-rows-repeated="65393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 table:number-rows-repeated="983132">
          <table:table-cell table:number-columns-repeated="967"/>
        </table:table-row>
        <table:table-row table:style-name="ro2">
          <table:table-cell table:number-columns-repeated="967"/>
        </table:table-row>
      </table:table>
      <table:table table:name="Thong_Tin_Ngay_Nghi_201602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77"/>
        <table:table-column table:style-name="co22" table:number-columns-repeated="7" table:default-cell-style-name="ce77"/>
        <table:table-column table:style-name="co21" table:number-columns-repeated="14" table:default-cell-style-name="ce77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72" table:number-columns-repeated="8"/>
          <table:table-cell table:style-name="ce80" office:value-type="string" table:number-columns-spanned="2" table:number-rows-spanned="1">
            <text:p>Month</text:p>
          </table:table-cell>
          <table:covered-table-cell table:style-name="ce81"/>
          <table:table-cell table:style-name="ce82" table:content-validation-name="val1" office:value-type="float" office:value="2" table:number-columns-spanned="2" table:number-rows-spanned="1">
            <text:p>2</text:p>
          </table:table-cell>
          <table:covered-table-cell table:style-name="ce81"/>
          <table:table-cell table:style-name="ce80" office:value-type="string" table:number-columns-spanned="2" table:number-rows-spanned="1">
            <text:p>Year</text:p>
          </table:table-cell>
          <table:covered-table-cell table:style-name="ce81"/>
          <table:table-cell table:style-name="ce80" office:value-type="float" office:value="2016" table:number-columns-spanned="2" table:number-rows-spanned="1">
            <text:p>2016</text:p>
          </table:table-cell>
          <table:covered-table-cell table:style-name="ce83"/>
          <table:table-cell table:style-name="ce72" table:number-columns-repeated="13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73" table:formula="of:=DATE([.$R$1];[.N1];1)" office:value-type="date" office:date-value="2016-02-01">
            <text:p>01</text:p>
          </table:table-cell>
          <table:table-cell table:style-name="ce73" table:formula="of:=[.D2]+1" office:value-type="date" office:date-value="2016-02-02">
            <text:p>02</text:p>
          </table:table-cell>
          <table:table-cell table:style-name="ce73" table:formula="of:=[.E2]+1" office:value-type="date" office:date-value="2016-02-03">
            <text:p>03</text:p>
          </table:table-cell>
          <table:table-cell table:style-name="ce73" table:formula="of:=[.F2]+1" office:value-type="date" office:date-value="2016-02-04">
            <text:p>04</text:p>
          </table:table-cell>
          <table:table-cell table:style-name="ce73" table:formula="of:=[.G2]+1" office:value-type="date" office:date-value="2016-02-05">
            <text:p>05</text:p>
          </table:table-cell>
          <table:table-cell table:style-name="ce73" table:formula="of:=[.H2]+1" office:value-type="date" office:date-value="2016-02-06">
            <text:p>06</text:p>
          </table:table-cell>
          <table:table-cell table:style-name="ce73" table:formula="of:=[.I2]+1" office:value-type="date" office:date-value="2016-02-07">
            <text:p>07</text:p>
          </table:table-cell>
          <table:table-cell table:style-name="ce73" table:formula="of:=[.J2]+1" office:value-type="date" office:date-value="2016-02-08">
            <text:p>08</text:p>
          </table:table-cell>
          <table:table-cell table:style-name="ce73" table:formula="of:=[.K2]+1" office:value-type="date" office:date-value="2016-02-09">
            <text:p>09</text:p>
          </table:table-cell>
          <table:table-cell table:style-name="ce73" table:formula="of:=[.L2]+1" office:value-type="date" office:date-value="2016-02-10">
            <text:p>10</text:p>
          </table:table-cell>
          <table:table-cell table:style-name="ce73" table:formula="of:=[.M2]+1" office:value-type="date" office:date-value="2016-02-11">
            <text:p>11</text:p>
          </table:table-cell>
          <table:table-cell table:style-name="ce73" table:formula="of:=[.N2]+1" office:value-type="date" office:date-value="2016-02-12">
            <text:p>12</text:p>
          </table:table-cell>
          <table:table-cell table:style-name="ce73" table:formula="of:=[.O2]+1" office:value-type="date" office:date-value="2016-02-13">
            <text:p>13</text:p>
          </table:table-cell>
          <table:table-cell table:style-name="ce73" table:formula="of:=[.P2]+1" office:value-type="date" office:date-value="2016-02-14">
            <text:p>14</text:p>
          </table:table-cell>
          <table:table-cell table:style-name="ce73" table:formula="of:=[.Q2]+1" office:value-type="date" office:date-value="2016-02-15">
            <text:p>15</text:p>
          </table:table-cell>
          <table:table-cell table:style-name="ce73" table:formula="of:=[.R2]+1" office:value-type="date" office:date-value="2016-02-16">
            <text:p>16</text:p>
          </table:table-cell>
          <table:table-cell table:style-name="ce73" table:formula="of:=[.S2]+1" office:value-type="date" office:date-value="2016-02-17">
            <text:p>17</text:p>
          </table:table-cell>
          <table:table-cell table:style-name="ce73" table:formula="of:=[.T2]+1" office:value-type="date" office:date-value="2016-02-18">
            <text:p>18</text:p>
          </table:table-cell>
          <table:table-cell table:style-name="ce73" table:formula="of:=[.U2]+1" office:value-type="date" office:date-value="2016-02-19">
            <text:p>19</text:p>
          </table:table-cell>
          <table:table-cell table:style-name="ce73" table:formula="of:=[.V2]+1" office:value-type="date" office:date-value="2016-02-20">
            <text:p>20</text:p>
          </table:table-cell>
          <table:table-cell table:style-name="ce73" table:formula="of:=[.W2]+1" office:value-type="date" office:date-value="2016-02-21">
            <text:p>21</text:p>
          </table:table-cell>
          <table:table-cell table:style-name="ce73" table:formula="of:=[.X2]+1" office:value-type="date" office:date-value="2016-02-22">
            <text:p>22</text:p>
          </table:table-cell>
          <table:table-cell table:style-name="ce73" table:formula="of:=[.Y2]+1" office:value-type="date" office:date-value="2016-02-23">
            <text:p>23</text:p>
          </table:table-cell>
          <table:table-cell table:style-name="ce73" table:formula="of:=[.Z2]+1" office:value-type="date" office:date-value="2016-02-24">
            <text:p>24</text:p>
          </table:table-cell>
          <table:table-cell table:style-name="ce73" table:formula="of:=[.AA2]+1" office:value-type="date" office:date-value="2016-02-25">
            <text:p>25</text:p>
          </table:table-cell>
          <table:table-cell table:style-name="ce73" table:formula="of:=[.AB2]+1" office:value-type="date" office:date-value="2016-02-26">
            <text:p>26</text:p>
          </table:table-cell>
          <table:table-cell table:style-name="ce73" table:formula="of:=[.AC2]+1" office:value-type="date" office:date-value="2016-02-27">
            <text:p>27</text:p>
          </table:table-cell>
          <table:table-cell table:style-name="ce73" table:formula="of:=[.AD2]+1" office:value-type="date" office:date-value="2016-02-28">
            <text:p>28</text:p>
          </table:table-cell>
          <table:table-cell table:style-name="ce73" table:formula="of:=[.AE2]+1" office:value-type="date" office:date-value="2016-02-29">
            <text:p>29</text:p>
          </table:table-cell>
          <table:table-cell table:style-name="ce70" table:number-columns-repeated="952"/>
        </table:table-row>
        <table:table-row table:style-name="ro10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74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K2]);&quot;Sun&quot;;&quot;Mon&quot;;&quot;Tue&quot;;&quot;Wed&quot;;&quot;Thur&quot;;&quot;Fri&quot;;&quot;Sat&quot;)" office:value-type="string" office:string-value="Mon">
            <office:annotation draw:style-name="gr7" draw:text-style-name="P1" svg:width="1.1413in" svg:height="0.2634in" svg:x="5.8421in" svg:y="0in" draw:caption-point-x="-0.2402in" draw:caption-point-y="0.4705in">
              <dc:date>2016-01-28T00:00:00</dc:date>
              <text:p text:style-name="P1"><text:span text:style-name="T1">Nghỉ Tết Âm lịch</text:span></text:p>
            </office:annotation>
            <text:p>Mon</text:p>
          </table:table-cell>
          <table:table-cell table:style-name="ce74" table:formula="of:=CHOOSE(WEEKDAY([.L2]);&quot;Sun&quot;;&quot;Mon&quot;;&quot;Tue&quot;;&quot;Wed&quot;;&quot;Thur&quot;;&quot;Fri&quot;;&quot;Sat&quot;)" office:value-type="string" office:string-value="Tue">
            <office:annotation draw:style-name="gr7" draw:text-style-name="P1" svg:width="1.1413in" svg:height="0.2634in" svg:x="6.3311in" svg:y="0.1in" draw:caption-point-x="-0.2402in" draw:caption-point-y="0.3705in">
              <dc:date>2016-01-28T00:00:00</dc:date>
              <text:p text:style-name="P1"><text:span text:style-name="T1">Nghỉ Tết Âm lịch</text:span></text:p>
            </office:annotation>
            <text:p>Tue</text:p>
          </table:table-cell>
          <table:table-cell table:style-name="ce74" table:formula="of:=CHOOSE(WEEKDAY([.M2]);&quot;Sun&quot;;&quot;Mon&quot;;&quot;Tue&quot;;&quot;Wed&quot;;&quot;Thur&quot;;&quot;Fri&quot;;&quot;Sat&quot;)" office:value-type="string" office:string-value="Wed">
            <office:annotation draw:style-name="gr7" draw:text-style-name="P1" svg:width="1.1413in" svg:height="0.2634in" svg:x="6.8205in" svg:y="0.1in" draw:caption-point-x="-0.2402in" draw:caption-point-y="0.3705in">
              <dc:date>2016-01-28T00:00:00</dc:date>
              <text:p text:style-name="P1"><text:span text:style-name="T1">Nghỉ Tết Âm lịch</text:span></text:p>
            </office:annotation>
            <text:p>Wed</text:p>
          </table:table-cell>
          <table:table-cell table:style-name="ce74" table:formula="of:=CHOOSE(WEEKDAY([.N2]);&quot;Sun&quot;;&quot;Mon&quot;;&quot;Tue&quot;;&quot;Wed&quot;;&quot;Thur&quot;;&quot;Fri&quot;;&quot;Sat&quot;)" office:value-type="string" office:string-value="Thur">
            <office:annotation draw:style-name="gr7" draw:text-style-name="P1" svg:width="1.1413in" svg:height="0.2634in" svg:x="7.3094in" svg:y="0.1in" draw:caption-point-x="-0.2402in" draw:caption-point-y="0.3705in">
              <dc:date>2016-01-28T00:00:00</dc:date>
              <text:p text:style-name="P1"><text:span text:style-name="T1">Nghỉ Tết Âm lịch</text:span></text:p>
            </office:annotation>
            <text:p>Thur</text:p>
          </table:table-cell>
          <table:table-cell table:style-name="ce74" table:formula="of:=CHOOSE(WEEKDAY([.O2]);&quot;Sun&quot;;&quot;Mon&quot;;&quot;Tue&quot;;&quot;Wed&quot;;&quot;Thur&quot;;&quot;Fri&quot;;&quot;Sat&quot;)" office:value-type="string" office:string-value="Fri">
            <office:annotation draw:style-name="gr7" draw:text-style-name="P1" svg:width="1.1413in" svg:height="0.2634in" svg:x="7.7988in" svg:y="0.1in" draw:caption-point-x="-0.2402in" draw:caption-point-y="0.3705in">
              <dc:date>2016-01-28T00:00:00</dc:date>
              <text:p text:style-name="P1"><text:span text:style-name="T1">Nghỉ Tết Âm lịch</text:span></text:p>
            </office:annotation>
            <text:p>Fri</text:p>
          </table:table-cell>
          <table:table-cell table:style-name="ce74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0" table:number-columns-repeated="952"/>
        </table:table-row>
        <table:table-row table:style-name="ro10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71" table:formula="of:=SUM([.D4:.AF4])" office:value-type="float" office:value="1"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0.113in" draw:caption-point-x="-0.2402in" draw:caption-point-y="0.605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1791in" svg:y="0.1157in" draw:caption-point-x="-0.2402in" draw:caption-point-y="0.6024in">
              <dc:date>2016-02-17T00:00:00</dc:date>
              <text:p text:style-name="P1"><text:span text:style-name="T1">Đi làm trễ, tối làm trễ nên ngủ quên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13.3756in" svg:y="0.1185in" draw:caption-point-x="-0.2402in" draw:caption-point-y="0.5996in">
              <dc:date>2016-02-24T00:00:00</dc:date>
              <text:p text:style-name="P1"><text:span text:style-name="T1">Bị cảm, số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0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71" table:formula="of:=SUM([.D5:.AF5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0.3606in" draw:caption-point-x="-0.2402in" draw:caption-point-y="0.605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0">
          <table:table-cell table:style-name="ce40" office:value-type="float" office:value="3">
            <text:p>3</text:p>
          </table:table-cell>
          <table:table-cell table:style-name="ce42" office:value-type="string">
            <text:p>ChanNTT</text:p>
          </table:table-cell>
          <table:table-cell table:style-name="ce71" table:formula="of:=SUM([.D6:.AF6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0">
          <table:table-cell table:style-name="ce40" office:value-type="float" office:value="4">
            <text:p>4</text:p>
          </table:table-cell>
          <table:table-cell table:style-name="ce42" office:value-type="string">
            <text:p>CuongNH</text:p>
          </table:table-cell>
          <table:table-cell table:style-name="ce71" table:formula="of:=SUM([.D7:.AF7])" office:value-type="float" office:value="1.5">
            <text:p>1.5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0.8559in" draw:caption-point-x="-0.2402in" draw:caption-point-y="0.605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2.9189in" svg:y="0.8602in" draw:caption-point-x="-0.2402in" draw:caption-point-y="0.6008in">
              <dc:date>2016-02-23T00:00:00</dc:date>
              <text:p text:style-name="P1"><text:span text:style-name="T1">Nghỉ buổi sáng, đi khám bệnh</text:span></text:p>
            </office:annotation>
            <text:p>0.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0">
          <table:table-cell table:style-name="ce40" office:value-type="float" office:value="5">
            <text:p>5</text:p>
          </table:table-cell>
          <table:table-cell table:style-name="ce42" office:value-type="string">
            <text:p>DuongDN</text:p>
          </table:table-cell>
          <table:table-cell table:style-name="ce71" table:formula="of:=SUM([.D8:.AF8])" office:value-type="float" office:value="1"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1.1035in" draw:caption-point-x="-0.2402in" draw:caption-point-y="0.605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0157in" svg:y="1.1035in" draw:caption-point-x="-0.2402in" draw:caption-point-y="0.6051in">
              <dc:creator>Tl</dc:creator>
              <dc:date>2016-02-04T00:00:00</dc:date>
              <text:p text:style-name="P1"><text:span text:style-name="T1">Có việc bận, nên vào trễ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0.6358in" svg:y="1.1071in" draw:caption-point-x="-0.2402in" draw:caption-point-y="0.6016in">
              <dc:date>2016-02-19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75" office:value-type="float" office:value="0.5">
            <office:annotation draw:style-name="gr4" draw:text-style-name="P1" svg:width="1.1413in" svg:height="0.3902in" svg:x="11.0925in" svg:y="1.1071in" draw:caption-point-x="-0.2402in" draw:caption-point-y="0.6016in">
              <dc:date>2016-02-19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1.1094in" draw:caption-point-x="-0.2402in" draw:caption-point-y="0.5992in">
              <dc:date>2016-02-25T00:00:00</dc:date>
              <text:p text:style-name="P1"><text:span text:style-name="T1">Đi trễ ~ 1h, ngủ quên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0">
          <table:table-cell table:style-name="ce40" office:value-type="float" office:value="6">
            <text:p>6</text:p>
          </table:table-cell>
          <table:table-cell table:style-name="ce42" office:value-type="string">
            <text:p>DuyNM</text:p>
          </table:table-cell>
          <table:table-cell table:style-name="ce71" table:formula="of:=SUM([.D9:.AF9])" office:value-type="float" office:value="4">
            <text:p>4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1.3516in" draw:caption-point-x="-0.2402in" draw:caption-point-y="0.605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3516in" draw:caption-point-x="-0.2402in" draw:caption-point-y="0.605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3516in" draw:caption-point-x="-0.2402in" draw:caption-point-y="0.605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9" draw:text-style-name="P1" svg:width="1.1413in" svg:height="0.8567in" svg:x="9.2661in" svg:y="1.3516in" draw:caption-point-x="-0.2402in" draw:caption-point-y="0.6051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9.7228in" svg:y="1.3516in" draw:caption-point-x="-0.2402in" draw:caption-point-y="0.6051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10.1791in" svg:y="1.3516in" draw:caption-point-x="-0.2402in" draw:caption-point-y="0.6051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10.6358in" svg:y="1.3516in" draw:caption-point-x="-0.2402in" draw:caption-point-y="0.6051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11.0925in" svg:y="1.3547in" draw:caption-point-x="-0.2402in" draw:caption-point-y="0.602in">
              <dc:date>2016-02-18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0">
          <table:table-cell table:style-name="ce40" office:value-type="float" office:value="7">
            <text:p>7</text:p>
          </table:table-cell>
          <table:table-cell table:style-name="ce42" office:value-type="string">
            <text:p>DuyenLT</text:p>
          </table:table-cell>
          <table:table-cell table:style-name="ce71" table:formula="of:=SUM([.D10:.AF10])" office:value-type="float" office:value="0">
            <text:p>0</text:p>
          </table:table-cell>
          <table:table-cell table:style-name="ce75" table:number-columns-repeated="28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0">
          <table:table-cell table:style-name="ce40" office:value-type="float" office:value="8">
            <text:p>8</text:p>
          </table:table-cell>
          <table:table-cell table:style-name="ce42" office:value-type="string">
            <text:p>GiauNV</text:p>
          </table:table-cell>
          <table:table-cell table:style-name="ce71" table:formula="of:=SUM([.D11:.AF11])" office:value-type="float" office:value="2">
            <text:p>2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8" draw:text-style-name="P1" svg:width="1.1413in" svg:height="1.0122in" svg:x="3.1024in" svg:y="1.8476in" draw:caption-point-x="-0.2402in" draw:caption-point-y="0.6043in">
              <dc:creator>Tl</dc:creator>
              <dc:date>2016-02-03T00:00:00</dc:date>
              <text:p text:style-name="P1"><text:span text:style-name="T1">Có việc đột xuất, xin off chiều (nghì từ 2h) nhưng tối làm bù (để đủ giờ làm của dự án)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8469in" draw:caption-point-x="-0.2402in" draw:caption-point-y="0.605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8469in" draw:caption-point-x="-0.2402in" draw:caption-point-y="0.605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4" draw:text-style-name="P1" svg:width="1.1413in" svg:height="0.3902in" svg:x="9.2661in" svg:y="1.8469in" draw:caption-point-x="-0.2402in" draw:caption-point-y="0.605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1.8469in" draw:caption-point-x="-0.2402in" draw:caption-point-y="0.605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2" draw:text-style-name="P1" svg:width="1.1413in" svg:height="0.5457in" svg:x="12.4622in" svg:y="1.8508in" draw:caption-point-x="-0.2402in" draw:caption-point-y="0.6012in">
              <dc:date>2016-02-22T00:00:00</dc:date>
              <text:p text:style-name="P1"><text:span text:style-name="T1">Bận việc trên trường nên vô trễ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0">
          <table:table-cell table:style-name="ce40" office:value-type="float" office:value="9">
            <text:p>9</text:p>
          </table:table-cell>
          <table:table-cell table:style-name="ce42" office:value-type="string">
            <text:p>HaTH</text:p>
          </table:table-cell>
          <table:table-cell table:style-name="ce71" table:formula="of:=SUM([.D12:.AF12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2.0945in" draw:caption-point-x="-0.2402in" draw:caption-point-y="0.605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2.0945in" draw:caption-point-x="-0.2402in" draw:caption-point-y="0.605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2.0945in" draw:caption-point-x="-0.2402in" draw:caption-point-y="0.605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2.0945in" draw:caption-point-x="-0.2402in" draw:caption-point-y="0.605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2.0945in" draw:caption-point-x="-0.2402in" draw:caption-point-y="0.605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0">
          <table:table-cell table:style-name="ce40" office:value-type="float" office:value="10">
            <text:p>10</text:p>
          </table:table-cell>
          <table:table-cell table:style-name="ce42" office:value-type="string">
            <text:p>HaiNM</text:p>
          </table:table-cell>
          <table:table-cell table:style-name="ce71" table:formula="of:=SUM([.D13:.AF13])" office:value-type="float" office:value="2">
            <text:p>2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2.3421in" draw:caption-point-x="-0.2402in" draw:caption-point-y="0.6051in">
              <dc:creator>Tl</dc:creator>
              <dc:date>2016-02-01T00:00:00</dc:date>
              <text:p text:style-name="P1"><text:span text:style-name="T1">Nhà có việc, vô trễ (~9h)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2" draw:text-style-name="P1" svg:width="1.1413in" svg:height="0.5457in" svg:x="4.0157in" svg:y="2.3433in" draw:caption-point-x="-0.2402in" draw:caption-point-y="0.6039in">
              <dc:creator>Tl</dc:creator>
              <dc:date>2016-02-04T00:00:00</dc:date>
              <text:p text:style-name="P1"><text:span text:style-name="T1">Nghỉ phép, dọn dẹp nha cửa cho Tết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2" draw:text-style-name="P1" svg:width="1.1413in" svg:height="0.5457in" svg:x="9.2661in" svg:y="2.3433in" draw:caption-point-x="-0.2402in" draw:caption-point-y="0.6039in">
              <dc:date>2016-02-15T00:00:00</dc:date>
              <text:p text:style-name="P1"><text:span text:style-name="T1">Nghỉ phép, có việc ở trường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0">
          <table:table-cell table:style-name="ce40" office:value-type="float" office:value="11">
            <text:p>11</text:p>
          </table:table-cell>
          <table:table-cell table:style-name="ce42" office:value-type="string">
            <text:p>HienNV</text:p>
          </table:table-cell>
          <table:table-cell table:style-name="ce71" table:formula="of:=SUM([.D14:.AF14])" office:value-type="float" office:value="1">
            <text:p>1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0">
          <table:table-cell table:style-name="ce40" office:value-type="float" office:value="12">
            <text:p>12</text:p>
          </table:table-cell>
          <table:table-cell table:style-name="ce42" office:value-type="string">
            <text:p>HiepNH</text:p>
          </table:table-cell>
          <table:table-cell table:style-name="ce71" table:formula="of:=SUM([.D15:.AF15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2.8374in" draw:caption-point-x="-0.2402in" draw:caption-point-y="0.605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2.8374in" draw:caption-point-x="-0.2402in" draw:caption-point-y="0.605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2.8374in" draw:caption-point-x="-0.2402in" draw:caption-point-y="0.605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2.8374in" draw:caption-point-x="-0.2402in" draw:caption-point-y="0.605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2.8374in" draw:caption-point-x="-0.2402in" draw:caption-point-y="0.605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9" draw:text-style-name="P1" svg:width="1.1413in" svg:height="0.8567in" svg:x="9.2661in" svg:y="2.8374in" draw:caption-point-x="-0.2402in" draw:caption-point-y="0.6051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9.7228in" svg:y="2.8374in" draw:caption-point-x="-0.2402in" draw:caption-point-y="0.6051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15.6587in" svg:y="2.8449in" draw:caption-point-x="-0.2402in" draw:caption-point-y="0.5976in">
              <dc:date>2016-02-29T00:00:00</dc:date>
              <text:p text:style-name="P1"><text:span text:style-name="T1">Bận việc riêng, tới trễ ~1h</text:span></text:p>
            </office:annotation>
            <text:p>0</text:p>
          </table:table-cell>
          <table:table-cell table:style-name="ce41" table:number-columns-repeated="952"/>
        </table:table-row>
        <table:table-row table:style-name="ro10">
          <table:table-cell table:style-name="ce40" office:value-type="float" office:value="13">
            <text:p>13</text:p>
          </table:table-cell>
          <table:table-cell table:style-name="ce42" office:value-type="string">
            <text:p>HieuHT</text:p>
          </table:table-cell>
          <table:table-cell table:style-name="ce71" table:formula="of:=SUM([.D16:.AF16])" office:value-type="float" office:value="5">
            <text:p>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3.085in" draw:caption-point-x="-0.2402in" draw:caption-point-y="0.6051in">
              <dc:creator>Tl</dc:creator>
              <dc:date>2016-02-04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3.085in" draw:caption-point-x="-0.2402in" draw:caption-point-y="0.6051in">
              <dc:creator>Tl</dc:creator>
              <dc:date>2016-02-04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1445in" draw:caption-point-x="-0.2402in" draw:caption-point-y="0.5457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3.1445in" draw:caption-point-x="-0.2402in" draw:caption-point-y="0.5457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3.1445in" draw:caption-point-x="-0.2402in" draw:caption-point-y="0.5457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0">
          <table:table-cell table:style-name="ce40" office:value-type="float" office:value="14">
            <text:p>14</text:p>
          </table:table-cell>
          <table:table-cell table:style-name="ce42" office:value-type="string">
            <text:p>HieuPT</text:p>
          </table:table-cell>
          <table:table-cell table:style-name="ce71" table:formula="of:=SUM([.D17:.AF17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3.3331in" draw:caption-point-x="-0.2402in" draw:caption-point-y="0.605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3.3331in" draw:caption-point-x="-0.2402in" draw:caption-point-y="0.605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3.3331in" draw:caption-point-x="-0.2402in" draw:caption-point-y="0.605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3.3331in" draw:caption-point-x="-0.2402in" draw:caption-point-y="0.605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3.3331in" draw:caption-point-x="-0.2402in" draw:caption-point-y="0.605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0">
          <table:table-cell table:style-name="ce40" office:value-type="float" office:value="15">
            <text:p>15</text:p>
          </table:table-cell>
          <table:table-cell table:style-name="ce42" office:value-type="string">
            <text:p>HungPN</text:p>
          </table:table-cell>
          <table:table-cell table:style-name="ce71" table:formula="of:=SUM([.D18:.AF18])" office:value-type="float" office:value="4.5">
            <text:p>4.5</text:p>
          </table:table-cell>
          <table:table-cell table:style-name="ce75" office:value-type="float" office:value="0.5">
            <office:annotation draw:style-name="gr2" draw:text-style-name="P1" svg:width="1.1413in" svg:height="0.5457in" svg:x="2.6457in" svg:y="3.5811in" draw:caption-point-x="-0.2402in" draw:caption-point-y="0.6047in">
              <dc:creator>Tl</dc:creator>
              <dc:date>2016-02-01T00:00:00</dc:date>
              <text:p text:style-name="P1"><text:span text:style-name="T1">Nghỉ chiều, ra bến xe lấy đồ gửi về quê</text:span></text:p>
            </office:annotation>
            <text:p>0.5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3.5823in" draw:caption-point-x="-0.2402in" draw:caption-point-y="0.6035in">
              <dc:creator>Tl</dc:creator>
              <dc:date>2016-02-05T00:00:00</dc:date>
              <text:p text:style-name="P1"><text:span text:style-name="T1">Về sớm (15h) vì xe về quê đổi giờ.</text:span></text:p>
            </office:annotation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3.5807in" draw:caption-point-x="-0.2402in" draw:caption-point-y="0.605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6402in" draw:caption-point-x="-0.2402in" draw:caption-point-y="0.5457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3.6402in" draw:caption-point-x="-0.2402in" draw:caption-point-y="0.5457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3.6402in" draw:caption-point-x="-0.2402in" draw:caption-point-y="0.5457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3.5866in" draw:caption-point-x="-0.2402in" draw:caption-point-y="0.5992in">
              <dc:date>2016-02-25T00:00:00</dc:date>
              <text:p text:style-name="P1"><text:span text:style-name="T1">Đi trễ, ra bên xe đón ng nhà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0">
          <table:table-cell table:style-name="ce40" office:value-type="float" office:value="16">
            <text:p>16</text:p>
          </table:table-cell>
          <table:table-cell table:style-name="ce42" office:value-type="string">
            <text:p>HuyenHT</text:p>
          </table:table-cell>
          <table:table-cell table:style-name="ce71" table:formula="of:=SUM([.D19:.AF19])" office:value-type="float" office:value="9">
            <text:p>9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3.8283in" draw:caption-point-x="-0.2402in" draw:caption-point-y="0.605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3.8283in" draw:caption-point-x="-0.2402in" draw:caption-point-y="0.605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3.8283in" draw:caption-point-x="-0.2402in" draw:caption-point-y="0.605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3.8283in" draw:caption-point-x="-0.2402in" draw:caption-point-y="0.605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8878in" draw:caption-point-x="-0.2402in" draw:caption-point-y="0.5457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3.8878in" draw:caption-point-x="-0.2402in" draw:caption-point-y="0.5457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3.8878in" draw:caption-point-x="-0.2402in" draw:caption-point-y="0.5457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6358in" svg:y="3.8878in" draw:caption-point-x="-0.2402in" draw:caption-point-y="0.5457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1.0925in" svg:y="3.8878in" draw:caption-point-x="-0.2402in" draw:caption-point-y="0.5457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4.289in" svg:y="3.835in" draw:caption-point-x="-0.2402in" draw:caption-point-y="0.5984in">
              <dc:date>2016-02-26T00:00:00</dc:date>
              <text:p text:style-name="P1"><text:span text:style-name="T1">Ra ngân hàng làm lại thẻ ATM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0">
          <table:table-cell table:style-name="ce40" office:value-type="float" office:value="17">
            <text:p>17</text:p>
          </table:table-cell>
          <table:table-cell table:style-name="ce42" office:value-type="string">
            <text:p>KienPT</text:p>
          </table:table-cell>
          <table:table-cell table:style-name="ce71" table:formula="of:=SUM([.D20:.AF20])" office:value-type="float" office:value="5">
            <text:p>5</text:p>
          </table:table-cell>
          <table:table-cell table:style-name="ce75" office:value-type="float" office:value="0">
            <office:annotation draw:style-name="gr9" draw:text-style-name="P1" svg:width="1.1413in" svg:height="0.8567in" svg:x="2.6457in" svg:y="4.076in" draw:caption-point-x="-0.2402in" draw:caption-point-y="0.6051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3.1024in" svg:y="4.076in" draw:caption-point-x="-0.2402in" draw:caption-point-y="0.6051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3.5591in" svg:y="4.076in" draw:caption-point-x="-0.2402in" draw:caption-point-y="0.6051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4.0157in" svg:y="4.076in" draw:caption-point-x="-0.2402in" draw:caption-point-y="0.6051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4.472in" svg:y="4.076in" draw:caption-point-x="-0.2402in" draw:caption-point-y="0.6051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4.1354in" draw:caption-point-x="-0.2402in" draw:caption-point-y="0.5457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4.1354in" draw:caption-point-x="-0.2402in" draw:caption-point-y="0.5457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4.1354in" draw:caption-point-x="-0.2402in" draw:caption-point-y="0.5457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6358in" svg:y="4.1354in" draw:caption-point-x="-0.2402in" draw:caption-point-y="0.5457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1.0925in" svg:y="4.1354in" draw:caption-point-x="-0.2402in" draw:caption-point-y="0.5457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4.289in" svg:y="4.0827in" draw:caption-point-x="-0.2402in" draw:caption-point-y="0.5984in">
              <dc:date>2016-02-26T00:00:00</dc:date>
              <text:p text:style-name="P1"><text:span text:style-name="T1">Ra ngân hàng làm lại thẻ ATM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0">
          <table:table-cell table:style-name="ce40" office:value-type="float" office:value="18">
            <text:p>18</text:p>
          </table:table-cell>
          <table:table-cell table:style-name="ce42" office:value-type="string">
            <text:p>LuanNN</text:p>
          </table:table-cell>
          <table:table-cell table:style-name="ce71" table:formula="of:=SUM([.D21:.AF21])" office:value-type="float" office:value="0"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4.3236in" draw:caption-point-x="-0.2402in" draw:caption-point-y="0.605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0">
          <table:table-cell table:style-name="ce40" office:value-type="float" office:value="19">
            <text:p>19</text:p>
          </table:table-cell>
          <table:table-cell table:style-name="ce42" office:value-type="string">
            <text:p>MaiNTT</text:p>
          </table:table-cell>
          <table:table-cell table:style-name="ce71" table:formula="of:=SUM([.D22:.AF22])" office:value-type="float" office:value="6">
            <text:p>6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4.5713in" draw:caption-point-x="-0.2402in" draw:caption-point-y="0.605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4.5713in" draw:caption-point-x="-0.2402in" draw:caption-point-y="0.605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4.5713in" draw:caption-point-x="-0.2402in" draw:caption-point-y="0.605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4.5713in" draw:caption-point-x="-0.2402in" draw:caption-point-y="0.605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4.5713in" draw:caption-point-x="-0.2402in" draw:caption-point-y="0.605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4.6307in" draw:caption-point-x="-0.2402in" draw:caption-point-y="0.5457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0">
          <table:table-cell table:style-name="ce40" office:value-type="float" office:value="20">
            <text:p>20</text:p>
          </table:table-cell>
          <table:table-cell table:style-name="ce42" office:value-type="string">
            <text:p>MinhTD</text:p>
          </table:table-cell>
          <table:table-cell table:style-name="ce71" table:formula="of:=SUM([.D23:.AF23])" office:value-type="float" office:value="3">
            <text:p>3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4.8189in" draw:caption-point-x="-0.2402in" draw:caption-point-y="0.605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4.8783in" draw:caption-point-x="-0.2402in" draw:caption-point-y="0.5457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4.8783in" draw:caption-point-x="-0.2402in" draw:caption-point-y="0.5457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7" draw:text-style-name="P1" svg:width="1.1413in" svg:height="0.2634in" svg:x="15.6587in" svg:y="4.8264in" draw:caption-point-x="-0.2402in" draw:caption-point-y="0.5976in">
              <dc:date>2016-02-29T00:00:00</dc:date>
              <text:p text:style-name="P1"><text:span text:style-name="T1">Bị ốm</text:span></text:p>
            </office:annotation>
            <text:p>1</text:p>
          </table:table-cell>
          <table:table-cell table:style-name="ce41" table:number-columns-repeated="952"/>
        </table:table-row>
        <table:table-row table:style-name="ro10">
          <table:table-cell table:style-name="ce40" office:value-type="float" office:value="21">
            <text:p>21</text:p>
          </table:table-cell>
          <table:table-cell table:style-name="ce42" office:value-type="string">
            <text:p>NamTV</text:p>
          </table:table-cell>
          <table:table-cell table:style-name="ce71" table:formula="of:=SUM([.D24:.AF24])" office:value-type="float" office:value="1.5">
            <text:p>1.5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5.0665in" draw:caption-point-x="-0.2402in" draw:caption-point-y="0.605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0.6358in" svg:y="5.0697in" draw:caption-point-x="-0.2402in" draw:caption-point-y="0.602in">
              <dc:date>2016-02-18T00:00:00</dc:date>
              <text:p text:style-name="P1"><text:span text:style-name="T1">Đi trễ,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1" svg:width="1.1413in" svg:height="0.2634in" svg:x="13.8323in" svg:y="5.0732in" draw:caption-point-x="-0.2402in" draw:caption-point-y="0.5984in">
              <dc:date>2016-02-25T00:00:00</dc:date>
              <text:p text:style-name="P1"><text:span text:style-name="T1">Bị đau đầ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4" draw:text-style-name="P1" svg:width="1.1413in" svg:height="0.3902in" svg:x="15.6587in" svg:y="5.0717in" draw:caption-point-x="-0.2402in" draw:caption-point-y="0.6in">
              <dc:date>2016-02-23T00:00:00</dc:date>
              <text:p text:style-name="P1"><text:span text:style-name="T1">Xử lý việc cá nhân</text:span></text:p>
            </office:annotation>
            <text:p>1</text:p>
          </table:table-cell>
          <table:table-cell table:style-name="ce41" table:number-columns-repeated="952"/>
        </table:table-row>
        <table:table-row table:style-name="ro10">
          <table:table-cell table:style-name="ce40" office:value-type="float" office:value="22">
            <text:p>22</text:p>
          </table:table-cell>
          <table:table-cell table:style-name="ce42" office:value-type="string">
            <text:p>NguyenHTT</text:p>
          </table:table-cell>
          <table:table-cell table:style-name="ce71" table:formula="of:=SUM([.D25:.AF25])" office:value-type="float" office:value="6">
            <text:p>6</text:p>
          </table:table-cell>
          <table:table-cell table:style-name="ce75" table:number-columns-repeated="21"/>
          <table:table-cell table:style-name="ce75" office:value-type="float" office:value="1">
            <office:annotation draw:style-name="gr7" draw:text-style-name="P1" svg:width="1.1413in" svg:height="0.2634in" svg:x="12.4622in" svg:y="5.3232in" draw:caption-point-x="-0.2402in" draw:caption-point-y="0.5961in">
              <dc:date>2016-03-28T00:00:00</dc:date>
              <text:p text:style-name="P1"><text:span text:style-name="T1">Nghỉ phép 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2.9189in" svg:y="5.3232in" draw:caption-point-x="-0.2402in" draw:caption-point-y="0.5961in">
              <dc:date>2016-03-28T00:00:00</dc:date>
              <text:p text:style-name="P1"><text:span text:style-name="T1">Nghỉ phép 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3.3756in" svg:y="5.3232in" draw:caption-point-x="-0.2402in" draw:caption-point-y="0.5961in">
              <dc:date>2016-03-28T00:00:00</dc:date>
              <text:p text:style-name="P1"><text:span text:style-name="T1">Nghỉ phép 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3.8323in" svg:y="5.3232in" draw:caption-point-x="-0.2402in" draw:caption-point-y="0.5961in">
              <dc:date>2016-03-28T00:00:00</dc:date>
              <text:p text:style-name="P1"><text:span text:style-name="T1">Nghỉ phép 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4.289in" svg:y="5.3232in" draw:caption-point-x="-0.2402in" draw:caption-point-y="0.5961in">
              <dc:date>2016-03-28T00:00:00</dc:date>
              <text:p text:style-name="P1"><text:span text:style-name="T1">Nghỉ phép 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1">
            <office:annotation draw:style-name="gr7" draw:text-style-name="P1" svg:width="1.1413in" svg:height="0.2634in" svg:x="15.6587in" svg:y="5.3232in" draw:caption-point-x="-0.2402in" draw:caption-point-y="0.5961in">
              <dc:date>2016-03-28T00:00:00</dc:date>
              <text:p text:style-name="P1"><text:span text:style-name="T1">Nghỉ phép </text:span></text:p>
            </office:annotation>
            <text:p>1</text:p>
          </table:table-cell>
          <table:table-cell table:style-name="ce41" table:number-columns-repeated="952"/>
        </table:table-row>
        <table:table-row table:style-name="ro10">
          <table:table-cell table:style-name="ce40" office:value-type="float" office:value="23">
            <text:p>23</text:p>
          </table:table-cell>
          <table:table-cell table:style-name="ce42" office:value-type="string">
            <text:p>NhanNM</text:p>
          </table:table-cell>
          <table:table-cell table:style-name="ce71" table:formula="of:=SUM([.D26:.AF26])" office:value-type="float" office:value="2">
            <text:p>2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5.5626in" draw:caption-point-x="-0.2402in" draw:caption-point-y="0.6047in">
              <dc:creator>Tl</dc:creator>
              <dc:date>2016-02-01T00:00:00</dc:date>
              <text:p text:style-name="P1"><text:span text:style-name="T1">Ra ngoài ~ 1 hr (từ 10h30)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5.5626in" draw:caption-point-x="-0.2402in" draw:caption-point-y="0.6047in">
              <dc:creator>Tl</dc:creator>
              <dc:date>2016-02-02T00:00:00</dc:date>
              <text:p text:style-name="P1"><text:span text:style-name="T1">Ra ngoài ~ 1 hr (từ 10h)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5.5622in" draw:caption-point-x="-0.2402in" draw:caption-point-y="0.605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5.5622in" draw:caption-point-x="-0.2402in" draw:caption-point-y="0.605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0">
          <table:table-cell table:style-name="ce40" office:value-type="float" office:value="24">
            <text:p>24</text:p>
          </table:table-cell>
          <table:table-cell table:style-name="ce42" office:value-type="string">
            <text:p>PhuongTH</text:p>
          </table:table-cell>
          <table:table-cell table:style-name="ce71" table:formula="of:=SUM([.D27:.AF27])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5.8098in" draw:caption-point-x="-0.2402in" draw:caption-point-y="0.605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5.8098in" draw:caption-point-x="-0.2402in" draw:caption-point-y="0.605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office:annotation draw:style-name="gr4" draw:text-style-name="P1" svg:width="1.1413in" svg:height="0.3902in" svg:x="9.2661in" svg:y="5.8098in" draw:caption-point-x="-0.2402in" draw:caption-point-y="0.605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5.8098in" draw:caption-point-x="-0.2402in" draw:caption-point-y="0.605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12.4622in" svg:y="5.8138in" draw:caption-point-x="-0.2402in" draw:caption-point-y="0.6012in">
              <dc:date>2016-02-22T00:00:00</dc:date>
              <text:p text:style-name="P1"><text:span text:style-name="T1">Đi trễ, tối thức khuya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0">
          <table:table-cell table:style-name="ce40" office:value-type="float" office:value="25">
            <text:p>25</text:p>
          </table:table-cell>
          <table:table-cell table:style-name="ce42" office:value-type="string">
            <text:p>SonPX</text:p>
          </table:table-cell>
          <table:table-cell table:style-name="ce71" table:formula="of:=SUM([.D28:.AF28])" office:value-type="float" office:value="2">
            <text:p>2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6.0575in" draw:caption-point-x="-0.2402in" draw:caption-point-y="0.605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1">
            <office:annotation draw:style-name="gr9" draw:text-style-name="P1" svg:width="1.1413in" svg:height="0.8567in" svg:x="4.0157in" svg:y="6.0587in" draw:caption-point-x="-0.2402in" draw:caption-point-y="0.6039in">
              <dc:creator>Tl</dc:creator>
              <dc:date>2016-02-04T00:00:00</dc:date>
              <text:p text:style-name="P1"><text:span text:style-name="T1">Nghỉ phép, nhà bị trốm phá cửa, mất xe. Nghỉ để giữ nhà + lên Công An báo</text:span></text:p>
            </office:annotation>
            <text:p>1</text:p>
          </table:table-cell>
          <table:table-cell table:style-name="ce75" office:value-type="float" office:value="1">
            <office:annotation draw:style-name="gr9" draw:text-style-name="P1" svg:width="1.1413in" svg:height="0.8567in" svg:x="4.472in" svg:y="6.0587in" draw:caption-point-x="-0.2402in" draw:caption-point-y="0.6039in">
              <dc:creator>Tl</dc:creator>
              <dc:date>2016-02-04T00:00:00</dc:date>
              <text:p text:style-name="P1"><text:span text:style-name="T1">Nghỉ phép, nhà bị trốm phá cửa, mất xe. Nghỉ để giữ nhà + lên Công An báo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0">
          <table:table-cell table:style-name="ce40" office:value-type="float" office:value="26">
            <text:p>26</text:p>
          </table:table-cell>
          <table:table-cell table:style-name="ce42" office:value-type="string">
            <text:p>ThachBK</text:p>
          </table:table-cell>
          <table:table-cell table:style-name="ce71" table:formula="of:=SUM([.D29:.AF29])" office:value-type="float" office:value="4">
            <text:p>4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6.3051in" draw:caption-point-x="-0.2402in" draw:caption-point-y="0.605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6.3646in" draw:caption-point-x="-0.2402in" draw:caption-point-y="0.5457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6.3646in" draw:caption-point-x="-0.2402in" draw:caption-point-y="0.5457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6.3646in" draw:caption-point-x="-0.2402in" draw:caption-point-y="0.5457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7" draw:text-style-name="P1" svg:width="1.1413in" svg:height="0.2634in" svg:x="12.9189in" svg:y="6.3106in" draw:caption-point-x="-0.2402in" draw:caption-point-y="0.5996in">
              <dc:date>2016-02-23T00:00:00</dc:date>
              <text:p text:style-name="P1"><text:span text:style-name="T1">Vợ bị ốm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0">
          <table:table-cell table:style-name="ce40" office:value-type="float" office:value="27">
            <text:p>27</text:p>
          </table:table-cell>
          <table:table-cell table:style-name="ce42" office:value-type="string">
            <text:p>ThaoDTH</text:p>
          </table:table-cell>
          <table:table-cell table:style-name="ce71" table:formula="of:=SUM([.D30:.AF30])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6.5528in" draw:caption-point-x="-0.2402in" draw:caption-point-y="0.605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0">
          <table:table-cell table:style-name="ce40" office:value-type="float" office:value="28">
            <text:p>28</text:p>
          </table:table-cell>
          <table:table-cell table:style-name="ce42" office:value-type="string">
            <text:p>ThamDT</text:p>
          </table:table-cell>
          <table:table-cell table:style-name="ce71" table:formula="of:=SUM([.D31:.AF31])" office:value-type="float" office:value="7.5">
            <text:p>7.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6.8004in" draw:caption-point-x="-0.2402in" draw:caption-point-y="0.605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6.8004in" draw:caption-point-x="-0.2402in" draw:caption-point-y="0.605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6.8004in" draw:caption-point-x="-0.2402in" draw:caption-point-y="0.605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6.8004in" draw:caption-point-x="-0.2402in" draw:caption-point-y="0.605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6.8004in" draw:caption-point-x="-0.2402in" draw:caption-point-y="0.605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6.8004in" draw:caption-point-x="-0.2402in" draw:caption-point-y="0.605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6.8004in" draw:caption-point-x="-0.2402in" draw:caption-point-y="0.605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0.6358in" svg:y="6.8091in" draw:caption-point-x="-0.2402in" draw:caption-point-y="0.5965in">
              <dc:date>2016-03-02T00:00:00</dc:date>
              <text:p text:style-name="P1"><text:span text:style-name="T1">Bị đau bụng, nghỉ buổi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0">
          <table:table-cell table:style-name="ce40" office:value-type="float" office:value="29">
            <text:p>29</text:p>
          </table:table-cell>
          <table:table-cell table:style-name="ce42" office:value-type="string">
            <text:p>ThinhT</text:p>
          </table:table-cell>
          <table:table-cell table:style-name="ce71" table:formula="of:=SUM([.D32:.AF32])" office:value-type="float" office:value="3">
            <text:p>3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7.048in" draw:caption-point-x="-0.2402in" draw:caption-point-y="0.605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7.1075in" draw:caption-point-x="-0.2402in" draw:caption-point-y="0.5457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7.1075in" draw:caption-point-x="-0.2402in" draw:caption-point-y="0.5457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0">
          <table:table-cell table:style-name="ce40" office:value-type="float" office:value="30">
            <text:p>30</text:p>
          </table:table-cell>
          <table:table-cell table:style-name="ce42" office:value-type="string">
            <text:p>ThongDN</text:p>
          </table:table-cell>
          <table:table-cell table:style-name="ce71" table:formula="of:=SUM([.D33:.AF33])" office:value-type="float" office:value="2">
            <text:p>2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7.2957in" draw:caption-point-x="-0.2402in" draw:caption-point-y="0.605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1">
            <office:annotation draw:style-name="gr4" draw:text-style-name="P1" svg:width="1.1413in" svg:height="0.3902in" svg:x="3.5591in" svg:y="7.2965in" draw:caption-point-x="-0.2402in" draw:caption-point-y="0.6043in">
              <dc:creator>Tl</dc:creator>
              <dc:date>2016-02-03T00:00:00</dc:date>
              <text:p text:style-name="P1"><text:span text:style-name="T1">Xin nghỉ phép: có việc gia đình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4" draw:text-style-name="P1" svg:width="1.1413in" svg:height="0.3902in" svg:x="10.6358in" svg:y="7.2988in" draw:caption-point-x="-0.2402in" draw:caption-point-y="0.602in">
              <dc:date>2016-02-18T00:00:00</dc:date>
              <text:p text:style-name="P1"><text:span text:style-name="T1">Bị ngộ độc, đau bụng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0">
          <table:table-cell table:style-name="ce40" office:value-type="float" office:value="31">
            <text:p>31</text:p>
          </table:table-cell>
          <table:table-cell table:style-name="ce42" office:value-type="string">
            <text:p>ThuyLTT</text:p>
          </table:table-cell>
          <table:table-cell table:style-name="ce71" table:formula="of:=SUM([.D34:.AF34])" office:value-type="float" office:value="0"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472in" svg:y="7.5449in" draw:caption-point-x="-0.2402in" draw:caption-point-y="0.6035in">
              <dc:creator>Tl</dc:creator>
              <dc:date>2016-02-05T00:00:00</dc:date>
              <text:p text:style-name="P1"><text:span text:style-name="T1">Nhà có việc, vô trễ</text:span></text:p>
            </office:annotation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0">
          <table:table-cell table:style-name="ce40" office:value-type="float" office:value="32">
            <text:p>32</text:p>
          </table:table-cell>
          <table:table-cell table:style-name="ce42" office:value-type="string">
            <text:p>ToiDB</text:p>
          </table:table-cell>
          <table:table-cell table:style-name="ce71" table:formula="of:=SUM([.D35:.AF35])" office:value-type="float" office:value="2">
            <text:p>2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7.7913in" draw:caption-point-x="-0.2402in" draw:caption-point-y="0.605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7.8508in" draw:caption-point-x="-0.2402in" draw:caption-point-y="0.5457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0">
          <table:table-cell table:style-name="ce40" office:value-type="float" office:value="33">
            <text:p>33</text:p>
          </table:table-cell>
          <table:table-cell table:style-name="ce42" office:value-type="string">
            <text:p>TruyenLVC</text:p>
          </table:table-cell>
          <table:table-cell table:style-name="ce71" table:formula="of:=SUM([.D36:.AF36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0">
          <table:table-cell table:style-name="ce40" office:value-type="float" office:value="34">
            <text:p>34</text:p>
          </table:table-cell>
          <table:table-cell table:style-name="ce42" office:value-type="string">
            <text:p>TuanND</text:p>
          </table:table-cell>
          <table:table-cell table:style-name="ce71" table:formula="of:=SUM([.D37:.AF37])" office:value-type="float" office:value="4">
            <text:p>4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8.2866in" draw:caption-point-x="-0.2402in" draw:caption-point-y="0.605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8.2866in" draw:caption-point-x="-0.2402in" draw:caption-point-y="0.6051in">
              <dc:creator>Tl</dc:creator>
              <dc:date>2016-02-02T00:00:00</dc:date>
              <text:p text:style-name="P1"><text:span text:style-name="T1">Đi trễ, ~ 8h4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8.2866in" draw:caption-point-x="-0.2402in" draw:caption-point-y="0.6051in">
              <dc:creator>Tl</dc:creator>
              <dc:date>2016-02-03T00:00:00</dc:date>
              <text:p text:style-name="P1"><text:span text:style-name="T1">Đi trễ, ~ 8h50 vào công ty</text:span></text:p>
            </office:annotation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8.2866in" draw:caption-point-x="-0.2402in" draw:caption-point-y="0.605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8.2866in" draw:caption-point-x="-0.2402in" draw:caption-point-y="0.605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4" draw:text-style-name="P1" svg:width="1.1413in" svg:height="0.3902in" svg:x="9.2661in" svg:y="8.2866in" draw:caption-point-x="-0.2402in" draw:caption-point-y="0.605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8.2866in" draw:caption-point-x="-0.2402in" draw:caption-point-y="0.605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13.8323in" svg:y="8.2894in" draw:caption-point-x="-0.2402in" draw:caption-point-y="0.6024in">
              <dc:date>2016-02-17T00:00:00</dc:date>
              <text:p text:style-name="P1"><text:span text:style-name="T1">Đi du lịch vs bạn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4.289in" svg:y="8.2894in" draw:caption-point-x="-0.2402in" draw:caption-point-y="0.6024in">
              <dc:date>2016-02-17T00:00:00</dc:date>
              <text:p text:style-name="P1"><text:span text:style-name="T1">Đi du lịch vs bạn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0">
          <table:table-cell table:style-name="ce40" office:value-type="float" office:value="35">
            <text:p>35</text:p>
          </table:table-cell>
          <table:table-cell table:style-name="ce42" office:value-type="string">
            <text:p>VietBA</text:p>
          </table:table-cell>
          <table:table-cell table:style-name="ce71" table:formula="of:=SUM([.D38:.AF38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8.5343in" draw:caption-point-x="-0.2402in" draw:caption-point-y="0.605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0">
          <table:table-cell table:style-name="ce40" office:value-type="float" office:value="36">
            <text:p>36</text:p>
          </table:table-cell>
          <table:table-cell table:style-name="ce42" office:value-type="string">
            <text:p>VinhP</text:p>
          </table:table-cell>
          <table:table-cell table:style-name="ce71" table:formula="of:=SUM([.D39:.AF39])" office:value-type="float" office:value="5">
            <text:p>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8.7819in" draw:caption-point-x="-0.2402in" draw:caption-point-y="0.605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8.7819in" draw:caption-point-x="-0.2402in" draw:caption-point-y="0.605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8.8413in" draw:caption-point-x="-0.2402in" draw:caption-point-y="0.5457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8.8413in" draw:caption-point-x="-0.2402in" draw:caption-point-y="0.5457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8.8413in" draw:caption-point-x="-0.2402in" draw:caption-point-y="0.5457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0">
          <table:table-cell table:style-name="ce40" office:value-type="float" office:value="37">
            <text:p>37</text:p>
          </table:table-cell>
          <table:table-cell table:style-name="ce42" office:value-type="string">
            <text:p>VuNA</text:p>
          </table:table-cell>
          <table:table-cell table:style-name="ce71" table:formula="of:=SUM([.D40:.AF40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9.0295in" draw:caption-point-x="-0.2402in" draw:caption-point-y="0.605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9.0295in" draw:caption-point-x="-0.2402in" draw:caption-point-y="0.605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9.0295in" draw:caption-point-x="-0.2402in" draw:caption-point-y="0.605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9.0295in" draw:caption-point-x="-0.2402in" draw:caption-point-y="0.605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9.0295in" draw:caption-point-x="-0.2402in" draw:caption-point-y="0.605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76" table:number-columns-repeated="4"/>
          <table:table-cell table:style-name="ce78"/>
          <table:table-cell table:style-name="ce76" table:number-columns-repeated="24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76" table:number-columns-repeated="4"/>
          <table:table-cell table:style-name="ce79" table:number-columns-repeated="7"/>
          <table:table-cell table:style-name="ce76" table:number-columns-repeated="18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 table:number-rows-repeated="983131">
          <table:table-cell table:number-columns-repeated="984"/>
        </table:table-row>
        <table:table-row table:style-name="ro2">
          <table:table-cell table:number-columns-repeated="984"/>
        </table:table-row>
      </table:table>
      <table:table table:name="Thong_Tin_Ngay_Nghi_201603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90"/>
        <table:table-column table:style-name="co22" table:number-columns-repeated="7" table:default-cell-style-name="ce90"/>
        <table:table-column table:style-name="co21" table:number-columns-repeated="16" table:default-cell-style-name="ce90"/>
        <table:table-column table:style-name="co7" table:number-columns-repeated="951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85" table:number-columns-repeated="8"/>
          <table:table-cell table:style-name="ce93" office:value-type="string" table:number-columns-spanned="2" table:number-rows-spanned="1">
            <text:p>Month</text:p>
          </table:table-cell>
          <table:covered-table-cell table:style-name="ce94"/>
          <table:table-cell table:style-name="ce95" table:content-validation-name="val1" office:value-type="float" office:value="3" table:number-columns-spanned="2" table:number-rows-spanned="1">
            <text:p>3</text:p>
          </table:table-cell>
          <table:covered-table-cell table:style-name="ce94"/>
          <table:table-cell table:style-name="ce93" office:value-type="string" table:number-columns-spanned="2" table:number-rows-spanned="1">
            <text:p>Year</text:p>
          </table:table-cell>
          <table:covered-table-cell table:style-name="ce94"/>
          <table:table-cell table:style-name="ce93" office:value-type="float" office:value="2016" table:number-columns-spanned="2" table:number-rows-spanned="1">
            <text:p>2016</text:p>
          </table:table-cell>
          <table:covered-table-cell table:style-name="ce96"/>
          <table:table-cell table:style-name="ce85" table:number-columns-repeated="15"/>
          <table:table-cell table:style-name="ce70" table:number-columns-repeated="951"/>
        </table:table-row>
        <table:table-row table:style-name="ro2">
          <table:table-cell table:style-name="ce54" table:number-columns-repeated="3"/>
          <table:table-cell table:style-name="ce86" table:formula="of:=DATE([.$R$1];[.N1];1)" office:value-type="date" office:date-value="2016-03-01">
            <text:p>01</text:p>
          </table:table-cell>
          <table:table-cell table:style-name="ce86" table:formula="of:=[.D2]+1" office:value-type="date" office:date-value="2016-03-02">
            <text:p>02</text:p>
          </table:table-cell>
          <table:table-cell table:style-name="ce86" table:formula="of:=[.E2]+1" office:value-type="date" office:date-value="2016-03-03">
            <text:p>03</text:p>
          </table:table-cell>
          <table:table-cell table:style-name="ce86" table:formula="of:=[.F2]+1" office:value-type="date" office:date-value="2016-03-04">
            <text:p>04</text:p>
          </table:table-cell>
          <table:table-cell table:style-name="ce86" table:formula="of:=[.G2]+1" office:value-type="date" office:date-value="2016-03-05">
            <text:p>05</text:p>
          </table:table-cell>
          <table:table-cell table:style-name="ce86" table:formula="of:=[.H2]+1" office:value-type="date" office:date-value="2016-03-06">
            <text:p>06</text:p>
          </table:table-cell>
          <table:table-cell table:style-name="ce86" table:formula="of:=[.I2]+1" office:value-type="date" office:date-value="2016-03-07">
            <text:p>07</text:p>
          </table:table-cell>
          <table:table-cell table:style-name="ce86" table:formula="of:=[.J2]+1" office:value-type="date" office:date-value="2016-03-08">
            <text:p>08</text:p>
          </table:table-cell>
          <table:table-cell table:style-name="ce86" table:formula="of:=[.K2]+1" office:value-type="date" office:date-value="2016-03-09">
            <text:p>09</text:p>
          </table:table-cell>
          <table:table-cell table:style-name="ce86" table:formula="of:=[.L2]+1" office:value-type="date" office:date-value="2016-03-10">
            <text:p>10</text:p>
          </table:table-cell>
          <table:table-cell table:style-name="ce86" table:formula="of:=[.M2]+1" office:value-type="date" office:date-value="2016-03-11">
            <text:p>11</text:p>
          </table:table-cell>
          <table:table-cell table:style-name="ce86" table:formula="of:=[.N2]+1" office:value-type="date" office:date-value="2016-03-12">
            <text:p>12</text:p>
          </table:table-cell>
          <table:table-cell table:style-name="ce86" table:formula="of:=[.O2]+1" office:value-type="date" office:date-value="2016-03-13">
            <text:p>13</text:p>
          </table:table-cell>
          <table:table-cell table:style-name="ce86" table:formula="of:=[.P2]+1" office:value-type="date" office:date-value="2016-03-14">
            <text:p>14</text:p>
          </table:table-cell>
          <table:table-cell table:style-name="ce86" table:formula="of:=[.Q2]+1" office:value-type="date" office:date-value="2016-03-15">
            <text:p>15</text:p>
          </table:table-cell>
          <table:table-cell table:style-name="ce86" table:formula="of:=[.R2]+1" office:value-type="date" office:date-value="2016-03-16">
            <text:p>16</text:p>
          </table:table-cell>
          <table:table-cell table:style-name="ce86" table:formula="of:=[.S2]+1" office:value-type="date" office:date-value="2016-03-17">
            <text:p>17</text:p>
          </table:table-cell>
          <table:table-cell table:style-name="ce86" table:formula="of:=[.T2]+1" office:value-type="date" office:date-value="2016-03-18">
            <text:p>18</text:p>
          </table:table-cell>
          <table:table-cell table:style-name="ce86" table:formula="of:=[.U2]+1" office:value-type="date" office:date-value="2016-03-19">
            <text:p>19</text:p>
          </table:table-cell>
          <table:table-cell table:style-name="ce86" table:formula="of:=[.V2]+1" office:value-type="date" office:date-value="2016-03-20">
            <text:p>20</text:p>
          </table:table-cell>
          <table:table-cell table:style-name="ce86" table:formula="of:=[.W2]+1" office:value-type="date" office:date-value="2016-03-21">
            <text:p>21</text:p>
          </table:table-cell>
          <table:table-cell table:style-name="ce86" table:formula="of:=[.X2]+1" office:value-type="date" office:date-value="2016-03-22">
            <text:p>22</text:p>
          </table:table-cell>
          <table:table-cell table:style-name="ce86" table:formula="of:=[.Y2]+1" office:value-type="date" office:date-value="2016-03-23">
            <text:p>23</text:p>
          </table:table-cell>
          <table:table-cell table:style-name="ce86" table:formula="of:=[.Z2]+1" office:value-type="date" office:date-value="2016-03-24">
            <text:p>24</text:p>
          </table:table-cell>
          <table:table-cell table:style-name="ce86" table:formula="of:=[.AA2]+1" office:value-type="date" office:date-value="2016-03-25">
            <text:p>25</text:p>
          </table:table-cell>
          <table:table-cell table:style-name="ce86" table:formula="of:=[.AB2]+1" office:value-type="date" office:date-value="2016-03-26">
            <text:p>26</text:p>
          </table:table-cell>
          <table:table-cell table:style-name="ce86" table:formula="of:=[.AC2]+1" office:value-type="date" office:date-value="2016-03-27">
            <text:p>27</text:p>
          </table:table-cell>
          <table:table-cell table:style-name="ce86" table:formula="of:=[.AD2]+1" office:value-type="date" office:date-value="2016-03-28">
            <text:p>28</text:p>
          </table:table-cell>
          <table:table-cell table:style-name="ce86" table:formula="of:=[.AE2]+1" office:value-type="date" office:date-value="2016-03-29">
            <text:p>29</text:p>
          </table:table-cell>
          <table:table-cell table:style-name="ce86" table:formula="of:=[.AF2]+1" office:value-type="date" office:date-value="2016-03-30">
            <text:p>30</text:p>
          </table:table-cell>
          <table:table-cell table:style-name="ce86" table:formula="of:=[.AG2]+1" office:value-type="date" office:date-value="2016-03-31">
            <text:p>31</text:p>
          </table:table-cell>
          <table:table-cell table:style-name="ce70" table:number-columns-repeated="951"/>
        </table:table-row>
        <table:table-row table:style-name="ro10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87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0" table:number-columns-repeated="951"/>
        </table:table-row>
        <table:table-row table:style-name="ro10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84" table:formula="of:=SUM([.D4:.AH4])" office:value-type="float" office:value="1"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3.5591in" svg:y="0.1094in" draw:caption-point-x="-0.2402in" draw:caption-point-y="0.6087in">
              <dc:date>2016-03-03T00:00:00</dc:date>
              <text:p text:style-name="P1"><text:span text:style-name="T1">Bận việc nhà, xin vào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0.1138in" draw:caption-point-x="-0.2402in" draw:caption-point-y="0.6043in">
              <dc:date>2016-03-15T00:00:00</dc:date>
              <text:p text:style-name="P1"><text:span text:style-name="T1">Nghỉ buổi sáng, nhà có việc bận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0.6358in" svg:y="0.1154in" draw:caption-point-x="-0.2402in" draw:caption-point-y="0.6028in">
              <dc:date>2016-03-18T00:00:00</dc:date>
              <text:p text:style-name="P1"><text:span text:style-name="T1">Trễ, 8h45 vô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6.572in" svg:y="0.1217in" draw:caption-point-x="-0.2402in" draw:caption-point-y="0.5965in">
              <dc:date>2016-03-31T00:00:00</dc:date>
              <text:p text:style-name="P1"><text:span text:style-name="T1">Bị ngộ độc, nghỉ buổi sáng</text:span></text:p>
            </office:annotation>
            <text:p>0.5</text:p>
          </table:table-cell>
          <table:table-cell table:style-name="ce41" table:number-columns-repeated="951"/>
        </table:table-row>
        <table:table-row table:style-name="ro10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84" table:formula="of:=SUM([.D5:.AH5])" office:value-type="float" office:value="1.5">
            <text:p>1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3.5591in" svg:y="0.3567in" draw:caption-point-x="-0.2402in" draw:caption-point-y="0.6091in">
              <dc:date>2016-03-03T00:00:00</dc:date>
              <text:p text:style-name="P1"><text:span text:style-name="T1">Bận việc nhà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7" draw:text-style-name="P1" svg:width="1.1413in" svg:height="0.2634in" svg:x="13.3756in" svg:y="0.3657in" draw:caption-point-x="-0.2402in" draw:caption-point-y="0.6in">
              <dc:date>2016-03-23T00:00:00</dc:date>
              <text:p text:style-name="P1"><text:span text:style-name="T1">Bận việc nhà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0">
          <table:table-cell table:style-name="ce40" office:value-type="float" office:value="3">
            <text:p>3</text:p>
          </table:table-cell>
          <table:table-cell table:style-name="ce42" office:value-type="string">
            <text:p>ChanNTT</text:p>
          </table:table-cell>
          <table:table-cell table:style-name="ce84" table:formula="of:=SUM([.D6:.AH6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7" draw:text-style-name="P1" svg:width="1.1413in" svg:height="0.2634in" svg:x="8.7768in" svg:y="0.6091in" draw:caption-point-x="-0.2402in" draw:caption-point-y="0.6043in">
              <dc:date>2016-03-15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0">
          <table:table-cell table:style-name="ce40" office:value-type="float" office:value="4">
            <text:p>4</text:p>
          </table:table-cell>
          <table:table-cell table:style-name="ce42" office:value-type="string">
            <text:p>CuongNH</text:p>
          </table:table-cell>
          <table:table-cell table:style-name="ce84" table:formula="of:=SUM([.D7:.AH7])" office:value-type="float" office:value="1"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4.0157in" svg:y="0.8528in" draw:caption-point-x="-0.2402in" draw:caption-point-y="0.6083in">
              <dc:date>2016-03-04T00:00:00</dc:date>
              <text:p text:style-name="P1"><text:span text:style-name="T1">Đi khám bệnh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2" draw:text-style-name="P1" svg:width="1.1413in" svg:height="0.5457in" svg:x="12.0059in" svg:y="0.8587in" draw:caption-point-x="-0.2402in" draw:caption-point-y="0.6024in">
              <dc:date>2016-04-04T00:00:00</dc:date>
              <text:p text:style-name="P1"><text:span text:style-name="T1">Chở e gái đi khám bệnh, vô trễ ~30 phút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0">
          <table:table-cell table:style-name="ce40" office:value-type="float" office:value="5">
            <text:p>5</text:p>
          </table:table-cell>
          <table:table-cell table:style-name="ce42" office:value-type="string">
            <text:p>DuongDN</text:p>
          </table:table-cell>
          <table:table-cell table:style-name="ce84" table:formula="of:=SUM([.D8:.AH8])" office:value-type="float" office:value="1"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3.5591in" svg:y="1.0996in" draw:caption-point-x="-0.2402in" draw:caption-point-y="0.6091in">
              <dc:date>2016-03-03T00:00:00</dc:date>
              <text:p text:style-name="P1"><text:span text:style-name="T1">Ngủ quên, đi làm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5.8421in" svg:y="1.1012in" draw:caption-point-x="-0.2402in" draw:caption-point-y="0.6075in">
              <dc:date>2016-03-08T00:00:00</dc:date>
              <text:p text:style-name="P1"><text:span text:style-name="T1">Bận việc riêng đột xuất xin ra ngoài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6.8205in" svg:y="1.1024in" draw:caption-point-x="-0.2402in" draw:caption-point-y="0.6063in">
              <dc:date>2016-03-10T00:00:00</dc:date>
              <text:p text:style-name="P1"><text:span text:style-name="T1">Đi trễ 45'</text:span></text:p>
            </office:annotation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7.3094in" svg:y="1.1028in" draw:caption-point-x="-0.2402in" draw:caption-point-y="0.6059in">
              <dc:date>2016-03-11T00:00:00</dc:date>
              <text:p text:style-name="P1"><text:span text:style-name="T1">Đi làm trễ</text:span></text:p>
            </office:annotation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3" draw:text-style-name="P1" svg:width="1.1413in" svg:height="0.7012in" svg:x="10.6358in" svg:y="1.1618in" draw:caption-point-x="-0.2402in" draw:caption-point-y="0.5469in">
              <dc:date>2016-03-18T00:00:00</dc:date>
              <text:p text:style-name="P1"><text:span text:style-name="T1">Buổi sáng đi thi</text:span></text:p>
              <text:p text:style-name="P1"><text:span text:style-name="T1">Chiều đi làm giấy tờ + hơi mệt.</text:span></text:p>
            </office:annotation>
            <text:p>1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1.1063in" draw:caption-point-x="-0.2402in" draw:caption-point-y="0.6024in">
              <dc:date>2016-03-21T00:00:00</dc:date>
              <text:p text:style-name="P1"><text:span text:style-name="T1">Qua trường có chút việc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0">
          <table:table-cell table:style-name="ce40" office:value-type="float" office:value="6">
            <text:p>6</text:p>
          </table:table-cell>
          <table:table-cell table:style-name="ce42" office:value-type="string">
            <text:p>DuyNM</text:p>
          </table:table-cell>
          <table:table-cell table:style-name="ce84" table:formula="of:=SUM([.D9:.AH9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1.3504in" draw:caption-point-x="-0.2402in" draw:caption-point-y="0.6063in">
              <dc:date>2016-03-10T00:00:00</dc:date>
              <text:p text:style-name="P1"><text:span text:style-name="T1">Nghỉ buổi chiều, lên trường có việc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0">
          <table:table-cell table:style-name="ce40" office:value-type="float" office:value="7">
            <text:p>7</text:p>
          </table:table-cell>
          <table:table-cell table:style-name="ce42" office:value-type="string">
            <text:p>DuyenLT</text:p>
          </table:table-cell>
          <table:table-cell table:style-name="ce84" table:formula="of:=SUM([.D10:.AH10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0">
          <table:table-cell table:style-name="ce40" office:value-type="float" office:value="8">
            <text:p>8</text:p>
          </table:table-cell>
          <table:table-cell table:style-name="ce42" office:value-type="string">
            <text:p>GiauNV</text:p>
          </table:table-cell>
          <table:table-cell table:style-name="ce84" table:formula="of:=SUM([.D11:.AH11])" office:value-type="float" office:value="1">
            <text:p>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1024in" svg:y="1.8425in" draw:caption-point-x="-0.2402in" draw:caption-point-y="0.6094in">
              <dc:date>2016-03-02T00:00:00</dc:date>
              <text:p text:style-name="P1"><text:span text:style-name="T1">Nghỉ buổi chiều, bị cảm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7228in" svg:y="1.8484in" draw:caption-point-x="-0.2402in" draw:caption-point-y="0.6035in">
              <dc:date>2016-03-17T00:00:00</dc:date>
              <text:p text:style-name="P1"><text:span text:style-name="T1">Bị ngộ độc, nghỉ buổi chiều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0">
          <table:table-cell table:style-name="ce40" office:value-type="float" office:value="9">
            <text:p>9</text:p>
          </table:table-cell>
          <table:table-cell table:style-name="ce42" office:value-type="string">
            <text:p>HaTH</text:p>
          </table:table-cell>
          <table:table-cell table:style-name="ce84" table:formula="of:=SUM([.D12:.AH12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3.3756in" svg:y="2.1in" draw:caption-point-x="-0.2402in" draw:caption-point-y="0.5996in">
              <dc:date>2016-03-24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0">
          <table:table-cell table:style-name="ce40" office:value-type="float" office:value="10">
            <text:p>10</text:p>
          </table:table-cell>
          <table:table-cell table:style-name="ce42" office:value-type="string">
            <text:p>HaiNM</text:p>
          </table:table-cell>
          <table:table-cell table:style-name="ce84" table:formula="of:=SUM([.D13:.AH13])" office:value-type="float" office:value="0.5">
            <text:p>0.5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1024in" svg:y="2.3378in" draw:caption-point-x="-0.2402in" draw:caption-point-y="0.6094in">
              <dc:date>2016-03-02T00:00:00</dc:date>
              <text:p text:style-name="P1"><text:span text:style-name="T1">Nghỉ buổi chiều, bận việc nhà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6.8205in" svg:y="2.3409in" draw:caption-point-x="-0.2402in" draw:caption-point-y="0.6063in">
              <dc:date>2016-03-10T00:00:00</dc:date>
              <text:p text:style-name="P1"><text:span text:style-name="T1">Bận việc nhà, đi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3" draw:text-style-name="P1" svg:width="1.1413in" svg:height="0.7012in" svg:x="10.6358in" svg:y="2.3449in" draw:caption-point-x="-0.2402in" draw:caption-point-y="0.6024in">
              <dc:date>2016-03-18T00:00:00</dc:date>
              <text:p text:style-name="P1"><text:span text:style-name="T1">Có việc gấp ở trường. Xin ra ngoài ~ 1 giờ (từ 3h30)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0">
          <table:table-cell table:style-name="ce40" office:value-type="float" office:value="11">
            <text:p>11</text:p>
          </table:table-cell>
          <table:table-cell table:style-name="ce42" office:value-type="string">
            <text:p>HienNV</text:p>
          </table:table-cell>
          <table:table-cell table:style-name="ce84" table:formula="of:=SUM([.D14:.AH14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0">
          <table:table-cell table:style-name="ce40" office:value-type="float" office:value="12">
            <text:p>12</text:p>
          </table:table-cell>
          <table:table-cell table:style-name="ce42" office:value-type="string">
            <text:p>HiepNH</text:p>
          </table:table-cell>
          <table:table-cell table:style-name="ce84" table:formula="of:=SUM([.D15:.AH15])" office:value-type="float" office:value="1.5">
            <text:p>1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5.3854in" svg:y="2.8346in" draw:caption-point-x="-0.2402in" draw:caption-point-y="0.6079in">
              <dc:date>2016-03-07T00:00:00</dc:date>
              <text:p text:style-name="P1"><text:span text:style-name="T1">Về quê nhưng có làm ở nhà</text:span></text:p>
            </office:annotation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5.8421in" svg:y="2.835in" draw:caption-point-x="-0.2402in" draw:caption-point-y="0.6075in">
              <dc:date>2016-04-05T00:00:00</dc:date>
              <text:p text:style-name="P1"><text:span text:style-name="T1">Về quê nhưng có làm <text:s/>ở nhà </text:span></text:p>
            </office:annotation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2.8362in" draw:caption-point-x="-0.2402in" draw:caption-point-y="0.6063in">
              <dc:date>2016-03-10T00:00:00</dc:date>
              <text:p text:style-name="P1"><text:span text:style-name="T1">Nghỉ buổi chiều, bị mệt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4" draw:text-style-name="P1" svg:width="1.1413in" svg:height="0.3902in" svg:x="12.0059in" svg:y="2.8402in" draw:caption-point-x="-0.2402in" draw:caption-point-y="0.6024in">
              <dc:date>2016-03-21T00:00:00</dc:date>
              <text:p text:style-name="P1"><text:span text:style-name="T1">Xuống Biền Hòa có việc</text:span></text:p>
            </office:annotation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3.3756in" svg:y="2.8425in" draw:caption-point-x="-0.2402in" draw:caption-point-y="0.6in">
              <dc:date>2016-03-24T00:00:00</dc:date>
              <text:p text:style-name="P1"><text:span text:style-name="T1">Bận việc riêng, ra ga lấy xe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5.6587in" svg:y="2.8453in" draw:caption-point-x="-0.2402in" draw:caption-point-y="0.5972in">
              <dc:date>2016-03-29T00:00:00</dc:date>
              <text:p text:style-name="P1"><text:span text:style-name="T1">Bận việc riêng, vào trễ ~1h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0">
          <table:table-cell table:style-name="ce40" office:value-type="float" office:value="13">
            <text:p>13</text:p>
          </table:table-cell>
          <table:table-cell table:style-name="ce42" office:value-type="string">
            <text:p>HieuHT</text:p>
          </table:table-cell>
          <table:table-cell table:style-name="ce84" table:formula="of:=SUM([.D16:.AH16])" office:value-type="float" office:value="0.5"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4.0157in" svg:y="3.0945in" draw:caption-point-x="-0.2402in" draw:caption-point-y="0.5957in">
              <dc:date>2016-04-04T00:00:00</dc:date>
              <text:p text:style-name="P1"><text:span text:style-name="T1">Nghỉ buổi chiều, bận việc riêng</text:span></text:p>
            </office:annotation>
            <text:p>0.5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0.1791in" svg:y="3.0866in" draw:caption-point-x="-0.2402in" draw:caption-point-y="0.6035in">
              <dc:date>2016-03-17T00:00:00</dc:date>
              <text:p text:style-name="P1"><text:span text:style-name="T1">8h30 vào cty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0">
          <table:table-cell table:style-name="ce40" office:value-type="float" office:value="14">
            <text:p>14</text:p>
          </table:table-cell>
          <table:table-cell table:style-name="ce42" office:value-type="string">
            <text:p>HieuPT</text:p>
          </table:table-cell>
          <table:table-cell table:style-name="ce84" table:formula="of:=SUM([.D17:.AH17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0.6358in" svg:y="3.3354in" draw:caption-point-x="-0.2402in" draw:caption-point-y="0.6028in">
              <dc:date>2016-03-18T00:00:00</dc:date>
              <text:p text:style-name="P1"><text:span text:style-name="T1">8h45 vô cty</text:span></text:p>
            </office:annotation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3.3756in" svg:y="3.3382in" draw:caption-point-x="-0.2402in" draw:caption-point-y="0.6in">
              <dc:date>2016-03-24T00:00:00</dc:date>
              <text:p text:style-name="P1"><text:span text:style-name="T1">8h30 vào cty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0">
          <table:table-cell table:style-name="ce40" office:value-type="float" office:value="15">
            <text:p>15</text:p>
          </table:table-cell>
          <table:table-cell table:style-name="ce42" office:value-type="string">
            <text:p>HungPN</text:p>
          </table:table-cell>
          <table:table-cell table:style-name="ce84" table:formula="of:=SUM([.D18:.AH18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3.5835in" draw:caption-point-x="-0.2402in" draw:caption-point-y="0.6024in">
              <dc:date>2016-03-21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0">
          <table:table-cell table:style-name="ce40" office:value-type="float" office:value="16">
            <text:p>16</text:p>
          </table:table-cell>
          <table:table-cell table:style-name="ce42" office:value-type="string">
            <text:p>HungNQ</text:p>
          </table:table-cell>
          <table:table-cell table:style-name="ce84" table:formula="of:=SUM([.D19:.AH19])" office:value-type="float" office:value="0">
            <text:p>0</text:p>
          </table:table-cell>
          <table:table-cell table:style-name="ce88" table:number-columns-repeated="27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0">
          <table:table-cell table:style-name="ce40" office:value-type="float" office:value="17">
            <text:p>17</text:p>
          </table:table-cell>
          <table:table-cell table:style-name="ce42" office:value-type="string">
            <text:p>HuyenHT</text:p>
          </table:table-cell>
          <table:table-cell table:style-name="ce84" table:formula="of:=SUM([.D20:.AH20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0">
          <table:table-cell table:style-name="ce40" office:value-type="float" office:value="18">
            <text:p>18</text:p>
          </table:table-cell>
          <table:table-cell table:style-name="ce42" office:value-type="string">
            <text:p>KienPT</text:p>
          </table:table-cell>
          <table:table-cell table:style-name="ce84" table:formula="of:=SUM([.D21:.AH21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0">
          <table:table-cell table:style-name="ce40" office:value-type="float" office:value="19">
            <text:p>19</text:p>
          </table:table-cell>
          <table:table-cell table:style-name="ce42" office:value-type="string">
            <text:p>LuanNN</text:p>
          </table:table-cell>
          <table:table-cell table:style-name="ce84" table:formula="of:=SUM([.D22:.AH22])" office:value-type="float" office:value="3">
            <text:p>3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6.8205in" svg:y="4.5701in" draw:caption-point-x="-0.2402in" draw:caption-point-y="0.6063in">
              <dc:date>2016-03-10T00:00:00</dc:date>
              <text:p text:style-name="P1"><text:span text:style-name="T1">Đi du lịch</text:span></text:p>
            </office:annotation>
            <text:p>1</text:p>
          </table:table-cell>
          <table:table-cell table:style-name="ce88" office:value-type="float" office:value="1">
            <office:annotation draw:style-name="gr7" draw:text-style-name="P1" svg:width="1.1413in" svg:height="0.2634in" svg:x="7.3094in" svg:y="4.5701in" draw:caption-point-x="-0.2402in" draw:caption-point-y="0.6063in">
              <dc:date>2016-03-10T00:00:00</dc:date>
              <text:p text:style-name="P1"><text:span text:style-name="T1">Đi du lịch</text:span></text:p>
            </office:annotation>
            <text:p>1</text:p>
          </table:table-cell>
          <table:table-cell table:style-name="ce88" table:number-columns-repeated="2"/>
          <table:table-cell table:style-name="ce88" office:value-type="float" office:value="1">
            <office:annotation draw:style-name="gr7" draw:text-style-name="P1" svg:width="1.1413in" svg:height="0.2634in" svg:x="8.7768in" svg:y="4.572in" draw:caption-point-x="-0.2402in" draw:caption-point-y="0.6043in">
              <dc:date>2016-03-15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0">
          <table:table-cell table:style-name="ce40" office:value-type="float" office:value="20">
            <text:p>20</text:p>
          </table:table-cell>
          <table:table-cell table:style-name="ce42" office:value-type="string">
            <text:p>MaiNTT</text:p>
          </table:table-cell>
          <table:table-cell table:style-name="ce84" table:formula="of:=SUM([.D23:.AH23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7.3094in" svg:y="4.8181in" draw:caption-point-x="-0.2402in" draw:caption-point-y="0.6059in">
              <dc:date>2016-03-11T00:00:00</dc:date>
              <text:p text:style-name="P1"><text:span text:style-name="T1">Đi làm trễ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0">
          <table:table-cell table:style-name="ce40" office:value-type="float" office:value="21">
            <text:p>21</text:p>
          </table:table-cell>
          <table:table-cell table:style-name="ce42" office:value-type="string">
            <text:p>MinhTD</text:p>
          </table:table-cell>
          <table:table-cell table:style-name="ce84" table:formula="of:=SUM([.D24:.AH24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5.0693in" draw:caption-point-x="-0.2402in" draw:caption-point-y="0.6024in">
              <dc:date>2016-03-21T00:00:00</dc:date>
              <text:p text:style-name="P1"><text:span text:style-name="T1">Bận việc riêng xin vào trễ 1h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0">
          <table:table-cell table:style-name="ce40" office:value-type="float" office:value="22">
            <text:p>22</text:p>
          </table:table-cell>
          <table:table-cell table:style-name="ce42" office:value-type="string">
            <text:p>NamTV</text:p>
          </table:table-cell>
          <table:table-cell table:style-name="ce84" table:formula="of:=SUM([.D25:.AH25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.5">
            <office:annotation draw:style-name="gr4" draw:text-style-name="P1" svg:width="1.1413in" svg:height="0.3902in" svg:x="8.7768in" svg:y="5.315in" draw:caption-point-x="-0.2402in" draw:caption-point-y="0.6043in">
              <dc:date>2016-03-15T00:00:00</dc:date>
              <text:p text:style-name="P1"><text:span text:style-name="T1">Nghỉ buổi sáng, vợ bị ngộ độc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5.3165in" draw:caption-point-x="-0.2402in" draw:caption-point-y="0.6028in">
              <dc:date>2016-03-18T00:00:00</dc:date>
              <text:p text:style-name="P1"><text:span text:style-name="T1">Đi trễ, 8h30 vô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5.202in" svg:y="5.3209in" draw:caption-point-x="-0.2402in" draw:caption-point-y="0.5984in">
              <dc:date>2016-03-28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0">
          <table:table-cell table:style-name="ce40" office:value-type="float" office:value="23">
            <text:p>23</text:p>
          </table:table-cell>
          <table:table-cell table:style-name="ce42" office:value-type="string">
            <text:p>NguyenHTT</text:p>
          </table:table-cell>
          <table:table-cell table:style-name="ce84" table:formula="of:=SUM([.D26:.AH26])" office:value-type="float" office:value="5.5">
            <text:p>5.5</text:p>
          </table:table-cell>
          <table:table-cell table:style-name="ce88" office:value-type="float" office:value="1">
            <office:annotation draw:style-name="gr7" draw:text-style-name="P1" svg:width="1.1413in" svg:height="0.2634in" svg:x="2.6457in" svg:y="5.5693in" draw:caption-point-x="-0.2402in" draw:caption-point-y="0.598in">
              <dc:date>2016-03-28T00:00:00</dc:date>
              <text:p text:style-name="P1"><text:span text:style-name="T1">Nghỉ phép </text:span></text:p>
            </office:annotation>
            <text:p>1</text:p>
          </table:table-cell>
          <table:table-cell table:style-name="ce88" office:value-type="float" office:value="1">
            <office:annotation draw:style-name="gr7" draw:text-style-name="P1" svg:width="1.1413in" svg:height="0.2634in" svg:x="3.1024in" svg:y="5.5693in" draw:caption-point-x="-0.2402in" draw:caption-point-y="0.598in">
              <dc:date>2016-03-28T00:00:00</dc:date>
              <text:p text:style-name="P1"><text:span text:style-name="T1">Nghỉ phép </text:span></text:p>
            </office:annotation>
            <text:p>1</text:p>
          </table:table-cell>
          <table:table-cell table:style-name="ce88" office:value-type="float" office:value="1">
            <office:annotation draw:style-name="gr7" draw:text-style-name="P1" svg:width="1.1413in" svg:height="0.2634in" svg:x="3.5591in" svg:y="5.5693in" draw:caption-point-x="-0.2402in" draw:caption-point-y="0.598in">
              <dc:date>2016-03-28T00:00:00</dc:date>
              <text:p text:style-name="P1"><text:span text:style-name="T1">Nghỉ phép </text:span></text:p>
            </office:annotation>
            <text:p>1</text:p>
          </table:table-cell>
          <table:table-cell table:style-name="ce88" office:value-type="float" office:value="1">
            <office:annotation draw:style-name="gr7" draw:text-style-name="P1" svg:width="1.1413in" svg:height="0.2634in" svg:x="4.0157in" svg:y="5.5693in" draw:caption-point-x="-0.2402in" draw:caption-point-y="0.598in">
              <dc:date>2016-03-28T00:00:00</dc:date>
              <text:p text:style-name="P1"><text:span text:style-name="T1">Nghỉ phép 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.5">
            <office:annotation draw:style-name="gr4" draw:text-style-name="P1" svg:width="1.1413in" svg:height="0.3902in" svg:x="8.7768in" svg:y="5.563in" draw:caption-point-x="-0.2402in" draw:caption-point-y="0.6043in">
              <dc:date>2016-03-15T00:00:00</dc:date>
              <text:p text:style-name="P1"><text:span text:style-name="T1">Nghỉ buổi chiều đi khám bệnh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4" draw:text-style-name="P1" svg:width="1.1413in" svg:height="0.3902in" svg:x="10.1791in" svg:y="5.5638in" draw:caption-point-x="-0.2402in" draw:caption-point-y="0.6035in">
              <dc:date>2016-03-17T00:00:00</dc:date>
              <text:p text:style-name="P1"><text:span text:style-name="T1">Đưa chồng đi khám bệnh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0">
          <table:table-cell table:style-name="ce40" office:value-type="float" office:value="24">
            <text:p>24</text:p>
          </table:table-cell>
          <table:table-cell table:style-name="ce42" office:value-type="string">
            <text:p>NhanNM</text:p>
          </table:table-cell>
          <table:table-cell table:style-name="ce84" table:formula="of:=SUM([.D27:.AH27])" office:value-type="float" office:value="3">
            <text:p>3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7" draw:text-style-name="P1" svg:width="1.1413in" svg:height="0.2634in" svg:x="5.3854in" svg:y="5.8071in" draw:caption-point-x="-0.2402in" draw:caption-point-y="0.6079in">
              <dc:date>2016-03-07T00:00:00</dc:date>
              <text:p text:style-name="P1"><text:span text:style-name="T1">Đi tham bạn ốm</text:span></text:p>
            </office:annotation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5.8142in" draw:caption-point-x="-0.2402in" draw:caption-point-y="0.6008in">
              <dc:date>2016-03-23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2.4622in" svg:y="5.8134in" draw:caption-point-x="-0.2402in" draw:caption-point-y="0.6016in">
              <dc:date>2016-03-22T00:00:00</dc:date>
              <text:p text:style-name="P1"><text:span text:style-name="T1">Bận công chuyện vô trễ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2" draw:text-style-name="P1" svg:width="1.1413in" svg:height="0.5457in" svg:x="13.8323in" svg:y="5.8146in" draw:caption-point-x="-0.2402in" draw:caption-point-y="0.6004in">
              <dc:date>2016-03-25T00:00:00</dc:date>
              <text:p text:style-name="P1"><text:span text:style-name="T1">Xin nghỉ vì sắp hết hạn reset phép</text:span></text:p>
            </office:annotation>
            <text:p>1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16.1154in" svg:y="5.8181in" draw:caption-point-x="-0.2402in" draw:caption-point-y="0.5969in">
              <dc:date>2016-03-30T00:00:00</dc:date>
              <text:p text:style-name="P1"><text:span text:style-name="T1">Đi gặp giáo viên hướng dẫn,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0">
          <table:table-cell table:style-name="ce40" office:value-type="float" office:value="25">
            <text:p>25</text:p>
          </table:table-cell>
          <table:table-cell table:style-name="ce42" office:value-type="string">
            <text:p>PhuongTH</text:p>
          </table:table-cell>
          <table:table-cell table:style-name="ce84" table:formula="of:=SUM([.D28:.AH28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7" draw:text-style-name="P1" svg:width="1.1413in" svg:height="0.2634in" svg:x="15.202in" svg:y="6.0642in" draw:caption-point-x="-0.2402in" draw:caption-point-y="0.5984in">
              <dc:date>2016-03-28T00:00:00</dc:date>
              <text:p text:style-name="P1"><text:span text:style-name="T1">Bị cảm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0">
          <table:table-cell table:style-name="ce40" office:value-type="float" office:value="26">
            <text:p>26</text:p>
          </table:table-cell>
          <table:table-cell table:style-name="ce42" office:value-type="string">
            <text:p>SonPX</text:p>
          </table:table-cell>
          <table:table-cell table:style-name="ce84" table:formula="of:=SUM([.D29:.AH29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6.3079in" draw:caption-point-x="-0.2402in" draw:caption-point-y="0.6024in">
              <dc:date>2016-03-21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0">
          <table:table-cell table:style-name="ce40" office:value-type="float" office:value="27">
            <text:p>27</text:p>
          </table:table-cell>
          <table:table-cell table:style-name="ce42" office:value-type="string">
            <text:p>TienND</text:p>
          </table:table-cell>
          <table:table-cell table:style-name="ce84" table:formula="of:=SUM([.D30:.AH30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0">
          <table:table-cell table:style-name="ce40" office:value-type="float" office:value="28">
            <text:p>28</text:p>
          </table:table-cell>
          <table:table-cell table:style-name="ce42" office:value-type="string">
            <text:p>ThachBK</text:p>
          </table:table-cell>
          <table:table-cell table:style-name="ce84" table:formula="of:=SUM([.D31:.AH31])" office:value-type="float" office:value="10">
            <text:p>1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4" draw:text-style-name="P1" svg:width="1.1413in" svg:height="0.3902in" svg:x="3.5591in" svg:y="6.7965in" draw:caption-point-x="-0.2402in" draw:caption-point-y="0.6091in">
              <dc:date>2016-03-03T00:00:00</dc:date>
              <text:p text:style-name="P1"><text:span text:style-name="T1">Đưa con đi chích ngừa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4" draw:text-style-name="P1" svg:width="1.1413in" svg:height="0.3902in" svg:x="12.0059in" svg:y="6.8035in" draw:caption-point-x="-0.2402in" draw:caption-point-y="0.602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88" office:value-type="float" office:value="1">
            <office:annotation draw:style-name="gr4" draw:text-style-name="P1" svg:width="1.1413in" svg:height="0.3902in" svg:x="12.4622in" svg:y="6.8035in" draw:caption-point-x="-0.2402in" draw:caption-point-y="0.602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88" office:value-type="float" office:value="1">
            <office:annotation draw:style-name="gr4" draw:text-style-name="P1" svg:width="1.1413in" svg:height="0.3902in" svg:x="12.9189in" svg:y="6.8035in" draw:caption-point-x="-0.2402in" draw:caption-point-y="0.602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88" office:value-type="float" office:value="1">
            <office:annotation draw:style-name="gr4" draw:text-style-name="P1" svg:width="1.1413in" svg:height="0.3902in" svg:x="13.3756in" svg:y="6.8035in" draw:caption-point-x="-0.2402in" draw:caption-point-y="0.602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88" office:value-type="float" office:value="1">
            <office:annotation draw:style-name="gr4" draw:text-style-name="P1" svg:width="1.1413in" svg:height="0.3902in" svg:x="13.8323in" svg:y="6.8035in" draw:caption-point-x="-0.2402in" draw:caption-point-y="0.602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88" table:number-columns-repeated="2"/>
          <table:table-cell table:style-name="ce88" office:value-type="float" office:value="1">
            <office:annotation draw:style-name="gr4" draw:text-style-name="P1" svg:width="1.1413in" svg:height="0.3902in" svg:x="15.202in" svg:y="6.8035in" draw:caption-point-x="-0.2402in" draw:caption-point-y="0.602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88" office:value-type="float" office:value="1">
            <office:annotation draw:style-name="gr4" draw:text-style-name="P1" svg:width="1.1413in" svg:height="0.3902in" svg:x="15.6587in" svg:y="6.8035in" draw:caption-point-x="-0.2402in" draw:caption-point-y="0.602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88" office:value-type="float" office:value="1">
            <office:annotation draw:style-name="gr4" draw:text-style-name="P1" svg:width="1.1413in" svg:height="0.3902in" svg:x="16.1154in" svg:y="6.8035in" draw:caption-point-x="-0.2402in" draw:caption-point-y="0.602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88" office:value-type="float" office:value="1">
            <office:annotation draw:style-name="gr4" draw:text-style-name="P1" svg:width="1.1413in" svg:height="0.3902in" svg:x="16.572in" svg:y="6.8035in" draw:caption-point-x="-0.2402in" draw:caption-point-y="0.602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41" table:number-columns-repeated="951"/>
        </table:table-row>
        <table:table-row table:style-name="ro10">
          <table:table-cell table:style-name="ce40" office:value-type="float" office:value="29">
            <text:p>29</text:p>
          </table:table-cell>
          <table:table-cell table:style-name="ce42" office:value-type="string">
            <text:p>ThaoDTH</text:p>
          </table:table-cell>
          <table:table-cell table:style-name="ce84" table:formula="of:=SUM([.D32:.AH32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7.3094in" svg:y="7.0472in" draw:caption-point-x="-0.2402in" draw:caption-point-y="0.6059in">
              <dc:date>2016-03-11T00:00:00</dc:date>
              <text:p text:style-name="P1"><text:span text:style-name="T1">Đi làm trễ, ~8h30 vào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0">
          <table:table-cell table:style-name="ce40" office:value-type="float" office:value="30">
            <text:p>30</text:p>
          </table:table-cell>
          <table:table-cell table:style-name="ce42" office:value-type="string">
            <text:p>ThamDT</text:p>
          </table:table-cell>
          <table:table-cell table:style-name="ce84" table:formula="of:=SUM([.D33:.AH33])" office:value-type="float" office:value="2">
            <text:p>2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5.3854in" svg:y="7.2933in" draw:caption-point-x="-0.2402in" draw:caption-point-y="0.6075in">
              <dc:date>2016-03-07T00:00:00</dc:date>
              <text:p text:style-name="P1"><text:span text:style-name="T1">Bận việc riêng, vào trễ 50'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9.7228in" svg:y="7.2972in" draw:caption-point-x="-0.2402in" draw:caption-point-y="0.6035in">
              <dc:date>2016-03-17T00:00:00</dc:date>
              <text:p text:style-name="P1"><text:span text:style-name="T1">Bị ngộ độc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10.6358in" svg:y="7.2984in" draw:caption-point-x="-0.2402in" draw:caption-point-y="0.6024in">
              <dc:date>2016-03-21T00:00:00</dc:date>
              <text:p text:style-name="P1"><text:span text:style-name="T1">Bị đau bụng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0">
          <table:table-cell table:style-name="ce40" office:value-type="float" office:value="31">
            <text:p>31</text:p>
          </table:table-cell>
          <table:table-cell table:style-name="ce42" office:value-type="string">
            <text:p>ThinhT</text:p>
          </table:table-cell>
          <table:table-cell table:style-name="ce84" table:formula="of:=SUM([.D34:.AH34])" office:value-type="float" office:value="1.5">
            <text:p>1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7.3094in" svg:y="7.5425in" draw:caption-point-x="-0.2402in" draw:caption-point-y="0.6059in">
              <dc:date>2016-03-11T00:00:00</dc:date>
              <text:p text:style-name="P1"><text:span text:style-name="T1">Đi khám bệnh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6.572in" svg:y="7.5528in" draw:caption-point-x="-0.2402in" draw:caption-point-y="0.5957in">
              <dc:date>2016-04-01T00:00:00</dc:date>
              <text:p text:style-name="P1"><text:span text:style-name="T1">Nghỉ buổi chiều, đi khám bệnh</text:span></text:p>
            </office:annotation>
            <text:p>0.5</text:p>
          </table:table-cell>
          <table:table-cell table:style-name="ce41" table:number-columns-repeated="951"/>
        </table:table-row>
        <table:table-row table:style-name="ro10">
          <table:table-cell table:style-name="ce40" office:value-type="float" office:value="32">
            <text:p>32</text:p>
          </table:table-cell>
          <table:table-cell table:style-name="ce42" office:value-type="string">
            <text:p>ThongDN</text:p>
          </table:table-cell>
          <table:table-cell table:style-name="ce84" table:formula="of:=SUM([.D35:.AH35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7.7937in" draw:caption-point-x="-0.2402in" draw:caption-point-y="0.6028in">
              <dc:date>2016-03-18T00:00:00</dc:date>
              <text:p text:style-name="P1"><text:span text:style-name="T1">Đi trễ 8h40 vô cty</text:span></text:p>
            </office:annotation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13.8323in" svg:y="7.7961in" draw:caption-point-x="-0.2402in" draw:caption-point-y="0.6004in">
              <dc:date>2016-03-23T00:00:00</dc:date>
              <text:p text:style-name="P1"><text:span text:style-name="T1">Bận việc nhà</text:span></text:p>
            </office:annotation>
            <text:p>1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0">
          <table:table-cell table:style-name="ce40" office:value-type="float" office:value="33">
            <text:p>33</text:p>
          </table:table-cell>
          <table:table-cell table:style-name="ce42" office:value-type="string">
            <text:p>ThuyLTT</text:p>
          </table:table-cell>
          <table:table-cell table:style-name="ce84" table:formula="of:=SUM([.D36:.AH36])" office:value-type="float" office:value="2">
            <text:p>2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5591in" svg:y="8.035in" draw:caption-point-x="-0.2402in" draw:caption-point-y="0.6091in">
              <dc:date>2016-03-03T00:00:00</dc:date>
              <text:p text:style-name="P1"><text:span text:style-name="T1">Nghỉ buổi sáng, </text:span></text:p>
              <text:p text:style-name="P1"><text:span text:style-name="T1">Đi khám bệnh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8.0378in" draw:caption-point-x="-0.2402in" draw:caption-point-y="0.6063in">
              <dc:date>2016-03-09T00:00:00</dc:date>
              <text:p text:style-name="P1"><text:span text:style-name="T1">Bận việc nhà, nghỉ buổi sáng</text:span></text:p>
              <text:p text:style-name="P1"><text:span text:style-name="T1"/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7.3094in" svg:y="8.039in" draw:caption-point-x="-0.2402in" draw:caption-point-y="0.6051in">
              <dc:date>2016-03-11T00:00:00</dc:date>
              <text:p text:style-name="P1"><text:span text:style-name="T1">Bị chóng mặt , off buổi sáng</text:span></text:p>
            </office:annotation>
            <text:p>0.5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8.0413in" draw:caption-point-x="-0.2402in" draw:caption-point-y="0.6028in">
              <dc:date>2016-03-18T00:00:00</dc:date>
              <text:p text:style-name="P1"><text:span text:style-name="T1">Đi trễ 8h30 vô cty</text:span></text:p>
            </office:annotation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3.3756in" svg:y="8.0441in" draw:caption-point-x="-0.2402in" draw:caption-point-y="0.6in">
              <dc:date>2016-03-24T00:00:00</dc:date>
              <text:p text:style-name="P1"><text:span text:style-name="T1">Bận việc nhà, off buổi sáng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0">
          <table:table-cell table:style-name="ce40" office:value-type="float" office:value="34">
            <text:p>34</text:p>
          </table:table-cell>
          <table:table-cell table:style-name="ce42" office:value-type="string">
            <text:p>ToiDB</text:p>
          </table:table-cell>
          <table:table-cell table:style-name="ce84" table:formula="of:=SUM([.D37:.AH37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.5">
            <office:annotation draw:style-name="gr7" draw:text-style-name="P1" svg:width="1.1413in" svg:height="0.2634in" svg:x="5.3854in" svg:y="8.2843in" draw:caption-point-x="-0.2402in" draw:caption-point-y="0.6075in">
              <dc:date>2016-03-07T00:00:00</dc:date>
              <text:p text:style-name="P1"><text:span text:style-name="T1">Bị đau đâu</text:span></text:p>
            </office:annotation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8.2874in" draw:caption-point-x="-0.2402in" draw:caption-point-y="0.6043in">
              <dc:date>2016-03-15T00:00:00</dc:date>
              <text:p text:style-name="P1"><text:span text:style-name="T1">Mệt xin nghỉ buổi sáng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6.572in" svg:y="8.2953in" draw:caption-point-x="-0.2402in" draw:caption-point-y="0.5965in">
              <dc:date>2016-03-31T00:00:00</dc:date>
              <text:p text:style-name="P1"><text:span text:style-name="T1">Xe bị hư</text:span></text:p>
            </office:annotation>
            <text:p>0</text:p>
          </table:table-cell>
          <table:table-cell table:style-name="ce41" table:number-columns-repeated="951"/>
        </table:table-row>
        <table:table-row table:style-name="ro10">
          <table:table-cell table:style-name="ce40" office:value-type="float" office:value="35">
            <text:p>35</text:p>
          </table:table-cell>
          <table:table-cell table:style-name="ce42" office:value-type="string">
            <text:p>TruyenLVC</text:p>
          </table:table-cell>
          <table:table-cell table:style-name="ce84" table:formula="of:=SUM([.D38:.AH38])" office:value-type="float" office:value="1">
            <text:p>1</text:p>
          </table:table-cell>
          <table:table-cell table:style-name="ce88" office:value-type="float" office:value="1">
            <office:annotation draw:style-name="gr7" draw:text-style-name="P1" svg:width="1.1413in" svg:height="0.2634in" svg:x="2.6457in" svg:y="8.5291in" draw:caption-point-x="-0.2402in" draw:caption-point-y="0.6102in">
              <dc:date>2016-03-0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6.572in" svg:y="8.5429in" draw:caption-point-x="-0.2402in" draw:caption-point-y="0.5965in">
              <dc:date>2016-03-31T00:00:00</dc:date>
              <text:p text:style-name="P1"><text:span text:style-name="T1">Tối release trễ</text:span></text:p>
            </office:annotation>
            <text:p>0</text:p>
          </table:table-cell>
          <table:table-cell table:style-name="ce41" table:number-columns-repeated="951"/>
        </table:table-row>
        <table:table-row table:style-name="ro10">
          <table:table-cell table:style-name="ce40" office:value-type="float" office:value="36">
            <text:p>36</text:p>
          </table:table-cell>
          <table:table-cell table:style-name="ce42" office:value-type="string">
            <text:p>TuanND</text:p>
          </table:table-cell>
          <table:table-cell table:style-name="ce84" table:formula="of:=SUM([.D39:.AH39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4" draw:text-style-name="P1" svg:width="1.1413in" svg:height="0.3902in" svg:x="10.6358in" svg:y="8.7835in" draw:caption-point-x="-0.2402in" draw:caption-point-y="0.6035in">
              <dc:date>2016-03-15T00:00:00</dc:date>
              <text:p text:style-name="P1"><text:span text:style-name="T1">Về quê đi đám cưới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0">
          <table:table-cell table:style-name="ce40" office:value-type="float" office:value="37">
            <text:p>37</text:p>
          </table:table-cell>
          <table:table-cell table:style-name="ce42" office:value-type="string">
            <text:p>VietBA</text:p>
          </table:table-cell>
          <table:table-cell table:style-name="ce84" table:formula="of:=SUM([.D40:.AH40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6.572in" svg:y="9.0382in" draw:caption-point-x="-0.2402in" draw:caption-point-y="0.5965in">
              <dc:date>2016-03-31T00:00:00</dc:date>
              <text:p text:style-name="P1"><text:span text:style-name="T1">Đi trễ ~8h35 vào cty</text:span></text:p>
            </office:annotation>
            <text:p>0</text:p>
          </table:table-cell>
          <table:table-cell table:style-name="ce41" table:number-columns-repeated="951"/>
        </table:table-row>
        <table:table-row table:style-name="ro10">
          <table:table-cell table:style-name="ce40" office:value-type="float" office:value="38">
            <text:p>38</text:p>
          </table:table-cell>
          <table:table-cell table:style-name="ce42" office:value-type="string">
            <text:p>VinhP</text:p>
          </table:table-cell>
          <table:table-cell table:style-name="ce84" table:formula="of:=SUM([.D41:.AH41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13.3756in" svg:y="9.2831in" draw:caption-point-x="-0.2402in" draw:caption-point-y="0.5992in">
              <dc:date>2016-03-24T00:00:00</dc:date>
              <text:p text:style-name="P1"><text:span text:style-name="T1">Đi đón chị gái ở quê vô, xin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0">
          <table:table-cell table:style-name="ce40" office:value-type="float" office:value="39">
            <text:p>39</text:p>
          </table:table-cell>
          <table:table-cell table:style-name="ce42" office:value-type="string">
            <text:p>VuNA</text:p>
          </table:table-cell>
          <table:table-cell table:style-name="ce84" table:formula="of:=SUM([.D42:.AH42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4" draw:text-style-name="P1" svg:width="1.1413in" svg:height="0.3902in" svg:x="15.202in" svg:y="9.5315in" draw:caption-point-x="-0.2402in" draw:caption-point-y="0.5984in">
              <dc:date>2016-03-28T00:00:00</dc:date>
              <text:p text:style-name="P1"><text:span text:style-name="T1">Về quê làm CMND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2" table:number-rows-repeated="5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>
          <table:table-cell table:style-name="ce41" table:number-columns-repeated="3"/>
          <table:table-cell table:style-name="ce89" table:number-columns-repeated="4"/>
          <table:table-cell table:style-name="ce91"/>
          <table:table-cell table:style-name="ce89" table:number-columns-repeated="26"/>
          <table:table-cell table:style-name="ce41" table:number-columns-repeated="951"/>
        </table:table-row>
        <table:table-row table:style-name="ro2" table:number-rows-repeated="4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>
          <table:table-cell table:style-name="ce41" table:number-columns-repeated="3"/>
          <table:table-cell table:style-name="ce89" table:number-columns-repeated="4"/>
          <table:table-cell table:style-name="ce92" table:number-columns-repeated="7"/>
          <table:table-cell table:style-name="ce89" table:number-columns-repeated="20"/>
          <table:table-cell table:style-name="ce41" table:number-columns-repeated="951"/>
        </table:table-row>
        <table:table-row table:style-name="ro2" table:number-rows-repeated="65393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 table:number-rows-repeated="983129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4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03"/>
        <table:table-column table:style-name="co22" table:number-columns-repeated="7" table:default-cell-style-name="ce103"/>
        <table:table-column table:style-name="co21" table:number-columns-repeated="15" table:default-cell-style-name="ce103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98" table:number-columns-repeated="8"/>
          <table:table-cell table:style-name="ce106" office:value-type="string" table:number-columns-spanned="2" table:number-rows-spanned="1">
            <text:p>Month</text:p>
          </table:table-cell>
          <table:covered-table-cell table:style-name="ce107"/>
          <table:table-cell table:style-name="ce108" table:content-validation-name="val1" office:value-type="float" office:value="4" table:number-columns-spanned="2" table:number-rows-spanned="1">
            <text:p>4</text:p>
          </table:table-cell>
          <table:covered-table-cell table:style-name="ce107"/>
          <table:table-cell table:style-name="ce106" office:value-type="string" table:number-columns-spanned="2" table:number-rows-spanned="1">
            <text:p>Year</text:p>
          </table:table-cell>
          <table:covered-table-cell table:style-name="ce107"/>
          <table:table-cell table:style-name="ce106" office:value-type="float" office:value="2016" table:number-columns-spanned="2" table:number-rows-spanned="1">
            <text:p>2016</text:p>
          </table:table-cell>
          <table:covered-table-cell table:style-name="ce109"/>
          <table:table-cell table:style-name="ce98" table:number-columns-repeated="14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99" table:formula="of:=DATE([.$R$1];[.N1];1)" office:value-type="date" office:date-value="2016-04-01">
            <text:p>01</text:p>
          </table:table-cell>
          <table:table-cell table:style-name="ce99" table:formula="of:=[.D2]+1" office:value-type="date" office:date-value="2016-04-02">
            <text:p>02</text:p>
          </table:table-cell>
          <table:table-cell table:style-name="ce99" table:formula="of:=[.E2]+1" office:value-type="date" office:date-value="2016-04-03">
            <text:p>03</text:p>
          </table:table-cell>
          <table:table-cell table:style-name="ce99" table:formula="of:=[.F2]+1" office:value-type="date" office:date-value="2016-04-04">
            <text:p>04</text:p>
          </table:table-cell>
          <table:table-cell table:style-name="ce99" table:formula="of:=[.G2]+1" office:value-type="date" office:date-value="2016-04-05">
            <text:p>05</text:p>
          </table:table-cell>
          <table:table-cell table:style-name="ce99" table:formula="of:=[.H2]+1" office:value-type="date" office:date-value="2016-04-06">
            <text:p>06</text:p>
          </table:table-cell>
          <table:table-cell table:style-name="ce99" table:formula="of:=[.I2]+1" office:value-type="date" office:date-value="2016-04-07">
            <text:p>07</text:p>
          </table:table-cell>
          <table:table-cell table:style-name="ce99" table:formula="of:=[.J2]+1" office:value-type="date" office:date-value="2016-04-08">
            <text:p>08</text:p>
          </table:table-cell>
          <table:table-cell table:style-name="ce99" table:formula="of:=[.K2]+1" office:value-type="date" office:date-value="2016-04-09">
            <text:p>09</text:p>
          </table:table-cell>
          <table:table-cell table:style-name="ce99" table:formula="of:=[.L2]+1" office:value-type="date" office:date-value="2016-04-10">
            <text:p>10</text:p>
          </table:table-cell>
          <table:table-cell table:style-name="ce99" table:formula="of:=[.M2]+1" office:value-type="date" office:date-value="2016-04-11">
            <text:p>11</text:p>
          </table:table-cell>
          <table:table-cell table:style-name="ce99" table:formula="of:=[.N2]+1" office:value-type="date" office:date-value="2016-04-12">
            <text:p>12</text:p>
          </table:table-cell>
          <table:table-cell table:style-name="ce99" table:formula="of:=[.O2]+1" office:value-type="date" office:date-value="2016-04-13">
            <text:p>13</text:p>
          </table:table-cell>
          <table:table-cell table:style-name="ce99" table:formula="of:=[.P2]+1" office:value-type="date" office:date-value="2016-04-14">
            <text:p>14</text:p>
          </table:table-cell>
          <table:table-cell table:style-name="ce99" table:formula="of:=[.Q2]+1" office:value-type="date" office:date-value="2016-04-15">
            <text:p>15</text:p>
          </table:table-cell>
          <table:table-cell table:style-name="ce99" table:formula="of:=[.R2]+1" office:value-type="date" office:date-value="2016-04-16">
            <text:p>16</text:p>
          </table:table-cell>
          <table:table-cell table:style-name="ce99" table:formula="of:=[.S2]+1" office:value-type="date" office:date-value="2016-04-17">
            <text:p>17</text:p>
          </table:table-cell>
          <table:table-cell table:style-name="ce99" table:formula="of:=[.T2]+1" office:value-type="date" office:date-value="2016-04-18">
            <office:annotation draw:style-name="gr4" draw:text-style-name="P1" svg:width="1.1413in" svg:height="0.3902in" svg:x="10.6358in" svg:y="0in" draw:caption-point-x="-0.2402in" draw:caption-point-y="0.237in">
              <dc:date>2016-04-12T00:00:00</dc:date>
              <text:p text:style-name="P1"><text:span text:style-name="T1">Nghỉ bù lễ Giỗ tổ Hùng Vương</text:span></text:p>
            </office:annotation>
            <text:p>18</text:p>
          </table:table-cell>
          <table:table-cell table:style-name="ce99" table:formula="of:=[.U2]+1" office:value-type="date" office:date-value="2016-04-19">
            <text:p>19</text:p>
          </table:table-cell>
          <table:table-cell table:style-name="ce99" table:formula="of:=[.V2]+1" office:value-type="date" office:date-value="2016-04-20">
            <text:p>20</text:p>
          </table:table-cell>
          <table:table-cell table:style-name="ce99" table:formula="of:=[.W2]+1" office:value-type="date" office:date-value="2016-04-21">
            <text:p>21</text:p>
          </table:table-cell>
          <table:table-cell table:style-name="ce99" table:formula="of:=[.X2]+1" office:value-type="date" office:date-value="2016-04-22">
            <text:p>22</text:p>
          </table:table-cell>
          <table:table-cell table:style-name="ce99" table:formula="of:=[.Y2]+1" office:value-type="date" office:date-value="2016-04-23">
            <text:p>23</text:p>
          </table:table-cell>
          <table:table-cell table:style-name="ce99" table:formula="of:=[.Z2]+1" office:value-type="date" office:date-value="2016-04-24">
            <text:p>24</text:p>
          </table:table-cell>
          <table:table-cell table:style-name="ce99" table:formula="of:=[.AA2]+1" office:value-type="date" office:date-value="2016-04-25">
            <text:p>25</text:p>
          </table:table-cell>
          <table:table-cell table:style-name="ce99" table:formula="of:=[.AB2]+1" office:value-type="date" office:date-value="2016-04-26">
            <text:p>26</text:p>
          </table:table-cell>
          <table:table-cell table:style-name="ce99" table:formula="of:=[.AC2]+1" office:value-type="date" office:date-value="2016-04-27">
            <text:p>27</text:p>
          </table:table-cell>
          <table:table-cell table:style-name="ce99" table:formula="of:=[.AD2]+1" office:value-type="date" office:date-value="2016-04-28">
            <text:p>28</text:p>
          </table:table-cell>
          <table:table-cell table:style-name="ce99" table:formula="of:=[.AE2]+1" office:value-type="date" office:date-value="2016-04-29">
            <text:p>29</text:p>
          </table:table-cell>
          <table:table-cell table:style-name="ce99" table:formula="of:=[.AF2]+1" office:value-type="date" office:date-value="2016-04-30">
            <text:p>30</text:p>
          </table:table-cell>
          <table:table-cell table:style-name="ce70" table:number-columns-repeated="952"/>
        </table:table-row>
        <table:table-row table:style-name="ro10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00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0" table:number-columns-repeated="952"/>
        </table:table-row>
        <table:table-row table:style-name="ro10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97" table:formula="of:=SUM([.D4:.AG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1177in" draw:caption-point-x="-0.2402in" draw:caption-point-y="0.6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table:number-columns-repeated="18"/>
          <table:table-cell table:style-name="ce41" table:number-columns-repeated="952"/>
        </table:table-row>
        <table:table-row table:style-name="ro10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97" table:formula="of:=SUM([.D5:.AG5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4" draw:text-style-name="P1" svg:width="1.1413in" svg:height="0.3902in" svg:x="7.3094in" svg:y="0.3689in" draw:caption-point-x="-0.2402in" draw:caption-point-y="0.5965in">
              <dc:date>2016-04-11T00:00:00</dc:date>
              <text:p text:style-name="P1"><text:span text:style-name="T1">Bận việc nên đi trễ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18"/>
          <table:table-cell table:style-name="ce41" table:number-columns-repeated="952"/>
        </table:table-row>
        <table:table-row table:style-name="ro10">
          <table:table-cell table:style-name="ce40" office:value-type="float" office:value="3">
            <text:p>3</text:p>
          </table:table-cell>
          <table:table-cell table:style-name="ce42" office:value-type="string">
            <text:p>ChanNTT</text:p>
          </table:table-cell>
          <table:table-cell table:style-name="ce97" table:formula="of:=SUM([.D6:.AG6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table:number-columns-repeated="18"/>
          <table:table-cell table:style-name="ce41" table:number-columns-repeated="952"/>
        </table:table-row>
        <table:table-row table:style-name="ro10">
          <table:table-cell table:style-name="ce40" office:value-type="float" office:value="4">
            <text:p>4</text:p>
          </table:table-cell>
          <table:table-cell table:style-name="ce42" office:value-type="string">
            <text:p>CuongNH</text:p>
          </table:table-cell>
          <table:table-cell table:style-name="ce97" table:formula="of:=SUM([.D7:.AG7])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2.6457in" svg:y="0.8602in" draw:caption-point-x="-0.2402in" draw:caption-point-y="0.6004in">
              <dc:date>2016-04-01T00:00:00</dc:date>
              <text:p text:style-name="P1"><text:span text:style-name="T1">Chuyển nhà nên vô trễ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8606in" draw:caption-point-x="-0.2402in" draw:caption-point-y="0.6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table:number-columns-repeated="18"/>
          <table:table-cell table:style-name="ce41" table:number-columns-repeated="952"/>
        </table:table-row>
        <table:table-row table:style-name="ro10">
          <table:table-cell table:style-name="ce40" office:value-type="float" office:value="5">
            <text:p>5</text:p>
          </table:table-cell>
          <table:table-cell table:style-name="ce42" office:value-type="string">
            <text:p>DuongDN</text:p>
          </table:table-cell>
          <table:table-cell table:style-name="ce97" table:formula="of:=SUM([.D8:.AG8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1.1083in" draw:caption-point-x="-0.2402in" draw:caption-point-y="0.6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4.9287in" svg:y="1.1094in" draw:caption-point-x="-0.2402in" draw:caption-point-y="0.5988in">
              <dc:date>2016-04-07T00:00:00</dc:date>
              <text:p text:style-name="P1"><text:span text:style-name="T1">Đi học buổi chiều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table:number-columns-repeated="18"/>
          <table:table-cell table:style-name="ce41" table:number-columns-repeated="952"/>
        </table:table-row>
        <table:table-row table:style-name="ro10">
          <table:table-cell table:style-name="ce40" office:value-type="float" office:value="6">
            <text:p>6</text:p>
          </table:table-cell>
          <table:table-cell table:style-name="ce42" office:value-type="string">
            <text:p>DuyNM</text:p>
          </table:table-cell>
          <table:table-cell table:style-name="ce97" table:formula="of:=SUM([.D9:.AG9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2" draw:text-style-name="P1" svg:width="1.1413in" svg:height="0.5457in" svg:x="4.0157in" svg:y="1.3563in" draw:caption-point-x="-0.2402in" draw:caption-point-y="0.6in">
              <dc:date>2016-04-04T00:00:00</dc:date>
              <text:p text:style-name="P1"><text:span text:style-name="T1">Lên trường xin giấy tờ, nghỉ buổi sáng</text:span></text:p>
            </office:annotation>
            <text:p>0.5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7.7988in" svg:y="1.3606in" draw:caption-point-x="-0.2402in" draw:caption-point-y="0.5957in">
              <dc:date>2016-04-12T00:00:00</dc:date>
              <text:p text:style-name="P1"><text:span text:style-name="T1">Vào trẽ, 9h</text:span></text:p>
            </office:annotation>
            <text:p>0</text:p>
          </table:table-cell>
          <table:table-cell table:style-name="ce101" table:number-columns-repeated="18"/>
          <table:table-cell table:style-name="ce41" table:number-columns-repeated="952"/>
        </table:table-row>
        <table:table-row table:style-name="ro10">
          <table:table-cell table:style-name="ce40" office:value-type="float" office:value="7">
            <text:p>7</text:p>
          </table:table-cell>
          <table:table-cell table:style-name="ce42" office:value-type="string">
            <text:p>DuyenLT</text:p>
          </table:table-cell>
          <table:table-cell table:style-name="ce97" table:formula="of:=SUM([.D10:.AG10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4.9287in" svg:y="1.6051in" draw:caption-point-x="-0.2402in" draw:caption-point-y="0.5988in">
              <dc:date>2016-04-06T00:00:00</dc:date>
              <text:p text:style-name="P1"><text:span text:style-name="T1">Bị mệt, nghỉ buổi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table:number-columns-repeated="18"/>
          <table:table-cell table:style-name="ce41" table:number-columns-repeated="952"/>
        </table:table-row>
        <table:table-row table:style-name="ro10">
          <table:table-cell table:style-name="ce40" office:value-type="float" office:value="8">
            <text:p>8</text:p>
          </table:table-cell>
          <table:table-cell table:style-name="ce42" office:value-type="string">
            <text:p>GiauNV</text:p>
          </table:table-cell>
          <table:table-cell table:style-name="ce97" table:formula="of:=SUM([.D11:.AG11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table:number-columns-repeated="18"/>
          <table:table-cell table:style-name="ce41" table:number-columns-repeated="952"/>
        </table:table-row>
        <table:table-row table:style-name="ro10">
          <table:table-cell table:style-name="ce40" office:value-type="float" office:value="9">
            <text:p>9</text:p>
          </table:table-cell>
          <table:table-cell table:style-name="ce42" office:value-type="string">
            <text:p>HaTH</text:p>
          </table:table-cell>
          <table:table-cell table:style-name="ce97" table:formula="of:=SUM([.D12:.AG12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2.0992in" draw:caption-point-x="-0.2402in" draw:caption-point-y="0.6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7.3094in" svg:y="2.1035in" draw:caption-point-x="-0.2402in" draw:caption-point-y="0.5957in">
              <dc:date>2016-04-12T00:00:00</dc:date>
              <text:p text:style-name="P1"><text:span text:style-name="T1">Đi trễ, 8h 35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2.1035in" draw:caption-point-x="-0.2402in" draw:caption-point-y="0.5957in">
              <dc:date>2016-04-12T00:00:00</dc:date>
              <text:p text:style-name="P1"><text:span text:style-name="T1">Đi trễ, 8h 35 vào cty</text:span></text:p>
            </office:annotation>
            <text:p>0</text:p>
          </table:table-cell>
          <table:table-cell table:style-name="ce101" table:number-columns-repeated="18"/>
          <table:table-cell table:style-name="ce41" table:number-columns-repeated="952"/>
        </table:table-row>
        <table:table-row table:style-name="ro10">
          <table:table-cell table:style-name="ce40" office:value-type="float" office:value="10">
            <text:p>10</text:p>
          </table:table-cell>
          <table:table-cell table:style-name="ce42" office:value-type="string">
            <text:p>HaiNM</text:p>
          </table:table-cell>
          <table:table-cell table:style-name="ce97" table:formula="of:=SUM([.D13:.AG13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5.3854in" svg:y="2.35in" draw:caption-point-x="-0.2402in" draw:caption-point-y="0.5969in">
              <dc:date>2016-04-07T00:00:00</dc:date>
              <text:p text:style-name="P1"><text:span text:style-name="T1">Bận họp đột xuất trên trường, nghỉ buổi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table:number-columns-repeated="18"/>
          <table:table-cell table:style-name="ce41" table:number-columns-repeated="952"/>
        </table:table-row>
        <table:table-row table:style-name="ro10">
          <table:table-cell table:style-name="ce40" office:value-type="float" office:value="11">
            <text:p>11</text:p>
          </table:table-cell>
          <table:table-cell table:style-name="ce42" office:value-type="string">
            <text:p>HienNV</text:p>
          </table:table-cell>
          <table:table-cell table:style-name="ce97" table:formula="of:=SUM([.D14:.AG1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table:number-columns-repeated="18"/>
          <table:table-cell table:style-name="ce41" table:number-columns-repeated="952"/>
        </table:table-row>
        <table:table-row table:style-name="ro10">
          <table:table-cell table:style-name="ce40" office:value-type="float" office:value="12">
            <text:p>12</text:p>
          </table:table-cell>
          <table:table-cell table:style-name="ce42" office:value-type="string">
            <text:p>HiepNH</text:p>
          </table:table-cell>
          <table:table-cell table:style-name="ce97" table:formula="of:=SUM([.D15:.AG15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table:number-columns-repeated="18"/>
          <table:table-cell table:style-name="ce41" table:number-columns-repeated="952"/>
        </table:table-row>
        <table:table-row table:style-name="ro10">
          <table:table-cell table:style-name="ce40" office:value-type="float" office:value="13">
            <text:p>13</text:p>
          </table:table-cell>
          <table:table-cell table:style-name="ce42" office:value-type="string">
            <text:p>HieuHT</text:p>
          </table:table-cell>
          <table:table-cell table:style-name="ce97" table:formula="of:=SUM([.D16:.AG16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table:number-columns-repeated="18"/>
          <table:table-cell table:style-name="ce41" table:number-columns-repeated="952"/>
        </table:table-row>
        <table:table-row table:style-name="ro10">
          <table:table-cell table:style-name="ce40" office:value-type="float" office:value="14">
            <text:p>14</text:p>
          </table:table-cell>
          <table:table-cell table:style-name="ce42" office:value-type="string">
            <text:p>HieuPT</text:p>
          </table:table-cell>
          <table:table-cell table:style-name="ce97" table:formula="of:=SUM([.D17:.AG17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7.3094in" svg:y="3.3413in" draw:caption-point-x="-0.2402in" draw:caption-point-y="0.5965in">
              <dc:date>2016-04-1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18"/>
          <table:table-cell table:style-name="ce41" table:number-columns-repeated="952"/>
        </table:table-row>
        <table:table-row table:style-name="ro14">
          <table:table-cell table:style-name="ce40" office:value-type="float" office:value="15">
            <text:p>15</text:p>
          </table:table-cell>
          <table:table-cell table:style-name="ce42" office:value-type="string">
            <text:p>HungPN</text:p>
          </table:table-cell>
          <table:table-cell table:style-name="ce97" table:formula="of:=SUM([.D18:.AG18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table:number-columns-repeated="18"/>
          <table:table-cell table:style-name="ce41" table:number-columns-repeated="952"/>
        </table:table-row>
        <table:table-row table:style-name="ro14">
          <table:table-cell table:style-name="ce40" office:value-type="float" office:value="16">
            <text:p>16</text:p>
          </table:table-cell>
          <table:table-cell table:style-name="ce42" office:value-type="string">
            <text:p>HungNQ</text:p>
          </table:table-cell>
          <table:table-cell table:style-name="ce97" table:formula="of:=SUM([.D19:.AG19])" office:value-type="float" office:value="1.5">
            <text:p>1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1">
            <office:annotation draw:style-name="gr4" draw:text-style-name="P1" svg:width="1.1413in" svg:height="0.3902in" svg:x="7.3094in" svg:y="3.8248in" draw:caption-point-x="-0.2402in" draw:caption-point-y="0.5965in">
              <dc:date>2016-04-11T00:00:00</dc:date>
              <text:p text:style-name="P1"><text:span text:style-name="T1">Về quê bận chút việc</text:span></text:p>
            </office:annotation>
            <text:p>1</text:p>
          </table:table-cell>
          <table:table-cell table:style-name="ce101" office:value-type="float" office:value="0.5">
            <office:annotation draw:style-name="gr7" draw:text-style-name="P1" svg:width="1.1413in" svg:height="0.3902in" svg:x="7.7988in" svg:y="3.8268in" draw:caption-point-x="-0.2402in" draw:caption-point-y="0.5949in">
              <dc:date>2016-04-12T00:00:00</dc:date>
              <text:p text:style-name="P1">Làm nữa ngày, rùi nghỉ lun</text:p>
            </office:annotation>
            <text:p>0.5</text:p>
          </table:table-cell>
          <table:table-cell table:style-name="ce101" table:number-columns-repeated="18"/>
          <table:table-cell table:style-name="ce41" table:number-columns-repeated="952"/>
        </table:table-row>
        <table:table-row table:style-name="ro10">
          <table:table-cell table:style-name="ce40" office:value-type="float" office:value="17">
            <text:p>17</text:p>
          </table:table-cell>
          <table:table-cell table:style-name="ce42" office:value-type="string">
            <text:p>HuyenHT</text:p>
          </table:table-cell>
          <table:table-cell table:style-name="ce97" table:formula="of:=SUM([.D20:.AG20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5.3854in" svg:y="4.0587in" draw:caption-point-x="-0.2402in" draw:caption-point-y="0.5984in">
              <dc:date>2016-04-07T00:00:00</dc:date>
              <text:p text:style-name="P1"><text:span text:style-name="T1">Đi trễ, 8h30 vào cty</text:span></text:p>
              <text:p text:style-name="P1"><text:span text:style-name="T1"/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table:number-columns-repeated="18"/>
          <table:table-cell table:style-name="ce41" table:number-columns-repeated="952"/>
        </table:table-row>
        <table:table-row table:style-name="ro10">
          <table:table-cell table:style-name="ce40" office:value-type="float" office:value="18">
            <text:p>18</text:p>
          </table:table-cell>
          <table:table-cell table:style-name="ce42" office:value-type="string">
            <text:p>KienPT</text:p>
          </table:table-cell>
          <table:table-cell table:style-name="ce97" table:formula="of:=SUM([.D21:.AG21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table:number-columns-repeated="18"/>
          <table:table-cell table:style-name="ce41" table:number-columns-repeated="952"/>
        </table:table-row>
        <table:table-row table:style-name="ro10">
          <table:table-cell table:style-name="ce40" office:value-type="float" office:value="19">
            <text:p>19</text:p>
          </table:table-cell>
          <table:table-cell table:style-name="ce42" office:value-type="string">
            <text:p>LuanNN</text:p>
          </table:table-cell>
          <table:table-cell table:style-name="ce97" table:formula="of:=SUM([.D22:.AG22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1">
            <office:annotation draw:style-name="gr7" draw:text-style-name="P1" svg:width="1.1413in" svg:height="0.2634in" svg:x="7.3094in" svg:y="4.5559in" draw:caption-point-x="-0.2402in" draw:caption-point-y="0.5965in">
              <dc:date>2016-04-11T00:00:00</dc:date>
              <text:p text:style-name="P1"><text:span text:style-name="T1">Bị tai nạn </text:span></text:p>
            </office:annotation>
            <text:p>1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4.5567in" draw:caption-point-x="-0.2402in" draw:caption-point-y="0.5957in">
              <dc:date>2016-04-12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1" table:number-columns-repeated="18"/>
          <table:table-cell table:style-name="ce41" table:number-columns-repeated="952"/>
        </table:table-row>
        <table:table-row table:style-name="ro10">
          <table:table-cell table:style-name="ce40" office:value-type="float" office:value="20">
            <text:p>20</text:p>
          </table:table-cell>
          <table:table-cell table:style-name="ce42" office:value-type="string">
            <text:p>MaiNTT</text:p>
          </table:table-cell>
          <table:table-cell table:style-name="ce97" table:formula="of:=SUM([.D23:.AG23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table:number-columns-repeated="18"/>
          <table:table-cell table:style-name="ce41" table:number-columns-repeated="952"/>
        </table:table-row>
        <table:table-row table:style-name="ro10">
          <table:table-cell table:style-name="ce40" office:value-type="float" office:value="21">
            <text:p>21</text:p>
          </table:table-cell>
          <table:table-cell table:style-name="ce42" office:value-type="string">
            <text:p>MinhTD</text:p>
          </table:table-cell>
          <table:table-cell table:style-name="ce97" table:formula="of:=SUM([.D24:.AG24])" office:value-type="float" office:value="1.5">
            <text:p>1.5</text:p>
          </table:table-cell>
          <table:table-cell table:style-name="ce101" office:value-type="float" office:value="0">
            <office:annotation draw:style-name="gr2" draw:text-style-name="P1" svg:width="1.1413in" svg:height="0.5457in" svg:x="2.6457in" svg:y="5.0476in" draw:caption-point-x="-0.2402in" draw:caption-point-y="0.6004in">
              <dc:date>2016-04-01T00:00:00</dc:date>
              <text:p text:style-name="P1"><text:span text:style-name="T1">Qua cty cũ lấy giấy xác nhận thuế thu nhập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1">
            <office:annotation draw:style-name="gr7" draw:text-style-name="P1" svg:width="1.1413in" svg:height="0.2634in" svg:x="4.0157in" svg:y="5.048in" draw:caption-point-x="-0.2402in" draw:caption-point-y="0.6in">
              <dc:date>2016-04-04T00:00:00</dc:date>
              <text:p text:style-name="P1"><text:span text:style-name="T1">Bị đau bụng</text:span></text:p>
            </office:annotation>
            <text:p>1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2" draw:text-style-name="P1" svg:width="1.1413in" svg:height="0.5457in" svg:x="7.3094in" svg:y="5.0524in" draw:caption-point-x="-0.2402in" draw:caption-point-y="0.5957in">
              <dc:date>2016-04-11T00:00:00</dc:date>
              <text:p text:style-name="P1"><text:span text:style-name="T1">Đi làm giấy tạm trú, nghỉ buổi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18"/>
          <table:table-cell table:style-name="ce41" table:number-columns-repeated="952"/>
        </table:table-row>
        <table:table-row table:style-name="ro10">
          <table:table-cell table:style-name="ce40" office:value-type="float" office:value="22">
            <text:p>22</text:p>
          </table:table-cell>
          <table:table-cell table:style-name="ce42" office:value-type="string">
            <text:p>NamTV</text:p>
          </table:table-cell>
          <table:table-cell table:style-name="ce97" table:formula="of:=SUM([.D25:.AG25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5.8421in" svg:y="5.2984in" draw:caption-point-x="-0.2402in" draw:caption-point-y="0.5972in">
              <dc:date>2016-04-08T00:00:00</dc:date>
              <text:p text:style-name="P1"><text:span text:style-name="T1">Bận việc cá nhân, nghỉ buổi chiều</text:span></text:p>
            </office:annotation>
            <text:p>0.5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table:number-columns-repeated="18"/>
          <table:table-cell table:style-name="ce41" table:number-columns-repeated="952"/>
        </table:table-row>
        <table:table-row table:style-name="ro10">
          <table:table-cell table:style-name="ce40" office:value-type="float" office:value="23">
            <text:p>23</text:p>
          </table:table-cell>
          <table:table-cell table:style-name="ce42" office:value-type="string">
            <text:p>NguyenHTT</text:p>
          </table:table-cell>
          <table:table-cell table:style-name="ce97" table:formula="of:=SUM([.D26:.AG26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5.8421in" svg:y="5.5457in" draw:caption-point-x="-0.2402in" draw:caption-point-y="0.5976in">
              <dc:date>2016-04-07T00:00:00</dc:date>
              <text:p text:style-name="P1"><text:span text:style-name="T1">Nghỉ buổi chiều đưa con đi chích ngừa</text:span></text:p>
            </office:annotation>
            <text:p>0.5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table:number-columns-repeated="18"/>
          <table:table-cell table:style-name="ce41" table:number-columns-repeated="952"/>
        </table:table-row>
        <table:table-row table:style-name="ro10">
          <table:table-cell table:style-name="ce40" office:value-type="float" office:value="24">
            <text:p>24</text:p>
          </table:table-cell>
          <table:table-cell table:style-name="ce42" office:value-type="string">
            <text:p>NhanNM</text:p>
          </table:table-cell>
          <table:table-cell table:style-name="ce97" table:formula="of:=SUM([.D27:.AG27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7.7988in" svg:y="5.7961in" draw:caption-point-x="-0.2402in" draw:caption-point-y="0.5949in">
              <dc:date>2016-04-12T00:00:00</dc:date>
              <text:p text:style-name="P1"><text:span text:style-name="T1">Qua trường có việc bận, nghỉ buổi chiều</text:span></text:p>
            </office:annotation>
            <text:p>0.5</text:p>
          </table:table-cell>
          <table:table-cell table:style-name="ce101" table:number-columns-repeated="18"/>
          <table:table-cell table:style-name="ce41" table:number-columns-repeated="952"/>
        </table:table-row>
        <table:table-row table:style-name="ro10">
          <table:table-cell table:style-name="ce40" office:value-type="float" office:value="25">
            <text:p>25</text:p>
          </table:table-cell>
          <table:table-cell table:style-name="ce42" office:value-type="string">
            <text:p>PhuongTH</text:p>
          </table:table-cell>
          <table:table-cell table:style-name="ce97" table:formula="of:=SUM([.D28:.AG28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table:number-columns-repeated="18"/>
          <table:table-cell table:style-name="ce41" table:number-columns-repeated="952"/>
        </table:table-row>
        <table:table-row table:style-name="ro10">
          <table:table-cell table:style-name="ce40" office:value-type="float" office:value="26">
            <text:p>26</text:p>
          </table:table-cell>
          <table:table-cell table:style-name="ce42" office:value-type="string">
            <text:p>SonPX</text:p>
          </table:table-cell>
          <table:table-cell table:style-name="ce97" table:formula="of:=SUM([.D29:.AG29])" office:value-type="float" office:value="4">
            <text:p>4</text:p>
          </table:table-cell>
          <table:table-cell table:style-name="ce101" office:value-type="float" office:value="1">
            <office:annotation draw:style-name="gr7" draw:text-style-name="P1" svg:width="1.1413in" svg:height="0.2634in" svg:x="2.6457in" svg:y="6.2858in" draw:caption-point-x="-0.2402in" draw:caption-point-y="0.6004in">
              <dc:date>2016-04-01T00:00:00</dc:date>
              <text:p text:style-name="P1"><text:span text:style-name="T1">Về quê</text:span></text:p>
            </office:annotation>
            <text:p>1</text:p>
          </table:table-cell>
          <table:table-cell table:style-name="ce101" table:number-columns-repeated="2"/>
          <table:table-cell table:style-name="ce101" office:value-type="float" office:value="1">
            <office:annotation draw:style-name="gr7" draw:text-style-name="P1" svg:width="1.1413in" svg:height="0.2634in" svg:x="4.0157in" svg:y="6.2866in" draw:caption-point-x="-0.2402in" draw:caption-point-y="0.5996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4.472in" svg:y="6.2866in" draw:caption-point-x="-0.2402in" draw:caption-point-y="0.5996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4.9287in" svg:y="6.2866in" draw:caption-point-x="-0.2402in" draw:caption-point-y="0.5996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table:number-columns-repeated="18"/>
          <table:table-cell table:style-name="ce41" table:number-columns-repeated="952"/>
        </table:table-row>
        <table:table-row table:style-name="ro10">
          <table:table-cell table:style-name="ce40" office:value-type="float" office:value="27">
            <text:p>27</text:p>
          </table:table-cell>
          <table:table-cell table:style-name="ce42" office:value-type="string">
            <text:p>TienND</text:p>
          </table:table-cell>
          <table:table-cell table:style-name="ce97" table:formula="of:=SUM([.D30:.AG30])" office:value-type="float" office:value="2.5">
            <text:p>2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7" draw:text-style-name="P1" svg:width="1.1413in" svg:height="0.2634in" svg:x="4.9287in" svg:y="6.535in" draw:caption-point-x="-0.2402in" draw:caption-point-y="0.5988in">
              <dc:date>2016-04-05T00:00:00</dc:date>
              <text:p text:style-name="P1"><text:span text:style-name="T1">Đi du lịch</text:span></text:p>
            </office:annotation>
            <text:p>0.5</text:p>
          </table:table-cell>
          <table:table-cell table:style-name="ce101" office:value-type="float" office:value="1">
            <office:annotation draw:style-name="gr7" draw:text-style-name="P1" svg:width="1.1413in" svg:height="0.2634in" svg:x="5.3854in" svg:y="6.5346in" draw:caption-point-x="-0.2402in" draw:caption-point-y="0.5992in">
              <dc:date>2016-04-05T00:00:00</dc:date>
              <text:p text:style-name="P1"><text:span text:style-name="T1">Đi du lịch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5.8421in" svg:y="6.5346in" draw:caption-point-x="-0.2402in" draw:caption-point-y="0.5992in">
              <dc:date>2016-04-05T00:00:00</dc:date>
              <text:p text:style-name="P1"><text:span text:style-name="T1">Đi du lịch</text:span></text:p>
            </office:annotation>
            <text:p>1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table:number-columns-repeated="18"/>
          <table:table-cell table:style-name="ce41" table:number-columns-repeated="952"/>
        </table:table-row>
        <table:table-row table:style-name="ro10">
          <table:table-cell table:style-name="ce40" office:value-type="float" office:value="28">
            <text:p>28</text:p>
          </table:table-cell>
          <table:table-cell table:style-name="ce42" office:value-type="string">
            <text:p>ThachBK</text:p>
          </table:table-cell>
          <table:table-cell table:style-name="ce97" table:formula="of:=SUM([.D31:.AG31])" office:value-type="float" office:value="1">
            <text:p>1</text:p>
          </table:table-cell>
          <table:table-cell table:style-name="ce101" office:value-type="float" office:value="1">
            <office:annotation draw:style-name="gr4" draw:text-style-name="P1" svg:width="1.1413in" svg:height="0.3902in" svg:x="2.6457in" svg:y="6.7752in" draw:caption-point-x="-0.2402in" draw:caption-point-y="0.6063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table:number-columns-repeated="18"/>
          <table:table-cell table:style-name="ce41" table:number-columns-repeated="952"/>
        </table:table-row>
        <table:table-row table:style-name="ro10">
          <table:table-cell table:style-name="ce40" office:value-type="float" office:value="29">
            <text:p>29</text:p>
          </table:table-cell>
          <table:table-cell table:style-name="ce42" office:value-type="string">
            <text:p>ThaoDTH</text:p>
          </table:table-cell>
          <table:table-cell table:style-name="ce97" table:formula="of:=SUM([.D32:.AG32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7.0335in" draw:caption-point-x="-0.2402in" draw:caption-point-y="0.5957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101" table:number-columns-repeated="18"/>
          <table:table-cell table:style-name="ce41" table:number-columns-repeated="952"/>
        </table:table-row>
        <table:table-row table:style-name="ro10">
          <table:table-cell table:style-name="ce40" office:value-type="float" office:value="30">
            <text:p>30</text:p>
          </table:table-cell>
          <table:table-cell table:style-name="ce42" office:value-type="string">
            <text:p>ThamDT</text:p>
          </table:table-cell>
          <table:table-cell table:style-name="ce97" table:formula="of:=SUM([.D33:.AG33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4.472in" svg:y="7.278in" draw:caption-point-x="-0.2402in" draw:caption-point-y="0.5992in">
              <dc:date>2016-04-05T00:00:00</dc:date>
              <text:p text:style-name="P1"><text:span text:style-name="T1">Đi trễ 45”, ra bank có xíu việc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table:number-columns-repeated="18"/>
          <table:table-cell table:style-name="ce41" table:number-columns-repeated="952"/>
        </table:table-row>
        <table:table-row table:style-name="ro10">
          <table:table-cell table:style-name="ce40" office:value-type="float" office:value="31">
            <text:p>31</text:p>
          </table:table-cell>
          <table:table-cell table:style-name="ce42" office:value-type="string">
            <text:p>ThinhT</text:p>
          </table:table-cell>
          <table:table-cell table:style-name="ce97" table:formula="of:=SUM([.D34:.AG34])" office:value-type="float" office:value="1.5">
            <text:p>1.5</text:p>
          </table:table-cell>
          <table:table-cell table:style-name="ce101" office:value-type="float" office:value="1">
            <office:annotation draw:style-name="gr7" draw:text-style-name="P1" svg:width="1.1413in" svg:height="0.2634in" svg:x="2.6457in" svg:y="7.5244in" draw:caption-point-x="-0.2402in" draw:caption-point-y="0.6004in">
              <dc:date>2016-04-01T00:00:00</dc:date>
              <text:p text:style-name="P1"><text:span text:style-name="T1">Đi khám bệnh</text:span></text:p>
            </office:annotation>
            <text:p>1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5.8421in" svg:y="7.5283in" draw:caption-point-x="-0.2402in" draw:caption-point-y="0.5965in">
              <dc:date>2016-04-08T00:00:00</dc:date>
              <text:p text:style-name="P1"><text:span text:style-name="T1">Bận việc nhà, nghỉ buổi chiều</text:span></text:p>
            </office:annotation>
            <text:p>0.5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table:number-columns-repeated="18"/>
          <table:table-cell table:style-name="ce41" table:number-columns-repeated="952"/>
        </table:table-row>
        <table:table-row table:style-name="ro10">
          <table:table-cell table:style-name="ce40" office:value-type="float" office:value="32">
            <text:p>32</text:p>
          </table:table-cell>
          <table:table-cell table:style-name="ce42" office:value-type="string">
            <text:p>ThongDN</text:p>
          </table:table-cell>
          <table:table-cell table:style-name="ce97" table:formula="of:=SUM([.D35:.AG35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7.7724in" draw:caption-point-x="-0.2402in" draw:caption-point-y="0.6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7.7988in" svg:y="7.7768in" draw:caption-point-x="-0.2402in" draw:caption-point-y="0.5957in">
              <dc:date>2016-04-12T00:00:00</dc:date>
              <text:p text:style-name="P1"><text:span text:style-name="T1">Bị đau bụng</text:span></text:p>
            </office:annotation>
            <text:p>1</text:p>
          </table:table-cell>
          <table:table-cell table:style-name="ce101" table:number-columns-repeated="18"/>
          <table:table-cell table:style-name="ce41" table:number-columns-repeated="952"/>
        </table:table-row>
        <table:table-row table:style-name="ro10">
          <table:table-cell table:style-name="ce40" office:value-type="float" office:value="33">
            <text:p>33</text:p>
          </table:table-cell>
          <table:table-cell table:style-name="ce42" office:value-type="string">
            <text:p>ThuyLTT</text:p>
          </table:table-cell>
          <table:table-cell table:style-name="ce97" table:formula="of:=SUM([.D36:.AG36])" office:value-type="float" office:value="0.5">
            <text:p>0.5</text:p>
          </table:table-cell>
          <table:table-cell table:style-name="ce101" office:value-type="float" office:value="0.5">
            <office:annotation draw:style-name="gr7" draw:text-style-name="P1" svg:width="1.1413in" svg:height="0.2634in" svg:x="2.6457in" svg:y="8.0197in" draw:caption-point-x="-0.2402in" draw:caption-point-y="0.6004in">
              <dc:date>2016-04-01T00:00:00</dc:date>
              <text:p text:style-name="P1"><text:span text:style-name="T1">Bị chóng mặt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table:number-columns-repeated="18"/>
          <table:table-cell table:style-name="ce41" table:number-columns-repeated="952"/>
        </table:table-row>
        <table:table-row table:style-name="ro10">
          <table:table-cell table:style-name="ce40" office:value-type="float" office:value="34">
            <text:p>34</text:p>
          </table:table-cell>
          <table:table-cell table:style-name="ce42" office:value-type="string">
            <text:p>ToiDB</text:p>
          </table:table-cell>
          <table:table-cell table:style-name="ce97" table:formula="of:=SUM([.D37:.AG37])" office:value-type="float" office:value="1.5">
            <text:p>1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7" draw:text-style-name="P1" svg:width="1.1413in" svg:height="0.2634in" svg:x="4.0157in" svg:y="8.2677in" draw:caption-point-x="-0.2402in" draw:caption-point-y="0.6in">
              <dc:date>2016-04-04T00:00:00</dc:date>
              <text:p text:style-name="P1"><text:span text:style-name="T1">Nghỉ buôi sáng</text:span></text:p>
            </office:annotation>
            <text:p>0.5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1">
            <office:annotation draw:style-name="gr7" draw:text-style-name="P1" svg:width="1.1413in" svg:height="0.2634in" svg:x="9.2661in" svg:y="8.2724in" draw:caption-point-x="-0.2402in" draw:caption-point-y="0.5953in">
              <dc:date>2016-04-12T00:00:00</dc:date>
              <text:p text:style-name="P1"><text:span text:style-name="T1">Đi khám bệnh</text:span></text:p>
            </office:annotation>
            <text:p>1</text:p>
          </table:table-cell>
          <table:table-cell table:style-name="ce101" table:number-columns-repeated="15"/>
          <table:table-cell table:style-name="ce41" table:number-columns-repeated="952"/>
        </table:table-row>
        <table:table-row table:style-name="ro10">
          <table:table-cell table:style-name="ce40" office:value-type="float" office:value="35">
            <text:p>35</text:p>
          </table:table-cell>
          <table:table-cell table:style-name="ce42" office:value-type="string">
            <text:p>TruyenLVC</text:p>
          </table:table-cell>
          <table:table-cell table:style-name="ce97" table:formula="of:=SUM([.D38:.AG38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4.472in" svg:y="8.5157in" draw:caption-point-x="-0.2402in" draw:caption-point-y="0.5996in">
              <dc:date>2016-04-05T00:00:00</dc:date>
              <text:p text:style-name="P1"><text:span text:style-name="T1">Bị cảm</text:span></text:p>
            </office:annotation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8.5197in" draw:caption-point-x="-0.2402in" draw:caption-point-y="0.5957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101" table:number-columns-repeated="18"/>
          <table:table-cell table:style-name="ce41" table:number-columns-repeated="952"/>
        </table:table-row>
        <table:table-row table:style-name="ro10">
          <table:table-cell table:style-name="ce40" office:value-type="float" office:value="36">
            <text:p>36</text:p>
          </table:table-cell>
          <table:table-cell table:style-name="ce42" office:value-type="string">
            <text:p>TuanND</text:p>
          </table:table-cell>
          <table:table-cell table:style-name="ce97" table:formula="of:=SUM([.D39:.AG39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4.9287in" svg:y="8.7646in" draw:caption-point-x="-0.2402in" draw:caption-point-y="0.5984in">
              <dc:date>2016-04-07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5.3854in" svg:y="8.7646in" draw:caption-point-x="-0.2402in" draw:caption-point-y="0.5984in">
              <dc:date>2016-04-07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table:number-columns-repeated="18"/>
          <table:table-cell table:style-name="ce41" table:number-columns-repeated="952"/>
        </table:table-row>
        <table:table-row table:style-name="ro10">
          <table:table-cell table:style-name="ce40" office:value-type="float" office:value="37">
            <text:p>37</text:p>
          </table:table-cell>
          <table:table-cell table:style-name="ce42" office:value-type="string">
            <text:p>VietBA</text:p>
          </table:table-cell>
          <table:table-cell table:style-name="ce97" table:formula="of:=SUM([.D40:.AG40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table:number-columns-repeated="18"/>
          <table:table-cell table:style-name="ce41" table:number-columns-repeated="952"/>
        </table:table-row>
        <table:table-row table:style-name="ro10">
          <table:table-cell table:style-name="ce40" office:value-type="float" office:value="38">
            <text:p>38</text:p>
          </table:table-cell>
          <table:table-cell table:style-name="ce42" office:value-type="string">
            <text:p>VinhP</text:p>
          </table:table-cell>
          <table:table-cell table:style-name="ce97" table:formula="of:=SUM([.D41:.AG41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table:number-columns-repeated="18"/>
          <table:table-cell table:style-name="ce41" table:number-columns-repeated="952"/>
        </table:table-row>
        <table:table-row table:style-name="ro10">
          <table:table-cell table:style-name="ce40" office:value-type="float" office:value="39">
            <text:p>39</text:p>
          </table:table-cell>
          <table:table-cell table:style-name="ce42" office:value-type="string">
            <text:p>VuNA</text:p>
          </table:table-cell>
          <table:table-cell table:style-name="ce97" table:formula="of:=SUM([.D42:.AG42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table:number-columns-repeated="18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02" table:number-columns-repeated="4"/>
          <table:table-cell table:style-name="ce104"/>
          <table:table-cell table:style-name="ce102" table:number-columns-repeated="25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02" table:number-columns-repeated="4"/>
          <table:table-cell table:style-name="ce105" table:number-columns-repeated="7"/>
          <table:table-cell table:style-name="ce102" table:number-columns-repeated="19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 table:number-rows-repeated="983129">
          <table:table-cell table:number-columns-repeated="985"/>
        </table:table-row>
        <table:table-row table:style-name="ro2">
          <table:table-cell table:number-columns-repeated="985"/>
        </table:table-row>
      </table:table>
      <table:database-ranges>
        <table:database-range table:name="__Anonymous_Sheet_DB__1" table:target-range-address="Tong_Hop_Ngay_Nghi_2016.A7:Tong_Hop_Ngay_Nghi_2016.M4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4/12/2016</text:date>, <text:time>15:0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6-04-12">04/12/2016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788</meta:editing-cycles>
    <meta:editing-duration>P17DT23H47M34S</meta:editing-duration>
    <meta:generator>OpenOffice/4.1.2$Win32 OpenOffice.org_project/412m3$Build-9782</meta:generator>
    <dc:date>2016-04-12T15:05:51.98</dc:date>
    <meta:document-statistic meta:table-count="7" meta:cell-count="3694" meta:object-count="0"/>
    <meta:user-defined meta:name="Info 1"/>
    <meta:user-defined meta:name="Info 2"/>
    <meta:user-defined meta:name="Info 3"/>
    <meta:user-defined meta:name="Info 4"/>
  </office:meta>
</office:document-meta>
</file>